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024462" calcext:value-type="float">
            <text:p>0.0244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&quot;/gps/hist/point &quot;&amp;[.I1]&amp;&quot; &quot;&amp;[.J1]" office:value-type="string" office:string-value="/gps/hist/point 0 0" calcext:value-type="string">
            <text:p>/gps/hist/point 0 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4.6017" calcext:value-type="float">
            <text:p>4.6017</text:p>
          </table:table-cell>
          <table:table-cell office:value-type="float" office:value="0.56533" calcext:value-type="float">
            <text:p>0.56533</text:p>
          </table:table-cell>
          <table:table-cell office:value-type="float" office:value="0.030069" calcext:value-type="float">
            <text:p>0.030069</text:p>
          </table:table-cell>
          <table:table-cell office:value-type="float" office:value="0.000054482" calcext:value-type="float">
            <text:p>0.000054482</text:p>
          </table:table-cell>
          <table:table-cell table:number-columns-repeated="2"/>
          <table:table-cell office:value-type="float" office:value="0.00000000001" calcext:value-type="float">
            <text:p>1E-11</text:p>
          </table:table-cell>
          <table:table-cell office:value-type="float" office:value="0.000000279974" calcext:value-type="float">
            <text:p>0.00000028</text:p>
          </table:table-cell>
          <table:table-cell table:formula="of:=&quot;/gps/hist/point &quot;&amp;[.I2]&amp;&quot; &quot;&amp;[.J2]" office:value-type="string" office:string-value="/gps/hist/point 0.00000000001 0.000000279974" calcext:value-type="string">
            <text:p>/gps/hist/point 0.00000000001 0.00000027997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1.4086" calcext:value-type="float">
            <text:p>1.4086</text:p>
          </table:table-cell>
          <table:table-cell office:value-type="float" office:value="0.66772" calcext:value-type="float">
            <text:p>0.66772</text:p>
          </table:table-cell>
          <table:table-cell office:value-type="float" office:value="0.038426" calcext:value-type="float">
            <text:p>0.038426</text:p>
          </table:table-cell>
          <table:table-cell office:value-type="float" office:value="0.00092548" calcext:value-type="float">
            <text:p>0.00092548</text:p>
          </table:table-cell>
          <table:table-cell table:number-columns-repeated="2"/>
          <table:table-cell office:value-type="float" office:value="0.00000000002" calcext:value-type="float">
            <text:p>2E-11</text:p>
          </table:table-cell>
          <table:table-cell office:value-type="float" office:value="0.00000039593" calcext:value-type="float">
            <text:p>3.9593E-07</text:p>
          </table:table-cell>
          <table:table-cell table:formula="of:=&quot;/gps/hist/point &quot;&amp;[.I3]&amp;&quot; &quot;&amp;[.J3]" office:value-type="string" office:string-value="/gps/hist/point 0.00000000002 0.00000039593" calcext:value-type="string">
            <text:p>/gps/hist/point 0.00000000002 0.0000003959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.72976" calcext:value-type="float">
            <text:p>0.72976</text:p>
          </table:table-cell>
          <table:table-cell office:value-type="float" office:value="0.047312" calcext:value-type="float">
            <text:p>0.047312</text:p>
          </table:table-cell>
          <table:table-cell office:value-type="float" office:value="0.0032013" calcext:value-type="float">
            <text:p>0.0032013</text:p>
          </table:table-cell>
          <table:table-cell table:number-columns-repeated="2"/>
          <table:table-cell office:value-type="float" office:value="0.00000000005" calcext:value-type="float">
            <text:p>5E-11</text:p>
          </table:table-cell>
          <table:table-cell office:value-type="float" office:value="0.000000626052" calcext:value-type="float">
            <text:p>6.26052E-07</text:p>
          </table:table-cell>
          <table:table-cell table:formula="of:=&quot;/gps/hist/point &quot;&amp;[.I4]&amp;&quot; &quot;&amp;[.J4]" office:value-type="string" office:string-value="/gps/hist/point 0.00000000005 0.000000626052" calcext:value-type="string">
            <text:p>/gps/hist/point 0.00000000005 0.00000062605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0.7897" calcext:value-type="float">
            <text:p>0.7897</text:p>
          </table:table-cell>
          <table:table-cell office:value-type="float" office:value="0.76532" calcext:value-type="float">
            <text:p>0.76532</text:p>
          </table:table-cell>
          <table:table-cell office:value-type="float" office:value="0.056517" calcext:value-type="float">
            <text:p>0.056517</text:p>
          </table:table-cell>
          <table:table-cell office:value-type="float" office:value="0.0066996" calcext:value-type="float">
            <text:p>0.0066996</text:p>
          </table:table-cell>
          <table:table-cell table:number-columns-repeated="2"/>
          <table:table-cell office:value-type="float" office:value="0.0000000001" calcext:value-type="float">
            <text:p>1E-10</text:p>
          </table:table-cell>
          <table:table-cell office:value-type="float" office:value="0.000000885506" calcext:value-type="float">
            <text:p>8.85506E-07</text:p>
          </table:table-cell>
          <table:table-cell table:formula="of:=&quot;/gps/hist/point &quot;&amp;[.I5]&amp;&quot; &quot;&amp;[.J5]" office:value-type="string" office:string-value="/gps/hist/point 0.0000000001 0.000000885506" calcext:value-type="string">
            <text:p>/gps/hist/point 0.0000000001 0.00000088550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office:value-type="float" office:value="0.65552" calcext:value-type="float">
            <text:p>0.65552</text:p>
          </table:table-cell>
          <table:table-cell office:value-type="float" office:value="0.78541" calcext:value-type="float">
            <text:p>0.78541</text:p>
          </table:table-cell>
          <table:table-cell office:value-type="float" office:value="0.06591" calcext:value-type="float">
            <text:p>0.06591</text:p>
          </table:table-cell>
          <table:table-cell office:value-type="float" office:value="0.01125" calcext:value-type="float">
            <text:p>0.01125</text:p>
          </table:table-cell>
          <table:table-cell table:number-columns-repeated="2"/>
          <table:table-cell office:value-type="float" office:value="0.0000000002" calcext:value-type="float">
            <text:p>2E-10</text:p>
          </table:table-cell>
          <table:table-cell office:value-type="float" office:value="0.00000125224" calcext:value-type="float">
            <text:p>1.25224E-06</text:p>
          </table:table-cell>
          <table:table-cell table:formula="of:=&quot;/gps/hist/point &quot;&amp;[.I6]&amp;&quot; &quot;&amp;[.J6]" office:value-type="string" office:string-value="/gps/hist/point 0.0000000002 0.00000125224" calcext:value-type="string">
            <text:p>/gps/hist/point 0.0000000002 0.0000012522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56226" calcext:value-type="float">
            <text:p>0.56226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075389" calcext:value-type="float">
            <text:p>0.075389</text:p>
          </table:table-cell>
          <table:table-cell office:value-type="float" office:value="0.016696" calcext:value-type="float">
            <text:p>0.016696</text:p>
          </table:table-cell>
          <table:table-cell table:number-columns-repeated="2"/>
          <table:table-cell office:value-type="float" office:value="0.0000000005" calcext:value-type="float">
            <text:p>5E-10</text:p>
          </table:table-cell>
          <table:table-cell office:value-type="float" office:value="0.00000198034" calcext:value-type="float">
            <text:p>1.98034E-06</text:p>
          </table:table-cell>
          <table:table-cell table:formula="of:=&quot;/gps/hist/point &quot;&amp;[.I7]&amp;&quot; &quot;&amp;[.J7]" office:value-type="string" office:string-value="/gps/hist/point 0.0000000005 0.00000198034" calcext:value-type="string">
            <text:p>/gps/hist/point 0.0000000005 0.0000019803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75" calcext:value-type="float">
            <text:p>0.75</text:p>
          </table:table-cell>
          <table:table-cell office:value-type="float" office:value="0.49382" calcext:value-type="float">
            <text:p>0.49382</text:p>
          </table:table-cell>
          <table:table-cell office:value-type="float" office:value="0.79705" calcext:value-type="float">
            <text:p>0.79705</text:p>
          </table:table-cell>
          <table:table-cell office:value-type="float" office:value="0.084868" calcext:value-type="float">
            <text:p>0.084868</text:p>
          </table:table-cell>
          <table:table-cell office:value-type="float" office:value="0.022865" calcext:value-type="float">
            <text:p>0.022865</text:p>
          </table:table-cell>
          <table:table-cell table:number-columns-repeated="2"/>
          <table:table-cell office:value-type="float" office:value="0.000000001" calcext:value-type="float">
            <text:p>0.000000001</text:p>
          </table:table-cell>
          <table:table-cell office:value-type="float" office:value="0.00000279974" calcext:value-type="float">
            <text:p>2.79974E-06</text:p>
          </table:table-cell>
          <table:table-cell table:formula="of:=&quot;/gps/hist/point &quot;&amp;[.I8]&amp;&quot; &quot;&amp;[.J8]" office:value-type="string" office:string-value="/gps/hist/point 0.000000001 0.00000279974" calcext:value-type="string">
            <text:p>/gps/hist/point 0.000000001 0.0000027997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43858" calcext:value-type="float">
            <text:p>0.43858</text:p>
          </table:table-cell>
          <table:table-cell office:value-type="float" office:value="0.79209" calcext:value-type="float">
            <text:p>0.79209</text:p>
          </table:table-cell>
          <table:table-cell office:value-type="float" office:value="0.094272" calcext:value-type="float">
            <text:p>0.094272</text:p>
          </table:table-cell>
          <table:table-cell office:value-type="float" office:value="0.029716" calcext:value-type="float">
            <text:p>0.029716</text:p>
          </table:table-cell>
          <table:table-cell table:number-columns-repeated="2"/>
          <table:table-cell office:value-type="float" office:value="0.000000002" calcext:value-type="float">
            <text:p>0.000000002</text:p>
          </table:table-cell>
          <table:table-cell office:value-type="float" office:value="0.0000039593" calcext:value-type="float">
            <text:p>3.9593E-06</text:p>
          </table:table-cell>
          <table:table-cell table:formula="of:=&quot;/gps/hist/point &quot;&amp;[.I9]&amp;&quot; &quot;&amp;[.J9]" office:value-type="string" office:string-value="/gps/hist/point 0.000000002 0.0000039593" calcext:value-type="string">
            <text:p>/gps/hist/point 0.000000002 0.000003959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5" calcext:value-type="float">
            <text:p>0.95</text:p>
          </table:table-cell>
          <table:table-cell office:value-type="float" office:value="0.39123" calcext:value-type="float">
            <text:p>0.39123</text:p>
          </table:table-cell>
          <table:table-cell office:value-type="float" office:value="0.78138" calcext:value-type="float">
            <text:p>0.78138</text:p>
          </table:table-cell>
          <table:table-cell office:value-type="float" office:value="0.10354" calcext:value-type="float">
            <text:p>0.10354</text:p>
          </table:table-cell>
          <table:table-cell office:value-type="float" office:value="0.037045" calcext:value-type="float">
            <text:p>0.037045</text:p>
          </table:table-cell>
          <table:table-cell table:number-columns-repeated="2"/>
          <table:table-cell office:value-type="float" office:value="0.000000005" calcext:value-type="float">
            <text:p>0.000000005</text:p>
          </table:table-cell>
          <table:table-cell office:value-type="float" office:value="0.00000626052" calcext:value-type="float">
            <text:p>6.26052E-06</text:p>
          </table:table-cell>
          <table:table-cell table:formula="of:=&quot;/gps/hist/point &quot;&amp;[.I10]&amp;&quot; &quot;&amp;[.J10]" office:value-type="string" office:string-value="/gps/hist/point 0.000000005 0.00000626052" calcext:value-type="string">
            <text:p>/gps/hist/point 0.000000005 0.0000062605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05" calcext:value-type="float">
            <text:p>1.05</text:p>
          </table:table-cell>
          <table:table-cell office:value-type="float" office:value="0.34937" calcext:value-type="float">
            <text:p>0.34937</text:p>
          </table:table-cell>
          <table:table-cell office:value-type="float" office:value="0.76437" calcext:value-type="float">
            <text:p>0.76437</text:p>
          </table:table-cell>
          <table:table-cell office:value-type="float" office:value="0.11261" calcext:value-type="float">
            <text:p>0.11261</text:p>
          </table:table-cell>
          <table:table-cell office:value-type="float" office:value="0.044792" calcext:value-type="float">
            <text:p>0.044792</text:p>
          </table:table-cell>
          <table:table-cell table:number-columns-repeated="2"/>
          <table:table-cell office:value-type="float" office:value="0.00000001" calcext:value-type="float">
            <text:p>0.00000001</text:p>
          </table:table-cell>
          <table:table-cell office:value-type="float" office:value="0.00000885506" calcext:value-type="float">
            <text:p>8.85506E-06</text:p>
          </table:table-cell>
          <table:table-cell table:formula="of:=&quot;/gps/hist/point &quot;&amp;[.I11]&amp;&quot; &quot;&amp;[.J11]" office:value-type="string" office:string-value="/gps/hist/point 0.00000001 0.00000885506" calcext:value-type="string">
            <text:p>/gps/hist/point 0.00000001 0.0000088550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15" calcext:value-type="float">
            <text:p>1.15</text:p>
          </table:table-cell>
          <table:table-cell office:value-type="float" office:value="0.31177" calcext:value-type="float">
            <text:p>0.31177</text:p>
          </table:table-cell>
          <table:table-cell office:value-type="float" office:value="0.73984" calcext:value-type="float">
            <text:p>0.73984</text:p>
          </table:table-cell>
          <table:table-cell office:value-type="float" office:value="0.12145" calcext:value-type="float">
            <text:p>0.12145</text:p>
          </table:table-cell>
          <table:table-cell office:value-type="float" office:value="0.052839" calcext:value-type="float">
            <text:p>0.052839</text:p>
          </table:table-cell>
          <table:table-cell table:number-columns-repeated="2"/>
          <table:table-cell office:value-type="float" office:value="0.00000002" calcext:value-type="float">
            <text:p>0.00000002</text:p>
          </table:table-cell>
          <table:table-cell office:value-type="float" office:value="0.0000125224" calcext:value-type="float">
            <text:p>1.25224E-05</text:p>
          </table:table-cell>
          <table:table-cell table:formula="of:=&quot;/gps/hist/point &quot;&amp;[.I12]&amp;&quot; &quot;&amp;[.J12]" office:value-type="string" office:string-value="/gps/hist/point 0.00000002 0.0000125224" calcext:value-type="string">
            <text:p>/gps/hist/point 0.00000002 0.0000125224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.25" calcext:value-type="float">
            <text:p>1.25</text:p>
          </table:table-cell>
          <table:table-cell office:value-type="float" office:value="0.27775" calcext:value-type="float">
            <text:p>0.27775</text:p>
          </table:table-cell>
          <table:table-cell office:value-type="float" office:value="0.70906" calcext:value-type="float">
            <text:p>0.70906</text:p>
          </table:table-cell>
          <table:table-cell office:value-type="float" office:value="0.13" calcext:value-type="float">
            <text:p>0.13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  <table:table-cell office:value-type="float" office:value="0.00000005" calcext:value-type="float">
            <text:p>0.00000005</text:p>
          </table:table-cell>
          <table:table-cell office:value-type="float" office:value="0.0000198034" calcext:value-type="float">
            <text:p>1.98034E-05</text:p>
          </table:table-cell>
          <table:table-cell table:formula="of:=&quot;/gps/hist/point &quot;&amp;[.I13]&amp;&quot; &quot;&amp;[.J13]" office:value-type="string" office:string-value="/gps/hist/point 0.00000005 0.0000198034" calcext:value-type="string">
            <text:p>/gps/hist/point 0.00000005 0.000019803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35" calcext:value-type="float">
            <text:p>1.35</text:p>
          </table:table-cell>
          <table:table-cell office:value-type="float" office:value="0.24698" calcext:value-type="float">
            <text:p>0.24698</text:p>
          </table:table-cell>
          <table:table-cell office:value-type="float" office:value="0.67357" calcext:value-type="float">
            <text:p>0.67357</text:p>
          </table:table-cell>
          <table:table-cell office:value-type="float" office:value="0.13823" calcext:value-type="float">
            <text:p>0.13823</text:p>
          </table:table-cell>
          <table:table-cell office:value-type="float" office:value="0.069509" calcext:value-type="float">
            <text:p>0.069509</text:p>
          </table:table-cell>
          <table:table-cell table:number-columns-repeated="2"/>
          <table:table-cell office:value-type="float" office:value="0.0000001" calcext:value-type="float">
            <text:p>0.0000001</text:p>
          </table:table-cell>
          <table:table-cell office:value-type="float" office:value="0.0000279974" calcext:value-type="float">
            <text:p>2.79974E-05</text:p>
          </table:table-cell>
          <table:table-cell table:formula="of:=&quot;/gps/hist/point &quot;&amp;[.I14]&amp;&quot; &quot;&amp;[.J14]" office:value-type="string" office:string-value="/gps/hist/point 0.0000001 0.0000279974" calcext:value-type="string">
            <text:p>/gps/hist/point 0.0000001 0.000027997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.45" calcext:value-type="float">
            <text:p>1.45</text:p>
          </table:table-cell>
          <table:table-cell office:value-type="float" office:value="0.21936" calcext:value-type="float">
            <text:p>0.21936</text:p>
          </table:table-cell>
          <table:table-cell office:value-type="float" office:value="0.63478" calcext:value-type="float">
            <text:p>0.63478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078028" calcext:value-type="float">
            <text:p>0.078028</text:p>
          </table:table-cell>
          <table:table-cell table:number-columns-repeated="2"/>
          <table:table-cell office:value-type="float" office:value="0.0000002" calcext:value-type="float">
            <text:p>0.0000002</text:p>
          </table:table-cell>
          <table:table-cell office:value-type="float" office:value="0.000039593" calcext:value-type="float">
            <text:p>0.000039593</text:p>
          </table:table-cell>
          <table:table-cell table:formula="of:=&quot;/gps/hist/point &quot;&amp;[.I15]&amp;&quot; &quot;&amp;[.J15]" office:value-type="string" office:string-value="/gps/hist/point 0.0000002 0.000039593" calcext:value-type="string">
            <text:p>/gps/hist/point 0.0000002 0.000039593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55" calcext:value-type="float">
            <text:p>1.55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59069" calcext:value-type="float">
            <text:p>0.59069</text:p>
          </table:table-cell>
          <table:table-cell office:value-type="float" office:value="0.15359" calcext:value-type="float">
            <text:p>0.15359</text:p>
          </table:table-cell>
          <table:table-cell office:value-type="float" office:value="0.08655" calcext:value-type="float">
            <text:p>0.08655</text:p>
          </table:table-cell>
          <table:table-cell table:number-columns-repeated="2"/>
          <table:table-cell office:value-type="float" office:value="0.0000005" calcext:value-type="float">
            <text:p>0.0000005</text:p>
          </table:table-cell>
          <table:table-cell office:value-type="float" office:value="0.0000626052" calcext:value-type="float">
            <text:p>6.26052E-05</text:p>
          </table:table-cell>
          <table:table-cell table:formula="of:=&quot;/gps/hist/point &quot;&amp;[.I16]&amp;&quot; &quot;&amp;[.J16]" office:value-type="string" office:string-value="/gps/hist/point 0.0000005 0.0000626052" calcext:value-type="string">
            <text:p>/gps/hist/point 0.0000005 0.0000626052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.65" calcext:value-type="float">
            <text:p>1.65</text:p>
          </table:table-cell>
          <table:table-cell office:value-type="float" office:value="0.17374" calcext:value-type="float">
            <text:p>0.17374</text:p>
          </table:table-cell>
          <table:table-cell office:value-type="float" office:value="0.54402" calcext:value-type="float">
            <text:p>0.54402</text:p>
          </table:table-cell>
          <table:table-cell office:value-type="float" office:value="0.16066" calcext:value-type="float">
            <text:p>0.16066</text:p>
          </table:table-cell>
          <table:table-cell office:value-type="float" office:value="0.095023" calcext:value-type="float">
            <text:p>0.095023</text:p>
          </table:table-cell>
          <table:table-cell table:number-columns-repeated="2"/>
          <table:table-cell office:value-type="float" office:value="0.000001" calcext:value-type="float">
            <text:p>0.000001</text:p>
          </table:table-cell>
          <table:table-cell office:value-type="float" office:value="0.0000885506" calcext:value-type="float">
            <text:p>8.85506E-05</text:p>
          </table:table-cell>
          <table:table-cell table:formula="of:=&quot;/gps/hist/point &quot;&amp;[.I17]&amp;&quot; &quot;&amp;[.J17]" office:value-type="string" office:string-value="/gps/hist/point 0.000001 0.0000885506" calcext:value-type="string">
            <text:p>/gps/hist/point 0.000001 0.0000885506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75" calcext:value-type="float">
            <text:p>1.75</text:p>
          </table:table-cell>
          <table:table-cell office:value-type="float" office:value="0.15582" calcext:value-type="float">
            <text:p>0.15582</text:p>
          </table:table-cell>
          <table:table-cell office:value-type="float" office:value="0.49745" calcext:value-type="float">
            <text:p>0.49745</text:p>
          </table:table-cell>
          <table:table-cell office:value-type="float" office:value="0.1673" calcext:value-type="float">
            <text:p>0.1673</text:p>
          </table:table-cell>
          <table:table-cell office:value-type="float" office:value="0.10331" calcext:value-type="float">
            <text:p>0.10331</text:p>
          </table:table-cell>
          <table:table-cell table:number-columns-repeated="2"/>
          <table:table-cell office:value-type="float" office:value="0.000002" calcext:value-type="float">
            <text:p>0.000002</text:p>
          </table:table-cell>
          <table:table-cell office:value-type="float" office:value="0.000125224" calcext:value-type="float">
            <text:p>0.000125224</text:p>
          </table:table-cell>
          <table:table-cell table:formula="of:=&quot;/gps/hist/point &quot;&amp;[.I18]&amp;&quot; &quot;&amp;[.J18]" office:value-type="string" office:string-value="/gps/hist/point 0.000002 0.000125224" calcext:value-type="string">
            <text:p>/gps/hist/point 0.000002 0.00012522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85" calcext:value-type="float">
            <text:p>1.85</text:p>
          </table:table-cell>
          <table:table-cell office:value-type="float" office:value="0.14119" calcext:value-type="float">
            <text:p>0.14119</text:p>
          </table:table-cell>
          <table:table-cell office:value-type="float" office:value="0.45179" calcext:value-type="float">
            <text:p>0.45179</text:p>
          </table:table-cell>
          <table:table-cell office:value-type="float" office:value="0.17349" calcext:value-type="float">
            <text:p>0.17349</text:p>
          </table:table-cell>
          <table:table-cell office:value-type="float" office:value="0.11171" calcext:value-type="float">
            <text:p>0.11171</text:p>
          </table:table-cell>
          <table:table-cell table:number-columns-repeated="2"/>
          <table:table-cell office:value-type="float" office:value="0.000005" calcext:value-type="float">
            <text:p>0.000005</text:p>
          </table:table-cell>
          <table:table-cell office:value-type="float" office:value="0.000198034" calcext:value-type="float">
            <text:p>0.000198034</text:p>
          </table:table-cell>
          <table:table-cell table:formula="of:=&quot;/gps/hist/point &quot;&amp;[.I19]&amp;&quot; &quot;&amp;[.J19]" office:value-type="string" office:string-value="/gps/hist/point 0.000005 0.000198034" calcext:value-type="string">
            <text:p>/gps/hist/point 0.000005 0.000198034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.95" calcext:value-type="float">
            <text:p>1.95</text:p>
          </table:table-cell>
          <table:table-cell office:value-type="float" office:value="0.080298" calcext:value-type="float">
            <text:p>0.080298</text:p>
          </table:table-cell>
          <table:table-cell office:value-type="float" office:value="0.40683" calcext:value-type="float">
            <text:p>0.40683</text:p>
          </table:table-cell>
          <table:table-cell office:value-type="float" office:value="0.17922" calcext:value-type="float">
            <text:p>0.17922</text:p>
          </table:table-cell>
          <table:table-cell office:value-type="float" office:value="0.1198" calcext:value-type="float">
            <text:p>0.1198</text:p>
          </table:table-cell>
          <table:table-cell table:number-columns-repeated="2"/>
          <table:table-cell office:value-type="float" office:value="0.00001" calcext:value-type="float">
            <text:p>0.00001</text:p>
          </table:table-cell>
          <table:table-cell office:value-type="float" office:value="0.000279974" calcext:value-type="float">
            <text:p>0.000279974</text:p>
          </table:table-cell>
          <table:table-cell table:formula="of:=&quot;/gps/hist/point &quot;&amp;[.I20]&amp;&quot; &quot;&amp;[.J20]" office:value-type="string" office:string-value="/gps/hist/point 0.00001 0.000279974" calcext:value-type="string">
            <text:p>/gps/hist/point 0.00001 0.000279974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2.05" calcext:value-type="float">
            <text:p>2.05</text:p>
          </table:table-cell>
          <table:table-cell office:value-type="float" office:value="0.074286" calcext:value-type="float">
            <text:p>0.074286</text:p>
          </table:table-cell>
          <table:table-cell office:value-type="float" office:value="0.36444" calcext:value-type="float">
            <text:p>0.36444</text:p>
          </table:table-cell>
          <table:table-cell office:value-type="float" office:value="0.18446" calcext:value-type="float">
            <text:p>0.18446</text:p>
          </table:table-cell>
          <table:table-cell office:value-type="float" office:value="0.12766" calcext:value-type="float">
            <text:p>0.12766</text:p>
          </table:table-cell>
          <table:table-cell table:number-columns-repeated="2"/>
          <table:table-cell office:value-type="float" office:value="0.00002" calcext:value-type="float">
            <text:p>0.00002</text:p>
          </table:table-cell>
          <table:table-cell office:value-type="float" office:value="0.00039593" calcext:value-type="float">
            <text:p>0.00039593</text:p>
          </table:table-cell>
          <table:table-cell table:formula="of:=&quot;/gps/hist/point &quot;&amp;[.I21]&amp;&quot; &quot;&amp;[.J21]" office:value-type="string" office:string-value="/gps/hist/point 0.00002 0.00039593" calcext:value-type="string">
            <text:p>/gps/hist/point 0.00002 0.00039593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.15" calcext:value-type="float">
            <text:p>2.15</text:p>
          </table:table-cell>
          <table:table-cell office:value-type="float" office:value="0.070348" calcext:value-type="float">
            <text:p>0.070348</text:p>
          </table:table-cell>
          <table:table-cell office:value-type="float" office:value="0.32646" calcext:value-type="float">
            <text:p>0.32646</text:p>
          </table:table-cell>
          <table:table-cell office:value-type="float" office:value="0.18921" calcext:value-type="float">
            <text:p>0.18921</text:p>
          </table:table-cell>
          <table:table-cell office:value-type="float" office:value="0.13529" calcext:value-type="float">
            <text:p>0.13529</text:p>
          </table:table-cell>
          <table:table-cell table:number-columns-repeated="2"/>
          <table:table-cell office:value-type="float" office:value="0.00005" calcext:value-type="float">
            <text:p>0.00005</text:p>
          </table:table-cell>
          <table:table-cell office:value-type="float" office:value="0.000626052" calcext:value-type="float">
            <text:p>0.000626052</text:p>
          </table:table-cell>
          <table:table-cell table:formula="of:=&quot;/gps/hist/point &quot;&amp;[.I22]&amp;&quot; &quot;&amp;[.J22]" office:value-type="string" office:string-value="/gps/hist/point 0.00005 0.000626052" calcext:value-type="string">
            <text:p>/gps/hist/point 0.00005 0.000626052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2.25" calcext:value-type="float">
            <text:p>2.25</text:p>
          </table:table-cell>
          <table:table-cell office:value-type="float" office:value="0.067091" calcext:value-type="float">
            <text:p>0.067091</text:p>
          </table:table-cell>
          <table:table-cell office:value-type="float" office:value="0.29184" calcext:value-type="float">
            <text:p>0.29184</text:p>
          </table:table-cell>
          <table:table-cell office:value-type="float" office:value="0.19346" calcext:value-type="float">
            <text:p>0.19346</text:p>
          </table:table-cell>
          <table:table-cell office:value-type="float" office:value="0.14253" calcext:value-type="float">
            <text:p>0.14253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float" office:value="0.000885369" calcext:value-type="float">
            <text:p>0.000885369</text:p>
          </table:table-cell>
          <table:table-cell table:formula="of:=&quot;/gps/hist/point &quot;&amp;[.I23]&amp;&quot; &quot;&amp;[.J23]" office:value-type="string" office:string-value="/gps/hist/point 0.0001 0.000885369" calcext:value-type="string">
            <text:p>/gps/hist/point 0.0001 0.000885369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.35" calcext:value-type="float">
            <text:p>2.35</text:p>
          </table:table-cell>
          <table:table-cell office:value-type="float" office:value="0.062057" calcext:value-type="float">
            <text:p>0.062057</text:p>
          </table:table-cell>
          <table:table-cell office:value-type="float" office:value="0.25921" calcext:value-type="float">
            <text:p>0.25921</text:p>
          </table:table-cell>
          <table:table-cell office:value-type="float" office:value="0.19722" calcext:value-type="float">
            <text:p>0.19722</text:p>
          </table:table-cell>
          <table:table-cell office:value-type="float" office:value="0.1497" calcext:value-type="float">
            <text:p>0.1497</text:p>
          </table:table-cell>
          <table:table-cell table:number-columns-repeated="2"/>
          <table:table-cell office:value-type="float" office:value="0.0002" calcext:value-type="float">
            <text:p>0.0002</text:p>
          </table:table-cell>
          <table:table-cell office:value-type="float" office:value="0.001252103" calcext:value-type="float">
            <text:p>0.001252103</text:p>
          </table:table-cell>
          <table:table-cell table:formula="of:=&quot;/gps/hist/point &quot;&amp;[.I24]&amp;&quot; &quot;&amp;[.J24]" office:value-type="string" office:string-value="/gps/hist/point 0.0002 0.001252103" calcext:value-type="string">
            <text:p>/gps/hist/point 0.0002 0.001252103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45" calcext:value-type="float">
            <text:p>2.45</text:p>
          </table:table-cell>
          <table:table-cell office:value-type="float" office:value="0.055892" calcext:value-type="float">
            <text:p>0.055892</text:p>
          </table:table-cell>
          <table:table-cell office:value-type="float" office:value="0.22989" calcext:value-type="float">
            <text:p>0.22989</text:p>
          </table:table-cell>
          <table:table-cell office:value-type="float" office:value="0.20047" calcext:value-type="float">
            <text:p>0.20047</text:p>
          </table:table-cell>
          <table:table-cell office:value-type="float" office:value="0.15638" calcext:value-type="float">
            <text:p>0.15638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01978962" calcext:value-type="float">
            <text:p>0.001978962</text:p>
          </table:table-cell>
          <table:table-cell table:formula="of:=&quot;/gps/hist/point &quot;&amp;[.I25]&amp;&quot; &quot;&amp;[.J25]" office:value-type="string" office:string-value="/gps/hist/point 0.0005 0.001978962" calcext:value-type="string">
            <text:p>/gps/hist/point 0.0005 0.001978962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.55" calcext:value-type="float">
            <text:p>2.55</text:p>
          </table:table-cell>
          <table:table-cell office:value-type="float" office:value="0.05051" calcext:value-type="float">
            <text:p>0.05051</text:p>
          </table:table-cell>
          <table:table-cell office:value-type="float" office:value="0.20458" calcext:value-type="float">
            <text:p>0.20458</text:p>
          </table:table-cell>
          <table:table-cell office:value-type="float" office:value="0.20323" calcext:value-type="float">
            <text:p>0.20323</text:p>
          </table:table-cell>
          <table:table-cell office:value-type="float" office:value="0.16269" calcext:value-type="float">
            <text:p>0.16269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02798366" calcext:value-type="float">
            <text:p>0.002798366</text:p>
          </table:table-cell>
          <table:table-cell table:formula="of:=&quot;/gps/hist/point &quot;&amp;[.I26]&amp;&quot; &quot;&amp;[.J26]" office:value-type="string" office:string-value="/gps/hist/point 0.001 0.002798366" calcext:value-type="string">
            <text:p>/gps/hist/point 0.001 0.002798366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2.65" calcext:value-type="float">
            <text:p>2.65</text:p>
          </table:table-cell>
          <table:table-cell office:value-type="float" office:value="0.046747" calcext:value-type="float">
            <text:p>0.046747</text:p>
          </table:table-cell>
          <table:table-cell office:value-type="float" office:value="0.18306" calcext:value-type="float">
            <text:p>0.18306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16863" calcext:value-type="float">
            <text:p>0.16863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3953793" calcext:value-type="float">
            <text:p>0.003953793</text:p>
          </table:table-cell>
          <table:table-cell table:formula="of:=&quot;/gps/hist/point &quot;&amp;[.I27]&amp;&quot; &quot;&amp;[.J27]" office:value-type="string" office:string-value="/gps/hist/point 0.002 0.003953793" calcext:value-type="string">
            <text:p>/gps/hist/point 0.002 0.003953793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2.75" calcext:value-type="float">
            <text:p>2.75</text:p>
          </table:table-cell>
          <table:table-cell office:value-type="float" office:value="0.043735" calcext:value-type="float">
            <text:p>0.043735</text:p>
          </table:table-cell>
          <table:table-cell office:value-type="float" office:value="0.16399" calcext:value-type="float">
            <text:p>0.16399</text:p>
          </table:table-cell>
          <table:table-cell office:value-type="float" office:value="0.20727" calcext:value-type="float">
            <text:p>0.20727</text:p>
          </table:table-cell>
          <table:table-cell office:value-type="float" office:value="0.17402" calcext:value-type="float">
            <text:p>0.174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6238482" calcext:value-type="float">
            <text:p>0.006238482</text:p>
          </table:table-cell>
          <table:table-cell table:formula="of:=&quot;/gps/hist/point &quot;&amp;[.I28]&amp;&quot; &quot;&amp;[.J28]" office:value-type="string" office:string-value="/gps/hist/point 0.005 0.006238482" calcext:value-type="string">
            <text:p>/gps/hist/point 0.005 0.006238482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2.85" calcext:value-type="float">
            <text:p>2.85</text:p>
          </table:table-cell>
          <table:table-cell office:value-type="float" office:value="0.039771" calcext:value-type="float">
            <text:p>0.039771</text:p>
          </table:table-cell>
          <table:table-cell office:value-type="float" office:value="0.14642" calcext:value-type="float">
            <text:p>0.14642</text:p>
          </table:table-cell>
          <table:table-cell office:value-type="float" office:value="0.20856" calcext:value-type="float">
            <text:p>0.20856</text:p>
          </table:table-cell>
          <table:table-cell office:value-type="float" office:value="0.17931" calcext:value-type="float">
            <text:p>0.17931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08793092" calcext:value-type="float">
            <text:p>0.008793092</text:p>
          </table:table-cell>
          <table:table-cell table:formula="of:=&quot;/gps/hist/point &quot;&amp;[.I29]&amp;&quot; &quot;&amp;[.J29]" office:value-type="string" office:string-value="/gps/hist/point 0.01 0.008793092" calcext:value-type="string">
            <text:p>/gps/hist/point 0.01 0.008793092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2.95" calcext:value-type="float">
            <text:p>2.95</text:p>
          </table:table-cell>
          <table:table-cell office:value-type="float" office:value="0.035127" calcext:value-type="float">
            <text:p>0.035127</text:p>
          </table:table-cell>
          <table:table-cell office:value-type="float" office:value="0.13114" calcext:value-type="float">
            <text:p>0.13114</text:p>
          </table:table-cell>
          <table:table-cell office:value-type="float" office:value="0.20937" calcext:value-type="float">
            <text:p>0.20937</text:p>
          </table:table-cell>
          <table:table-cell office:value-type="float" office:value="0.18398" calcext:value-type="float">
            <text:p>0.1839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13756335" calcext:value-type="float">
            <text:p>0.013756335</text:p>
          </table:table-cell>
          <table:table-cell table:formula="of:=&quot;/gps/hist/point &quot;&amp;[.I30]&amp;&quot; &quot;&amp;[.J30]" office:value-type="string" office:string-value="/gps/hist/point 0.025 0.013756335" calcext:value-type="string">
            <text:p>/gps/hist/point 0.025 0.013756335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3.05" calcext:value-type="float">
            <text:p>3.05</text:p>
          </table:table-cell>
          <table:table-cell office:value-type="float" office:value="0.03043" calcext:value-type="float">
            <text:p>0.03043</text:p>
          </table:table-cell>
          <table:table-cell office:value-type="float" office:value="0.11819" calcext:value-type="float">
            <text:p>0.11819</text:p>
          </table:table-cell>
          <table:table-cell office:value-type="float" office:value="0.20971" calcext:value-type="float">
            <text:p>0.20971</text:p>
          </table:table-cell>
          <table:table-cell office:value-type="float" office:value="0.18824" calcext:value-type="float">
            <text:p>0.18824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0.015010917" calcext:value-type="float">
            <text:p>0.015010917</text:p>
          </table:table-cell>
          <table:table-cell table:formula="of:=&quot;/gps/hist/point &quot;&amp;[.I31]&amp;&quot; &quot;&amp;[.J31]" office:value-type="string" office:string-value="/gps/hist/point 0.03 0.015010917" calcext:value-type="string">
            <text:p>/gps/hist/point 0.03 0.015010917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3.15" calcext:value-type="float">
            <text:p>3.15</text:p>
          </table:table-cell>
          <table:table-cell office:value-type="float" office:value="0.025254" calcext:value-type="float">
            <text:p>0.025254</text:p>
          </table:table-cell>
          <table:table-cell office:value-type="float" office:value="0.10675" calcext:value-type="float">
            <text:p>0.10675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19207" calcext:value-type="float">
            <text:p>0.19207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016167722" calcext:value-type="float">
            <text:p>0.016167722</text:p>
          </table:table-cell>
          <table:table-cell table:formula="of:=&quot;/gps/hist/point &quot;&amp;[.I32]&amp;&quot; &quot;&amp;[.J32]" office:value-type="string" office:string-value="/gps/hist/point 0.035 0.016167722" calcext:value-type="string">
            <text:p>/gps/hist/point 0.035 0.016167722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3.25" calcext:value-type="float">
            <text:p>3.25</text:p>
          </table:table-cell>
          <table:table-cell office:value-type="float" office:value="0.020268" calcext:value-type="float">
            <text:p>0.020268</text:p>
          </table:table-cell>
          <table:table-cell office:value-type="float" office:value="0.098615" calcext:value-type="float">
            <text:p>0.098615</text:p>
          </table:table-cell>
          <table:table-cell office:value-type="float" office:value="0.20904" calcext:value-type="float">
            <text:p>0.20904</text:p>
          </table:table-cell>
          <table:table-cell office:value-type="float" office:value="0.19528" calcext:value-type="float">
            <text:p>0.19528</text:p>
          </table:table-cell>
          <table:table-cell table:number-columns-repeated="2"/>
          <table:table-cell office:value-type="float" office:value="0.045" calcext:value-type="float">
            <text:p>0.045</text:p>
          </table:table-cell>
          <table:table-cell office:value-type="float" office:value="0.018205902" calcext:value-type="float">
            <text:p>0.018205902</text:p>
          </table:table-cell>
          <table:table-cell table:formula="of:=&quot;/gps/hist/point &quot;&amp;[.I33]&amp;&quot; &quot;&amp;[.J33]" office:value-type="string" office:string-value="/gps/hist/point 0.045 0.018205902" calcext:value-type="string">
            <text:p>/gps/hist/point 0.045 0.018205902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3.35" calcext:value-type="float">
            <text:p>3.35</text:p>
          </table:table-cell>
          <table:table-cell office:value-type="float" office:value="0.016896" calcext:value-type="float">
            <text:p>0.016896</text:p>
          </table:table-cell>
          <table:table-cell office:value-type="float" office:value="0.092626" calcext:value-type="float">
            <text:p>0.092626</text:p>
          </table:table-cell>
          <table:table-cell office:value-type="float" office:value="0.20806" calcext:value-type="float">
            <text:p>0.20806</text:p>
          </table:table-cell>
          <table:table-cell office:value-type="float" office:value="0.19836" calcext:value-type="float">
            <text:p>0.19836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office:value-type="float" office:value="0.019996195" calcext:value-type="float">
            <text:p>0.019996195</text:p>
          </table:table-cell>
          <table:table-cell table:formula="of:=&quot;/gps/hist/point &quot;&amp;[.I34]&amp;&quot; &quot;&amp;[.J34]" office:value-type="string" office:string-value="/gps/hist/point 0.055 0.019996195" calcext:value-type="string">
            <text:p>/gps/hist/point 0.055 0.019996195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3.45" calcext:value-type="float">
            <text:p>3.45</text:p>
          </table:table-cell>
          <table:table-cell office:value-type="float" office:value="0.014814" calcext:value-type="float">
            <text:p>0.014814</text:p>
          </table:table-cell>
          <table:table-cell office:value-type="float" office:value="0.085059" calcext:value-type="float">
            <text:p>0.085059</text:p>
          </table:table-cell>
          <table:table-cell office:value-type="float" office:value="0.20666" calcext:value-type="float">
            <text:p>0.20666</text:p>
          </table:table-cell>
          <table:table-cell office:value-type="float" office:value="0.20081" calcext:value-type="float">
            <text:p>0.20081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0.022337347" calcext:value-type="float">
            <text:p>0.022337347</text:p>
          </table:table-cell>
          <table:table-cell table:formula="of:=&quot;/gps/hist/point &quot;&amp;[.I35]&amp;&quot; &quot;&amp;[.J35]" office:value-type="string" office:string-value="/gps/hist/point 0.07 0.022337347" calcext:value-type="string">
            <text:p>/gps/hist/point 0.07 0.022337347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.55" calcext:value-type="float">
            <text:p>3.55</text:p>
          </table:table-cell>
          <table:table-cell office:value-type="float" office:value="0.013092" calcext:value-type="float">
            <text:p>0.013092</text:p>
          </table:table-cell>
          <table:table-cell office:value-type="float" office:value="0.073259" calcext:value-type="float">
            <text:p>0.073259</text:p>
          </table:table-cell>
          <table:table-cell office:value-type="float" office:value="0.20487" calcext:value-type="float">
            <text:p>0.20487</text:p>
          </table:table-cell>
          <table:table-cell office:value-type="float" office:value="0.2028" calcext:value-type="float">
            <text:p>0.2028</text:p>
          </table:table-cell>
          <table:table-cell table:number-columns-repeated="2"/>
          <table:table-cell office:value-type="float" office:value="0.085" calcext:value-type="float">
            <text:p>0.085</text:p>
          </table:table-cell>
          <table:table-cell office:value-type="float" office:value="0.024361755" calcext:value-type="float">
            <text:p>0.024361755</text:p>
          </table:table-cell>
          <table:table-cell table:formula="of:=&quot;/gps/hist/point &quot;&amp;[.I36]&amp;&quot; &quot;&amp;[.J36]" office:value-type="string" office:string-value="/gps/hist/point 0.085 0.024361755" calcext:value-type="string">
            <text:p>/gps/hist/point 0.085 0.024361755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3.65" calcext:value-type="float">
            <text:p>3.65</text:p>
          </table:table-cell>
          <table:table-cell office:value-type="float" office:value="0.011543" calcext:value-type="float">
            <text:p>0.011543</text:p>
          </table:table-cell>
          <table:table-cell office:value-type="float" office:value="0.064743" calcext:value-type="float">
            <text:p>0.064743</text:p>
          </table:table-cell>
          <table:table-cell office:value-type="float" office:value="0.20269" calcext:value-type="float">
            <text:p>0.20269</text:p>
          </table:table-cell>
          <table:table-cell office:value-type="float" office:value="0.20435" calcext:value-type="float">
            <text:p>0.2043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026165819" calcext:value-type="float">
            <text:p>0.026165819</text:p>
          </table:table-cell>
          <table:table-cell table:formula="of:=&quot;/gps/hist/point &quot;&amp;[.I37]&amp;&quot; &quot;&amp;[.J37]" office:value-type="string" office:string-value="/gps/hist/point 0.1 0.026165819" calcext:value-type="string">
            <text:p>/gps/hist/point 0.1 0.026165819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3.75" calcext:value-type="float">
            <text:p>3.75</text:p>
          </table:table-cell>
          <table:table-cell office:value-type="float" office:value="0.010138" calcext:value-type="float">
            <text:p>0.010138</text:p>
          </table:table-cell>
          <table:table-cell office:value-type="float" office:value="0.063292" calcext:value-type="float">
            <text:p>0.063292</text:p>
          </table:table-cell>
          <table:table-cell office:value-type="float" office:value="0.20016" calcext:value-type="float">
            <text:p>0.20016</text:p>
          </table:table-cell>
          <table:table-cell office:value-type="float" office:value="0.20527" calcext:value-type="float">
            <text:p>0.20527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0.02923686" calcext:value-type="float">
            <text:p>0.02923686</text:p>
          </table:table-cell>
          <table:table-cell table:formula="of:=&quot;/gps/hist/point &quot;&amp;[.I38]&amp;&quot; &quot;&amp;[.J38]" office:value-type="string" office:string-value="/gps/hist/point 0.13 0.02923686" calcext:value-type="string">
            <text:p>/gps/hist/point 0.13 0.02923686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3.85" calcext:value-type="float">
            <text:p>3.85</text:p>
          </table:table-cell>
          <table:table-cell office:value-type="float" office:value="0.0088605" calcext:value-type="float">
            <text:p>0.0088605</text:p>
          </table:table-cell>
          <table:table-cell office:value-type="float" office:value="0.057391" calcext:value-type="float">
            <text:p>0.057391</text:p>
          </table:table-cell>
          <table:table-cell office:value-type="float" office:value="0.19729" calcext:value-type="float">
            <text:p>0.19729</text:p>
          </table:table-cell>
          <table:table-cell office:value-type="float" office:value="0.20612" calcext:value-type="float">
            <text:p>0.20612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office:value-type="float" office:value="0.031784585" calcext:value-type="float">
            <text:p>0.031784585</text:p>
          </table:table-cell>
          <table:table-cell table:formula="of:=&quot;/gps/hist/point &quot;&amp;[.I39]&amp;&quot; &quot;&amp;[.J39]" office:value-type="string" office:string-value="/gps/hist/point 0.16 0.031784585" calcext:value-type="string">
            <text:p>/gps/hist/point 0.16 0.031784585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3.95" calcext:value-type="float">
            <text:p>3.95</text:p>
          </table:table-cell>
          <table:table-cell office:value-type="float" office:value="0.0043292" calcext:value-type="float">
            <text:p>0.0043292</text:p>
          </table:table-cell>
          <table:table-cell office:value-type="float" office:value="0.045728" calcext:value-type="float">
            <text:p>0.045728</text:p>
          </table:table-cell>
          <table:table-cell office:value-type="float" office:value="0.19408" calcext:value-type="float">
            <text:p>0.19408</text:p>
          </table:table-cell>
          <table:table-cell office:value-type="float" office:value="0.20629" calcext:value-type="float">
            <text:p>0.20629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034593967" calcext:value-type="float">
            <text:p>0.034593967</text:p>
          </table:table-cell>
          <table:table-cell table:formula="of:=&quot;/gps/hist/point &quot;&amp;[.I40]&amp;&quot; &quot;&amp;[.J40]" office:value-type="string" office:string-value="/gps/hist/point 0.2 0.034593967" calcext:value-type="string">
            <text:p>/gps/hist/point 0.2 0.034593967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4.05" calcext:value-type="float">
            <text:p>4.05</text:p>
          </table:table-cell>
          <table:table-cell office:value-type="float" office:value="0.0037365" calcext:value-type="float">
            <text:p>0.0037365</text:p>
          </table:table-cell>
          <table:table-cell office:value-type="float" office:value="0.038161" calcext:value-type="float">
            <text:p>0.038161</text:p>
          </table:table-cell>
          <table:table-cell office:value-type="float" office:value="0.19057" calcext:value-type="float">
            <text:p>0.19057</text:p>
          </table:table-cell>
          <table:table-cell office:value-type="float" office:value="0.20604" calcext:value-type="float">
            <text:p>0.20604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03740335" calcext:value-type="float">
            <text:p>0.03740335</text:p>
          </table:table-cell>
          <table:table-cell table:formula="of:=&quot;/gps/hist/point &quot;&amp;[.I41]&amp;&quot; &quot;&amp;[.J41]" office:value-type="string" office:string-value="/gps/hist/point 0.25 0.03740335" calcext:value-type="string">
            <text:p>/gps/hist/point 0.25 0.03740335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4.15" calcext:value-type="float">
            <text:p>4.15</text:p>
          </table:table-cell>
          <table:table-cell office:value-type="float" office:value="0.0031961" calcext:value-type="float">
            <text:p>0.0031961</text:p>
          </table:table-cell>
          <table:table-cell office:value-type="float" office:value="0.038292" calcext:value-type="float">
            <text:p>0.038292</text:p>
          </table:table-cell>
          <table:table-cell office:value-type="float" office:value="0.18677" calcext:value-type="float">
            <text:p>0.18677</text:p>
          </table:table-cell>
          <table:table-cell office:value-type="float" office:value="0.20541" calcext:value-type="float">
            <text:p>0.2054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039620559" calcext:value-type="float">
            <text:p>0.039620559</text:p>
          </table:table-cell>
          <table:table-cell table:formula="of:=&quot;/gps/hist/point &quot;&amp;[.I42]&amp;&quot; &quot;&amp;[.J42]" office:value-type="string" office:string-value="/gps/hist/point 0.3 0.039620559" calcext:value-type="string">
            <text:p>/gps/hist/point 0.3 0.039620559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.25" calcext:value-type="float">
            <text:p>4.25</text:p>
          </table:table-cell>
          <table:table-cell office:value-type="float" office:value="0.0027103" calcext:value-type="float">
            <text:p>0.0027103</text:p>
          </table:table-cell>
          <table:table-cell office:value-type="float" office:value="0.033377" calcext:value-type="float">
            <text:p>0.033377</text:p>
          </table:table-cell>
          <table:table-cell office:value-type="float" office:value="0.18269" calcext:value-type="float">
            <text:p>0.18269</text:p>
          </table:table-cell>
          <table:table-cell office:value-type="float" office:value="0.20437" calcext:value-type="float">
            <text:p>0.20437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office:value-type="float" office:value="0.041989254" calcext:value-type="float">
            <text:p>0.041989254</text:p>
          </table:table-cell>
          <table:table-cell table:formula="of:=&quot;/gps/hist/point &quot;&amp;[.I43]&amp;&quot; &quot;&amp;[.J43]" office:value-type="string" office:string-value="/gps/hist/point 0.37 0.041989254" calcext:value-type="string">
            <text:p>/gps/hist/point 0.37 0.041989254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.35" calcext:value-type="float">
            <text:p>4.35</text:p>
          </table:table-cell>
          <table:table-cell office:value-type="float" office:value="0.0022726" calcext:value-type="float">
            <text:p>0.0022726</text:p>
          </table:table-cell>
          <table:table-cell office:value-type="float" office:value="0.027137" calcext:value-type="float">
            <text:p>0.027137</text:p>
          </table:table-cell>
          <table:table-cell office:value-type="float" office:value="0.17834" calcext:value-type="float">
            <text:p>0.17834</text:p>
          </table:table-cell>
          <table:table-cell office:value-type="float" office:value="0.2029" calcext:value-type="float">
            <text:p>0.2029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office:value-type="float" office:value="0.04408252" calcext:value-type="float">
            <text:p>0.04408252</text:p>
          </table:table-cell>
          <table:table-cell table:formula="of:=&quot;/gps/hist/point &quot;&amp;[.I44]&amp;&quot; &quot;&amp;[.J44]" office:value-type="string" office:string-value="/gps/hist/point 0.46 0.04408252" calcext:value-type="string">
            <text:p>/gps/hist/point 0.46 0.04408252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.45" calcext:value-type="float">
            <text:p>4.45</text:p>
          </table:table-cell>
          <table:table-cell office:value-type="float" office:value="0.0018779" calcext:value-type="float">
            <text:p>0.0018779</text:p>
          </table:table-cell>
          <table:table-cell office:value-type="float" office:value="0.019241" calcext:value-type="float">
            <text:p>0.019241</text:p>
          </table:table-cell>
          <table:table-cell office:value-type="float" office:value="0.17374" calcext:value-type="float">
            <text:p>0.17374</text:p>
          </table:table-cell>
          <table:table-cell office:value-type="float" office:value="0.20106" calcext:value-type="float">
            <text:p>0.20106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044729779" calcext:value-type="float">
            <text:p>0.044729779</text:p>
          </table:table-cell>
          <table:table-cell table:formula="of:=&quot;/gps/hist/point &quot;&amp;[.I45]&amp;&quot; &quot;&amp;[.J45]" office:value-type="string" office:string-value="/gps/hist/point 0.5 0.044729779" calcext:value-type="string">
            <text:p>/gps/hist/point 0.5 0.044729779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.55" calcext:value-type="float">
            <text:p>4.55</text:p>
          </table:table-cell>
          <table:table-cell office:value-type="float" office:value="0.0000072506" calcext:value-type="float">
            <text:p>7.2506E-06</text:p>
          </table:table-cell>
          <table:table-cell office:value-type="float" office:value="0.014562" calcext:value-type="float">
            <text:p>0.014562</text:p>
          </table:table-cell>
          <table:table-cell office:value-type="float" office:value="0.16889" calcext:value-type="float">
            <text:p>0.16889</text:p>
          </table:table-cell>
          <table:table-cell office:value-type="float" office:value="0.1989" calcext:value-type="float">
            <text:p>0.1989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.04584527" calcext:value-type="float">
            <text:p>0.04584527</text:p>
          </table:table-cell>
          <table:table-cell table:formula="of:=&quot;/gps/hist/point &quot;&amp;[.I46]&amp;&quot; &quot;&amp;[.J46]" office:value-type="string" office:string-value="/gps/hist/point 0.6 0.04584527" calcext:value-type="string">
            <text:p>/gps/hist/point 0.6 0.04584527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.65" calcext:value-type="float">
            <text:p>4.65</text:p>
          </table:table-cell>
          <table:table-cell office:value-type="float" office:value="0.0000017141" calcext:value-type="float">
            <text:p>1.7141E-06</text:p>
          </table:table-cell>
          <table:table-cell office:value-type="float" office:value="0.014206" calcext:value-type="float">
            <text:p>0.014206</text:p>
          </table:table-cell>
          <table:table-cell office:value-type="float" office:value="0.16381" calcext:value-type="float">
            <text:p>0.16381</text:p>
          </table:table-cell>
          <table:table-cell office:value-type="float" office:value="0.19648" calcext:value-type="float">
            <text:p>0.19648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0463135" calcext:value-type="float">
            <text:p>0.0463135</text:p>
          </table:table-cell>
          <table:table-cell table:formula="of:=&quot;/gps/hist/point &quot;&amp;[.I47]&amp;&quot; &quot;&amp;[.J47]" office:value-type="string" office:string-value="/gps/hist/point 0.7 0.0463135" calcext:value-type="string">
            <text:p>/gps/hist/point 0.7 0.0463135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.75" calcext:value-type="float">
            <text:p>4.75</text:p>
          </table:table-cell>
          <table:table-cell office:value-type="float" office:value="0.0000012686" calcext:value-type="float">
            <text:p>1.2686E-06</text:p>
          </table:table-cell>
          <table:table-cell office:value-type="float" office:value="0.011335" calcext:value-type="float">
            <text:p>0.011335</text:p>
          </table:table-cell>
          <table:table-cell office:value-type="float" office:value="0.15852" calcext:value-type="float">
            <text:p>0.15852</text:p>
          </table:table-cell>
          <table:table-cell office:value-type="float" office:value="0.19368" calcext:value-type="float">
            <text:p>0.19368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0.046162014" calcext:value-type="float">
            <text:p>0.046162014</text:p>
          </table:table-cell>
          <table:table-cell table:formula="of:=&quot;/gps/hist/point &quot;&amp;[.I48]&amp;&quot; &quot;&amp;[.J48]" office:value-type="string" office:string-value="/gps/hist/point 0.85 0.046162014" calcext:value-type="string">
            <text:p>/gps/hist/point 0.85 0.046162014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85" calcext:value-type="float">
            <text:p>4.85</text:p>
          </table:table-cell>
          <table:table-cell office:value-type="float" office:value="0.0000011373" calcext:value-type="float">
            <text:p>1.1373E-06</text:p>
          </table:table-cell>
          <table:table-cell office:value-type="float" office:value="0.007953" calcext:value-type="float">
            <text:p>0.007953</text:p>
          </table:table-cell>
          <table:table-cell office:value-type="float" office:value="0.15303" calcext:value-type="float">
            <text:p>0.15303</text:p>
          </table:table-cell>
          <table:table-cell office:value-type="float" office:value="0.19051" calcext:value-type="float">
            <text:p>0.190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4529441" calcext:value-type="float">
            <text:p>0.04529441</text:p>
          </table:table-cell>
          <table:table-cell table:formula="of:=&quot;/gps/hist/point &quot;&amp;[.I49]&amp;&quot; &quot;&amp;[.J49]" office:value-type="string" office:string-value="/gps/hist/point 1 0.04529441" calcext:value-type="string">
            <text:p>/gps/hist/point 1 0.04529441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.95" calcext:value-type="float">
            <text:p>4.95</text:p>
          </table:table-cell>
          <table:table-cell office:value-type="float" office:value="0.0000010705" calcext:value-type="float">
            <text:p>1.0705E-06</text:p>
          </table:table-cell>
          <table:table-cell office:value-type="float" office:value="0.0059815" calcext:value-type="float">
            <text:p>0.0059815</text:p>
          </table:table-cell>
          <table:table-cell office:value-type="float" office:value="0.14736" calcext:value-type="float">
            <text:p>0.14736</text:p>
          </table:table-cell>
          <table:table-cell office:value-type="float" office:value="0.18707" calcext:value-type="float">
            <text:p>0.18707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043407717" calcext:value-type="float">
            <text:p>0.043407717</text:p>
          </table:table-cell>
          <table:table-cell table:formula="of:=&quot;/gps/hist/point &quot;&amp;[.I50]&amp;&quot; &quot;&amp;[.J50]" office:value-type="string" office:string-value="/gps/hist/point 1.2 0.043407717" calcext:value-type="string">
            <text:p>/gps/hist/point 1.2 0.043407717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5.05" calcext:value-type="float">
            <text:p>5.05</text:p>
          </table:table-cell>
          <table:table-cell office:value-type="float" office:value="0.0000010257" calcext:value-type="float">
            <text:p>1.0257E-06</text:p>
          </table:table-cell>
          <table:table-cell office:value-type="float" office:value="0.0054601" calcext:value-type="float">
            <text:p>0.0054601</text:p>
          </table:table-cell>
          <table:table-cell office:value-type="float" office:value="0.14153" calcext:value-type="float">
            <text:p>0.14153</text:p>
          </table:table-cell>
          <table:table-cell office:value-type="float" office:value="0.18337" calcext:value-type="float">
            <text:p>0.18337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039593016" calcext:value-type="float">
            <text:p>0.039593016</text:p>
          </table:table-cell>
          <table:table-cell table:formula="of:=&quot;/gps/hist/point &quot;&amp;[.I51]&amp;&quot; &quot;&amp;[.J51]" office:value-type="string" office:string-value="/gps/hist/point 1.5 0.039593016" calcext:value-type="string">
            <text:p>/gps/hist/point 1.5 0.039593016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5.15" calcext:value-type="float">
            <text:p>5.15</text:p>
          </table:table-cell>
          <table:table-cell office:value-type="float" office:value="0.0000009936" calcext:value-type="float">
            <text:p>9.936E-07</text:p>
          </table:table-cell>
          <table:table-cell office:value-type="float" office:value="0.0043405" calcext:value-type="float">
            <text:p>0.0043405</text:p>
          </table:table-cell>
          <table:table-cell office:value-type="float" office:value="0.13556" calcext:value-type="float">
            <text:p>0.13556</text:p>
          </table:table-cell>
          <table:table-cell office:value-type="float" office:value="0.17935" calcext:value-type="float">
            <text:p>0.179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3239053" calcext:value-type="float">
            <text:p>0.03239053</text:p>
          </table:table-cell>
          <table:table-cell table:formula="of:=&quot;/gps/hist/point &quot;&amp;[.I52]&amp;&quot; &quot;&amp;[.J52]" office:value-type="string" office:string-value="/gps/hist/point 2 0.03239053" calcext:value-type="string">
            <text:p>/gps/hist/point 2 0.03239053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5.25" calcext:value-type="float">
            <text:p>5.25</text:p>
          </table:table-cell>
          <table:table-cell office:value-type="float" office:value="0.00000097367" calcext:value-type="float">
            <text:p>9.7367E-07</text:p>
          </table:table-cell>
          <table:table-cell office:value-type="float" office:value="0.0033264" calcext:value-type="float">
            <text:p>0.0033264</text:p>
          </table:table-cell>
          <table:table-cell office:value-type="float" office:value="0.12948" calcext:value-type="float">
            <text:p>0.12948</text:p>
          </table:table-cell>
          <table:table-cell office:value-type="float" office:value="0.17486" calcext:value-type="float">
            <text:p>0.17486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0.026854393" calcext:value-type="float">
            <text:p>0.026854393</text:p>
          </table:table-cell>
          <table:table-cell table:formula="of:=&quot;/gps/hist/point &quot;&amp;[.I53]&amp;&quot; &quot;&amp;[.J53]" office:value-type="string" office:string-value="/gps/hist/point 2.4 0.026854393" calcext:value-type="string">
            <text:p>/gps/hist/point 2.4 0.026854393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5.35" calcext:value-type="float">
            <text:p>5.35</text:p>
          </table:table-cell>
          <table:table-cell office:value-type="float" office:value="0.00000095979" calcext:value-type="float">
            <text:p>9.5979E-07</text:p>
          </table:table-cell>
          <table:table-cell office:value-type="float" office:value="0.0026932" calcext:value-type="float">
            <text:p>0.0026932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17041" calcext:value-type="float">
            <text:p>0.17041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023094778" calcext:value-type="float">
            <text:p>0.023094778</text:p>
          </table:table-cell>
          <table:table-cell table:formula="of:=&quot;/gps/hist/point &quot;&amp;[.I54]&amp;&quot; &quot;&amp;[.J54]" office:value-type="string" office:string-value="/gps/hist/point 2.7 0.023094778" calcext:value-type="string">
            <text:p>/gps/hist/point 2.7 0.023094778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5.45" calcext:value-type="float">
            <text:p>5.45</text:p>
          </table:table-cell>
          <table:table-cell office:value-type="float" office:value="0.00000094038" calcext:value-type="float">
            <text:p>9.4038E-07</text:p>
          </table:table-cell>
          <table:table-cell office:value-type="float" office:value="0.0022744" calcext:value-type="float">
            <text:p>0.0022744</text:p>
          </table:table-cell>
          <table:table-cell office:value-type="float" office:value="0.11706" calcext:value-type="float">
            <text:p>0.11706</text:p>
          </table:table-cell>
          <table:table-cell office:value-type="float" office:value="0.16552" calcext:value-type="float">
            <text:p>0.165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19706993" calcext:value-type="float">
            <text:p>0.019706993</text:p>
          </table:table-cell>
          <table:table-cell table:formula="of:=&quot;/gps/hist/point &quot;&amp;[.I55]&amp;&quot; &quot;&amp;[.J55]" office:value-type="string" office:string-value="/gps/hist/point 3 0.019706993" calcext:value-type="string">
            <text:p>/gps/hist/point 3 0.019706993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5.55" calcext:value-type="float">
            <text:p>5.55</text:p>
          </table:table-cell>
          <table:table-cell office:value-type="float" office:value="0.00000091776" calcext:value-type="float">
            <text:p>9.1776E-07</text:p>
          </table:table-cell>
          <table:table-cell office:value-type="float" office:value="0.0018176" calcext:value-type="float">
            <text:p>0.0018176</text:p>
          </table:table-cell>
          <table:table-cell office:value-type="float" office:value="0.11079" calcext:value-type="float">
            <text:p>0.11079</text:p>
          </table:table-cell>
          <table:table-cell office:value-type="float" office:value="0.16037" calcext:value-type="float">
            <text:p>0.16037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01670481" calcext:value-type="float">
            <text:p>0.01670481</text:p>
          </table:table-cell>
          <table:table-cell table:formula="of:=&quot;/gps/hist/point &quot;&amp;[.I56]&amp;&quot; &quot;&amp;[.J56]" office:value-type="string" office:string-value="/gps/hist/point 3.3 0.01670481" calcext:value-type="string">
            <text:p>/gps/hist/point 3.3 0.01670481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5.65" calcext:value-type="float">
            <text:p>5.65</text:p>
          </table:table-cell>
          <table:table-cell office:value-type="float" office:value="0.00000089557" calcext:value-type="float">
            <text:p>8.9557E-07</text:p>
          </table:table-cell>
          <table:table-cell office:value-type="float" office:value="0.0015504" calcext:value-type="float">
            <text:p>0.0015504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15498" calcext:value-type="float">
            <text:p>0.15498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014900745" calcext:value-type="float">
            <text:p>0.014900745</text:p>
          </table:table-cell>
          <table:table-cell table:formula="of:=&quot;/gps/hist/point &quot;&amp;[.I57]&amp;&quot; &quot;&amp;[.J57]" office:value-type="string" office:string-value="/gps/hist/point 3.5 0.014900745" calcext:value-type="string">
            <text:p>/gps/hist/point 3.5 0.014900745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5.75" calcext:value-type="float">
            <text:p>5.75</text:p>
          </table:table-cell>
          <table:table-cell office:value-type="float" office:value="0.00000087224" calcext:value-type="float">
            <text:p>8.7224E-07</text:p>
          </table:table-cell>
          <table:table-cell office:value-type="float" office:value="0.0013392" calcext:value-type="float">
            <text:p>0.0013392</text:p>
          </table:table-cell>
          <table:table-cell office:value-type="float" office:value="0.098236" calcext:value-type="float">
            <text:p>0.098236</text:p>
          </table:table-cell>
          <table:table-cell office:value-type="float" office:value="0.14921" calcext:value-type="float">
            <text:p>0.14921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013270202" calcext:value-type="float">
            <text:p>0.013270202</text:p>
          </table:table-cell>
          <table:table-cell table:formula="of:=&quot;/gps/hist/point &quot;&amp;[.I58]&amp;&quot; &quot;&amp;[.J58]" office:value-type="string" office:string-value="/gps/hist/point 3.7 0.013270202" calcext:value-type="string">
            <text:p>/gps/hist/point 3.7 0.013270202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5.85" calcext:value-type="float">
            <text:p>5.85</text:p>
          </table:table-cell>
          <table:table-cell office:value-type="float" office:value="0.00000084786" calcext:value-type="float">
            <text:p>8.4786E-07</text:p>
          </table:table-cell>
          <table:table-cell office:value-type="float" office:value="0.0011354" calcext:value-type="float">
            <text:p>0.0011354</text:p>
          </table:table-cell>
          <table:table-cell office:value-type="float" office:value="0.092019" calcext:value-type="float">
            <text:p>0.092019</text:p>
          </table:table-cell>
          <table:table-cell office:value-type="float" office:value="0.14351" calcext:value-type="float">
            <text:p>0.14351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0.011787013" calcext:value-type="float">
            <text:p>0.011787013</text:p>
          </table:table-cell>
          <table:table-cell table:formula="of:=&quot;/gps/hist/point &quot;&amp;[.I59]&amp;&quot; &quot;&amp;[.J59]" office:value-type="string" office:string-value="/gps/hist/point 3.9 0.011787013" calcext:value-type="string">
            <text:p>/gps/hist/point 3.9 0.011787013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5.95" calcext:value-type="float">
            <text:p>5.95</text:p>
          </table:table-cell>
          <table:table-cell office:value-type="float" office:value="0.00000082646" calcext:value-type="float">
            <text:p>8.2646E-07</text:p>
          </table:table-cell>
          <table:table-cell office:value-type="float" office:value="0.00093074" calcext:value-type="float">
            <text:p>0.00093074</text:p>
          </table:table-cell>
          <table:table-cell office:value-type="float" office:value="0.085879" calcext:value-type="float">
            <text:p>0.085879</text:p>
          </table:table-cell>
          <table:table-cell office:value-type="float" office:value="0.13749" calcext:value-type="float">
            <text:p>0.13749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0.010449802" calcext:value-type="float">
            <text:p>0.010449802</text:p>
          </table:table-cell>
          <table:table-cell table:formula="of:=&quot;/gps/hist/point &quot;&amp;[.I60]&amp;&quot; &quot;&amp;[.J60]" office:value-type="string" office:string-value="/gps/hist/point 4.1 0.010449802" calcext:value-type="string">
            <text:p>/gps/hist/point 4.1 0.010449802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6.05" calcext:value-type="float">
            <text:p>6.05</text:p>
          </table:table-cell>
          <table:table-cell office:value-type="float" office:value="0.00000080698" calcext:value-type="float">
            <text:p>0.000000807</text:p>
          </table:table-cell>
          <table:table-cell office:value-type="float" office:value="0.00078025" calcext:value-type="float">
            <text:p>0.00078025</text:p>
          </table:table-cell>
          <table:table-cell office:value-type="float" office:value="0.079847" calcext:value-type="float">
            <text:p>0.079847</text:p>
          </table:table-cell>
          <table:table-cell office:value-type="float" office:value="0.1313" calcext:value-type="float">
            <text:p>0.1313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 office:value-type="float" office:value="0.009248929" calcext:value-type="float">
            <text:p>0.009248929</text:p>
          </table:table-cell>
          <table:table-cell table:formula="of:=&quot;/gps/hist/point &quot;&amp;[.I61]&amp;&quot; &quot;&amp;[.J61]" office:value-type="string" office:string-value="/gps/hist/point 4.3 0.009248929" calcext:value-type="string">
            <text:p>/gps/hist/point 4.3 0.009248929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6.15" calcext:value-type="float">
            <text:p>6.15</text:p>
          </table:table-cell>
          <table:table-cell office:value-type="float" office:value="0.00000078621" calcext:value-type="float">
            <text:p>7.8621E-07</text:p>
          </table:table-cell>
          <table:table-cell office:value-type="float" office:value="0.00067017" calcext:value-type="float">
            <text:p>0.00067017</text:p>
          </table:table-cell>
          <table:table-cell office:value-type="float" office:value="0.073951" calcext:value-type="float">
            <text:p>0.073951</text:p>
          </table:table-cell>
          <table:table-cell office:value-type="float" office:value="0.12496" calcext:value-type="float">
            <text:p>0.12496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.00817613" calcext:value-type="float">
            <text:p>0.00817613</text:p>
          </table:table-cell>
          <table:table-cell table:formula="of:=&quot;/gps/hist/point &quot;&amp;[.I62]&amp;&quot; &quot;&amp;[.J62]" office:value-type="string" office:string-value="/gps/hist/point 4.5 0.00817613" calcext:value-type="string">
            <text:p>/gps/hist/point 4.5 0.00817613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6.25" calcext:value-type="float">
            <text:p>6.25</text:p>
          </table:table-cell>
          <table:table-cell office:value-type="float" office:value="0.00000076433" calcext:value-type="float">
            <text:p>7.6433E-07</text:p>
          </table:table-cell>
          <table:table-cell office:value-type="float" office:value="0.00056763" calcext:value-type="float">
            <text:p>0.00056763</text:p>
          </table:table-cell>
          <table:table-cell office:value-type="float" office:value="0.068221" calcext:value-type="float">
            <text:p>0.068221</text:p>
          </table:table-cell>
          <table:table-cell office:value-type="float" office:value="0.11854" calcext:value-type="float">
            <text:p>0.11854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0.007219012" calcext:value-type="float">
            <text:p>0.007219012</text:p>
          </table:table-cell>
          <table:table-cell table:formula="of:=&quot;/gps/hist/point &quot;&amp;[.I63]&amp;&quot; &quot;&amp;[.J63]" office:value-type="string" office:string-value="/gps/hist/point 4.7 0.007219012" calcext:value-type="string">
            <text:p>/gps/hist/point 4.7 0.007219012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6.35" calcext:value-type="float">
            <text:p>6.35</text:p>
          </table:table-cell>
          <table:table-cell office:value-type="float" office:value="0.00000074347" calcext:value-type="float">
            <text:p>7.4347E-07</text:p>
          </table:table-cell>
          <table:table-cell office:value-type="float" office:value="0.00047394" calcext:value-type="float">
            <text:p>0.00047394</text:p>
          </table:table-cell>
          <table:table-cell office:value-type="float" office:value="0.062688" calcext:value-type="float">
            <text:p>0.062688</text:p>
          </table:table-cell>
          <table:table-cell office:value-type="float" office:value="0.11206" calcext:value-type="float">
            <text:p>0.11206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0.006369311" calcext:value-type="float">
            <text:p>0.006369311</text:p>
          </table:table-cell>
          <table:table-cell table:formula="of:=&quot;/gps/hist/point &quot;&amp;[.I64]&amp;&quot; &quot;&amp;[.J64]" office:value-type="string" office:string-value="/gps/hist/point 4.9 0.006369311" calcext:value-type="string">
            <text:p>/gps/hist/point 4.9 0.006369311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6.45" calcext:value-type="float">
            <text:p>6.45</text:p>
          </table:table-cell>
          <table:table-cell office:value-type="float" office:value="0.00000072335" calcext:value-type="float">
            <text:p>7.2335E-07</text:p>
          </table:table-cell>
          <table:table-cell office:value-type="float" office:value="0.00040287" calcext:value-type="float">
            <text:p>0.00040287</text:p>
          </table:table-cell>
          <table:table-cell office:value-type="float" office:value="0.057382" calcext:value-type="float">
            <text:p>0.057382</text:p>
          </table:table-cell>
          <table:table-cell office:value-type="float" office:value="0.10555" calcext:value-type="float">
            <text:p>0.10555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 office:value-type="float" office:value="0.005616011" calcext:value-type="float">
            <text:p>0.005616011</text:p>
          </table:table-cell>
          <table:table-cell table:formula="of:=&quot;/gps/hist/point &quot;&amp;[.I65]&amp;&quot; &quot;&amp;[.J65]" office:value-type="string" office:string-value="/gps/hist/point 5.1 0.005616011" calcext:value-type="string">
            <text:p>/gps/hist/point 5.1 0.005616011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6.55" calcext:value-type="float">
            <text:p>6.55</text:p>
          </table:table-cell>
          <table:table-cell office:value-type="float" office:value="0.00000070179" calcext:value-type="float">
            <text:p>7.0179E-07</text:p>
          </table:table-cell>
          <table:table-cell office:value-type="float" office:value="0.00034698" calcext:value-type="float">
            <text:p>0.00034698</text:p>
          </table:table-cell>
          <table:table-cell office:value-type="float" office:value="0.05233" calcext:value-type="float">
            <text:p>0.05233</text:p>
          </table:table-cell>
          <table:table-cell office:value-type="float" office:value="0.099" calcext:value-type="float">
            <text:p>0.099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 office:value-type="float" office:value="0.004946717" calcext:value-type="float">
            <text:p>0.004946717</text:p>
          </table:table-cell>
          <table:table-cell table:formula="of:=&quot;/gps/hist/point &quot;&amp;[.I66]&amp;&quot; &quot;&amp;[.J66]" office:value-type="string" office:string-value="/gps/hist/point 5.3 0.004946717" calcext:value-type="string">
            <text:p>/gps/hist/point 5.3 0.004946717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6.65" calcext:value-type="float">
            <text:p>6.65</text:p>
          </table:table-cell>
          <table:table-cell office:value-type="float" office:value="0.0000006776" calcext:value-type="float">
            <text:p>6.776E-07</text:p>
          </table:table-cell>
          <table:table-cell office:value-type="float" office:value="0.0003053" calcext:value-type="float">
            <text:p>0.0003053</text:p>
          </table:table-cell>
          <table:table-cell office:value-type="float" office:value="0.047561" calcext:value-type="float">
            <text:p>0.047561</text:p>
          </table:table-cell>
          <table:table-cell office:value-type="float" office:value="0.092488" calcext:value-type="float">
            <text:p>0.092488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0.00435592" calcext:value-type="float">
            <text:p>0.00435592</text:p>
          </table:table-cell>
          <table:table-cell table:formula="of:=&quot;/gps/hist/point &quot;&amp;[.I67]&amp;&quot; &quot;&amp;[.J67]" office:value-type="string" office:string-value="/gps/hist/point 5.5 0.00435592" calcext:value-type="string">
            <text:p>/gps/hist/point 5.5 0.00435592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6.75" calcext:value-type="float">
            <text:p>6.75</text:p>
          </table:table-cell>
          <table:table-cell office:value-type="float" office:value="0.00000065426" calcext:value-type="float">
            <text:p>6.5426E-07</text:p>
          </table:table-cell>
          <table:table-cell office:value-type="float" office:value="0.00027013" calcext:value-type="float">
            <text:p>0.00027013</text:p>
          </table:table-cell>
          <table:table-cell office:value-type="float" office:value="0.043097" calcext:value-type="float">
            <text:p>0.043097</text:p>
          </table:table-cell>
          <table:table-cell office:value-type="float" office:value="0.086028" calcext:value-type="float">
            <text:p>0.086028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 office:value-type="float" office:value="0.003831227" calcext:value-type="float">
            <text:p>0.003831227</text:p>
          </table:table-cell>
          <table:table-cell table:formula="of:=&quot;/gps/hist/point &quot;&amp;[.I68]&amp;&quot; &quot;&amp;[.J68]" office:value-type="string" office:string-value="/gps/hist/point 5.7 0.003831227" calcext:value-type="string">
            <text:p>/gps/hist/point 5.7 0.003831227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6.85" calcext:value-type="float">
            <text:p>6.85</text:p>
          </table:table-cell>
          <table:table-cell office:value-type="float" office:value="0.00000063376" calcext:value-type="float">
            <text:p>6.3376E-07</text:p>
          </table:table-cell>
          <table:table-cell office:value-type="float" office:value="0.00022288" calcext:value-type="float">
            <text:p>0.00022288</text:p>
          </table:table-cell>
          <table:table-cell office:value-type="float" office:value="0.038955" calcext:value-type="float">
            <text:p>0.038955</text:p>
          </table:table-cell>
          <table:table-cell office:value-type="float" office:value="0.079613" calcext:value-type="float">
            <text:p>0.079613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 office:value-type="float" office:value="0.003368505" calcext:value-type="float">
            <text:p>0.003368505</text:p>
          </table:table-cell>
          <table:table-cell table:formula="of:=&quot;/gps/hist/point &quot;&amp;[.I69]&amp;&quot; &quot;&amp;[.J69]" office:value-type="string" office:string-value="/gps/hist/point 5.9 0.003368505" calcext:value-type="string">
            <text:p>/gps/hist/point 5.9 0.003368505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6.95" calcext:value-type="float">
            <text:p>6.95</text:p>
          </table:table-cell>
          <table:table-cell office:value-type="float" office:value="0.00000061388" calcext:value-type="float">
            <text:p>6.1388E-07</text:p>
          </table:table-cell>
          <table:table-cell office:value-type="float" office:value="0.00018487" calcext:value-type="float">
            <text:p>0.00018487</text:p>
          </table:table-cell>
          <table:table-cell office:value-type="float" office:value="0.035151" calcext:value-type="float">
            <text:p>0.035151</text:p>
          </table:table-cell>
          <table:table-cell office:value-type="float" office:value="0.073317" calcext:value-type="float">
            <text:p>0.073317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 office:value-type="float" office:value="0.002959492" calcext:value-type="float">
            <text:p>0.002959492</text:p>
          </table:table-cell>
          <table:table-cell table:formula="of:=&quot;/gps/hist/point &quot;&amp;[.I70]&amp;&quot; &quot;&amp;[.J70]" office:value-type="string" office:string-value="/gps/hist/point 6.1 0.002959492" calcext:value-type="string">
            <text:p>/gps/hist/point 6.1 0.002959492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7.05" calcext:value-type="float">
            <text:p>7.05</text:p>
          </table:table-cell>
          <table:table-cell office:value-type="float" office:value="0.00000061552" calcext:value-type="float">
            <text:p>6.1552E-07</text:p>
          </table:table-cell>
          <table:table-cell office:value-type="float" office:value="0.00017185" calcext:value-type="float">
            <text:p>0.00017185</text:p>
          </table:table-cell>
          <table:table-cell office:value-type="float" office:value="0.031703" calcext:value-type="float">
            <text:p>0.031703</text:p>
          </table:table-cell>
          <table:table-cell office:value-type="float" office:value="0.067344" calcext:value-type="float">
            <text:p>0.067344</text:p>
          </table:table-cell>
          <table:table-cell table:number-columns-repeated="2"/>
          <table:table-cell office:value-type="float" office:value="6.3" calcext:value-type="float">
            <text:p>6.3</text:p>
          </table:table-cell>
          <table:table-cell office:value-type="float" office:value="0.002598679" calcext:value-type="float">
            <text:p>0.002598679</text:p>
          </table:table-cell>
          <table:table-cell table:formula="of:=&quot;/gps/hist/point &quot;&amp;[.I71]&amp;&quot; &quot;&amp;[.J71]" office:value-type="string" office:string-value="/gps/hist/point 6.3 0.002598679" calcext:value-type="string">
            <text:p>/gps/hist/point 6.3 0.002598679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7.15" calcext:value-type="float">
            <text:p>7.15</text:p>
          </table:table-cell>
          <table:table-cell office:value-type="float" office:value="0.00000063089" calcext:value-type="float">
            <text:p>6.3089E-07</text:p>
          </table:table-cell>
          <table:table-cell office:value-type="float" office:value="0.00015225" calcext:value-type="float">
            <text:p>0.00015225</text:p>
          </table:table-cell>
          <table:table-cell office:value-type="float" office:value="0.028609" calcext:value-type="float">
            <text:p>0.028609</text:p>
          </table:table-cell>
          <table:table-cell office:value-type="float" office:value="0.0615" calcext:value-type="float">
            <text:p>0.0615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0.002279181" calcext:value-type="float">
            <text:p>0.002279181</text:p>
          </table:table-cell>
          <table:table-cell table:formula="of:=&quot;/gps/hist/point &quot;&amp;[.I72]&amp;&quot; &quot;&amp;[.J72]" office:value-type="string" office:string-value="/gps/hist/point 6.5 0.002279181" calcext:value-type="string">
            <text:p>/gps/hist/point 6.5 0.002279181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7.25" calcext:value-type="float">
            <text:p>7.25</text:p>
          </table:table-cell>
          <table:table-cell office:value-type="float" office:value="0.00000062437" calcext:value-type="float">
            <text:p>6.2437E-07</text:p>
          </table:table-cell>
          <table:table-cell office:value-type="float" office:value="0.00011793" calcext:value-type="float">
            <text:p>0.00011793</text:p>
          </table:table-cell>
          <table:table-cell office:value-type="float" office:value="0.025859" calcext:value-type="float">
            <text:p>0.025859</text:p>
          </table:table-cell>
          <table:table-cell office:value-type="float" office:value="0.055741" calcext:value-type="float">
            <text:p>0.055741</text:p>
          </table:table-cell>
          <table:table-cell table:number-columns-repeated="2"/>
          <table:table-cell office:value-type="float" office:value="6.7" calcext:value-type="float">
            <text:p>6.7</text:p>
          </table:table-cell>
          <table:table-cell office:value-type="float" office:value="0.001998242" calcext:value-type="float">
            <text:p>0.001998242</text:p>
          </table:table-cell>
          <table:table-cell table:formula="of:=&quot;/gps/hist/point &quot;&amp;[.I73]&amp;&quot; &quot;&amp;[.J73]" office:value-type="string" office:string-value="/gps/hist/point 6.7 0.001998242" calcext:value-type="string">
            <text:p>/gps/hist/point 6.7 0.001998242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7.35" calcext:value-type="float">
            <text:p>7.35</text:p>
          </table:table-cell>
          <table:table-cell office:value-type="float" office:value="0.00000056544" calcext:value-type="float">
            <text:p>5.6544E-07</text:p>
          </table:table-cell>
          <table:table-cell office:value-type="float" office:value="0.000092694" calcext:value-type="float">
            <text:p>0.000092694</text:p>
          </table:table-cell>
          <table:table-cell office:value-type="float" office:value="0.023443" calcext:value-type="float">
            <text:p>0.023443</text:p>
          </table:table-cell>
          <table:table-cell office:value-type="float" office:value="0.050293" calcext:value-type="float">
            <text:p>0.050293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 office:value-type="float" office:value="0.001751733" calcext:value-type="float">
            <text:p>0.001751733</text:p>
          </table:table-cell>
          <table:table-cell table:formula="of:=&quot;/gps/hist/point &quot;&amp;[.I74]&amp;&quot; &quot;&amp;[.J74]" office:value-type="string" office:string-value="/gps/hist/point 6.9 0.001751733" calcext:value-type="string">
            <text:p>/gps/hist/point 6.9 0.001751733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7.45" calcext:value-type="float">
            <text:p>7.45</text:p>
          </table:table-cell>
          <table:table-cell office:value-type="float" office:value="0.00000052976" calcext:value-type="float">
            <text:p>5.2976E-07</text:p>
          </table:table-cell>
          <table:table-cell office:value-type="float" office:value="0.000086948" calcext:value-type="float">
            <text:p>0.000086948</text:p>
          </table:table-cell>
          <table:table-cell office:value-type="float" office:value="0.021357" calcext:value-type="float">
            <text:p>0.021357</text:p>
          </table:table-cell>
          <table:table-cell office:value-type="float" office:value="0.045512" calcext:value-type="float">
            <text:p>0.045512</text:p>
          </table:table-cell>
          <table:table-cell table:number-columns-repeated="2"/>
          <table:table-cell office:value-type="float" office:value="7.1" calcext:value-type="float">
            <text:p>7.1</text:p>
          </table:table-cell>
          <table:table-cell office:value-type="float" office:value="0.001534143" calcext:value-type="float">
            <text:p>0.001534143</text:p>
          </table:table-cell>
          <table:table-cell table:formula="of:=&quot;/gps/hist/point &quot;&amp;[.I75]&amp;&quot; &quot;&amp;[.J75]" office:value-type="string" office:string-value="/gps/hist/point 7.1 0.001534143" calcext:value-type="string">
            <text:p>/gps/hist/point 7.1 0.001534143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7.55" calcext:value-type="float">
            <text:p>7.55</text:p>
          </table:table-cell>
          <table:table-cell office:value-type="float" office:value="0.00000056337" calcext:value-type="float">
            <text:p>5.6337E-07</text:p>
          </table:table-cell>
          <table:table-cell office:value-type="float" office:value="0.000074507" calcext:value-type="float">
            <text:p>0.000074507</text:p>
          </table:table-cell>
          <table:table-cell office:value-type="float" office:value="0.019573" calcext:value-type="float">
            <text:p>0.019573</text:p>
          </table:table-cell>
          <table:table-cell office:value-type="float" office:value="0.040945" calcext:value-type="float">
            <text:p>0.040945</text:p>
          </table:table-cell>
          <table:table-cell table:number-columns-repeated="2"/>
          <table:table-cell office:value-type="float" office:value="7.3" calcext:value-type="float">
            <text:p>7.3</text:p>
          </table:table-cell>
          <table:table-cell office:value-type="float" office:value="0.001343408" calcext:value-type="float">
            <text:p>0.001343408</text:p>
          </table:table-cell>
          <table:table-cell table:formula="of:=&quot;/gps/hist/point &quot;&amp;[.I76]&amp;&quot; &quot;&amp;[.J76]" office:value-type="string" office:string-value="/gps/hist/point 7.3 0.001343408" calcext:value-type="string">
            <text:p>/gps/hist/point 7.3 0.001343408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7.65" calcext:value-type="float">
            <text:p>7.65</text:p>
          </table:table-cell>
          <table:table-cell office:value-type="float" office:value="0.00000054307" calcext:value-type="float">
            <text:p>5.4307E-07</text:p>
          </table:table-cell>
          <table:table-cell office:value-type="float" office:value="0.000057254" calcext:value-type="float">
            <text:p>0.000057254</text:p>
          </table:table-cell>
          <table:table-cell office:value-type="float" office:value="0.018047" calcext:value-type="float">
            <text:p>0.018047</text:p>
          </table:table-cell>
          <table:table-cell office:value-type="float" office:value="0.0365" calcext:value-type="float">
            <text:p>0.0365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0.001176085" calcext:value-type="float">
            <text:p>0.001176085</text:p>
          </table:table-cell>
          <table:table-cell table:formula="of:=&quot;/gps/hist/point &quot;&amp;[.I77]&amp;&quot; &quot;&amp;[.J77]" office:value-type="string" office:string-value="/gps/hist/point 7.5 0.001176085" calcext:value-type="string">
            <text:p>/gps/hist/point 7.5 0.001176085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7.75" calcext:value-type="float">
            <text:p>7.75</text:p>
          </table:table-cell>
          <table:table-cell office:value-type="float" office:value="0.00000044916" calcext:value-type="float">
            <text:p>4.4916E-07</text:p>
          </table:table-cell>
          <table:table-cell office:value-type="float" office:value="0.000041622" calcext:value-type="float">
            <text:p>0.000041622</text:p>
          </table:table-cell>
          <table:table-cell office:value-type="float" office:value="0.016734" calcext:value-type="float">
            <text:p>0.016734</text:p>
          </table:table-cell>
          <table:table-cell office:value-type="float" office:value="0.032515" calcext:value-type="float">
            <text:p>0.032515</text:p>
          </table:table-cell>
          <table:table-cell table:number-columns-repeated="2"/>
          <table:table-cell office:value-type="float" office:value="7.7" calcext:value-type="float">
            <text:p>7.7</text:p>
          </table:table-cell>
          <table:table-cell office:value-type="float" office:value="0.001029418" calcext:value-type="float">
            <text:p>0.001029418</text:p>
          </table:table-cell>
          <table:table-cell table:formula="of:=&quot;/gps/hist/point &quot;&amp;[.I78]&amp;&quot; &quot;&amp;[.J78]" office:value-type="string" office:string-value="/gps/hist/point 7.7 0.001029418" calcext:value-type="string">
            <text:p>/gps/hist/point 7.7 0.001029418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7.85" calcext:value-type="float">
            <text:p>7.85</text:p>
          </table:table-cell>
          <table:table-cell office:value-type="float" office:value="0.00000039233" calcext:value-type="float">
            <text:p>3.9233E-07</text:p>
          </table:table-cell>
          <table:table-cell office:value-type="float" office:value="0.000032312" calcext:value-type="float">
            <text:p>0.000032312</text:p>
          </table:table-cell>
          <table:table-cell office:value-type="float" office:value="0.015604" calcext:value-type="float">
            <text:p>0.015604</text:p>
          </table:table-cell>
          <table:table-cell office:value-type="float" office:value="0.029083" calcext:value-type="float">
            <text:p>0.029083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 office:value-type="float" office:value="0.000900793" calcext:value-type="float">
            <text:p>0.000900793</text:p>
          </table:table-cell>
          <table:table-cell table:formula="of:=&quot;/gps/hist/point &quot;&amp;[.I79]&amp;&quot; &quot;&amp;[.J79]" office:value-type="string" office:string-value="/gps/hist/point 7.9 0.000900793" calcext:value-type="string">
            <text:p>/gps/hist/point 7.9 0.000900793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7.95" calcext:value-type="float">
            <text:p>7.95</text:p>
          </table:table-cell>
          <table:table-cell office:value-type="float" office:value="0.00000041783" calcext:value-type="float">
            <text:p>4.1783E-07</text:p>
          </table:table-cell>
          <table:table-cell office:value-type="float" office:value="0.000027696" calcext:value-type="float">
            <text:p>0.000027696</text:p>
          </table:table-cell>
          <table:table-cell office:value-type="float" office:value="0.014635" calcext:value-type="float">
            <text:p>0.014635</text:p>
          </table:table-cell>
          <table:table-cell office:value-type="float" office:value="0.026441" calcext:value-type="float">
            <text:p>0.026441</text:p>
          </table:table-cell>
          <table:table-cell table:number-columns-repeated="2"/>
          <table:table-cell office:value-type="float" office:value="8.1" calcext:value-type="float">
            <text:p>8.1</text:p>
          </table:table-cell>
          <table:table-cell office:value-type="float" office:value="0.000788417" calcext:value-type="float">
            <text:p>0.000788417</text:p>
          </table:table-cell>
          <table:table-cell table:formula="of:=&quot;/gps/hist/point &quot;&amp;[.I80]&amp;&quot; &quot;&amp;[.J80]" office:value-type="string" office:string-value="/gps/hist/point 8.1 0.000788417" calcext:value-type="string">
            <text:p>/gps/hist/point 8.1 0.000788417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8.05" calcext:value-type="float">
            <text:p>8.05</text:p>
          </table:table-cell>
          <table:table-cell office:value-type="float" office:value="0.00000037901" calcext:value-type="float">
            <text:p>0.000000379</text:p>
          </table:table-cell>
          <table:table-cell office:value-type="float" office:value="0.000021539" calcext:value-type="float">
            <text:p>0.000021539</text:p>
          </table:table-cell>
          <table:table-cell office:value-type="float" office:value="0.013797" calcext:value-type="float">
            <text:p>0.013797</text:p>
          </table:table-cell>
          <table:table-cell office:value-type="float" office:value="0.024038" calcext:value-type="float">
            <text:p>0.024038</text:p>
          </table:table-cell>
          <table:table-cell table:number-columns-repeated="2"/>
          <table:table-cell office:value-type="float" office:value="8.3" calcext:value-type="float">
            <text:p>8.3</text:p>
          </table:table-cell>
          <table:table-cell office:value-type="float" office:value="0.000690089" calcext:value-type="float">
            <text:p>0.000690089</text:p>
          </table:table-cell>
          <table:table-cell table:formula="of:=&quot;/gps/hist/point &quot;&amp;[.I81]&amp;&quot; &quot;&amp;[.J81]" office:value-type="string" office:string-value="/gps/hist/point 8.3 0.000690089" calcext:value-type="string">
            <text:p>/gps/hist/point 8.3 0.000690089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8.15" calcext:value-type="float">
            <text:p>8.15</text:p>
          </table:table-cell>
          <table:table-cell office:value-type="float" office:value="0.00000031861" calcext:value-type="float">
            <text:p>3.1861E-07</text:p>
          </table:table-cell>
          <table:table-cell office:value-type="float" office:value="0.000015753" calcext:value-type="float">
            <text:p>0.000015753</text:p>
          </table:table-cell>
          <table:table-cell office:value-type="float" office:value="0.013055" calcext:value-type="float">
            <text:p>0.013055</text:p>
          </table:table-cell>
          <table:table-cell office:value-type="float" office:value="0.021757" calcext:value-type="float">
            <text:p>0.021757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0.00060388" calcext:value-type="float">
            <text:p>0.00060388</text:p>
          </table:table-cell>
          <table:table-cell table:formula="of:=&quot;/gps/hist/point &quot;&amp;[.I82]&amp;&quot; &quot;&amp;[.J82]" office:value-type="string" office:string-value="/gps/hist/point 8.5 0.00060388" calcext:value-type="string">
            <text:p>/gps/hist/point 8.5 0.00060388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8.25" calcext:value-type="float">
            <text:p>8.25</text:p>
          </table:table-cell>
          <table:table-cell office:value-type="float" office:value="0.00000023468" calcext:value-type="float">
            <text:p>2.3468E-07</text:p>
          </table:table-cell>
          <table:table-cell office:value-type="float" office:value="0.000012578" calcext:value-type="float">
            <text:p>0.000012578</text:p>
          </table:table-cell>
          <table:table-cell office:value-type="float" office:value="0.012386" calcext:value-type="float">
            <text:p>0.012386</text:p>
          </table:table-cell>
          <table:table-cell office:value-type="float" office:value="0.019901" calcext:value-type="float">
            <text:p>0.019901</text:p>
          </table:table-cell>
          <table:table-cell table:number-columns-repeated="2"/>
          <table:table-cell office:value-type="float" office:value="8.7" calcext:value-type="float">
            <text:p>8.7</text:p>
          </table:table-cell>
          <table:table-cell office:value-type="float" office:value="0.00052855" calcext:value-type="float">
            <text:p>0.00052855</text:p>
          </table:table-cell>
          <table:table-cell table:formula="of:=&quot;/gps/hist/point &quot;&amp;[.I83]&amp;&quot; &quot;&amp;[.J83]" office:value-type="string" office:string-value="/gps/hist/point 8.7 0.00052855" calcext:value-type="string">
            <text:p>/gps/hist/point 8.7 0.00052855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8.35" calcext:value-type="float">
            <text:p>8.35</text:p>
          </table:table-cell>
          <table:table-cell office:value-type="float" office:value="0.00000018628" calcext:value-type="float">
            <text:p>1.8628E-07</text:p>
          </table:table-cell>
          <table:table-cell office:value-type="float" office:value="0.000010484" calcext:value-type="float">
            <text:p>0.000010484</text:p>
          </table:table-cell>
          <table:table-cell office:value-type="float" office:value="0.011777" calcext:value-type="float">
            <text:p>0.011777</text:p>
          </table:table-cell>
          <table:table-cell office:value-type="float" office:value="0.018544" calcext:value-type="float">
            <text:p>0.018544</text:p>
          </table:table-cell>
          <table:table-cell table:number-columns-repeated="2"/>
          <table:table-cell office:value-type="float" office:value="8.9" calcext:value-type="float">
            <text:p>8.9</text:p>
          </table:table-cell>
          <table:table-cell office:value-type="float" office:value="0.000462722" calcext:value-type="float">
            <text:p>0.000462722</text:p>
          </table:table-cell>
          <table:table-cell table:formula="of:=&quot;/gps/hist/point &quot;&amp;[.I84]&amp;&quot; &quot;&amp;[.J84]" office:value-type="string" office:string-value="/gps/hist/point 8.9 0.000462722" calcext:value-type="string">
            <text:p>/gps/hist/point 8.9 0.000462722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8.45" calcext:value-type="float">
            <text:p>8.45</text:p>
          </table:table-cell>
          <table:table-cell office:value-type="float" office:value="0.0000001855" calcext:value-type="float">
            <text:p>1.855E-07</text:p>
          </table:table-cell>
          <table:table-cell office:value-type="float" office:value="0.0000081628" calcext:value-type="float">
            <text:p>8.1628E-06</text:p>
          </table:table-cell>
          <table:table-cell office:value-type="float" office:value="0.011214" calcext:value-type="float">
            <text:p>0.011214</text:p>
          </table:table-cell>
          <table:table-cell office:value-type="float" office:value="0.017342" calcext:value-type="float">
            <text:p>0.017342</text:p>
          </table:table-cell>
          <table:table-cell table:number-columns-repeated="2"/>
          <table:table-cell office:value-type="float" office:value="9.1" calcext:value-type="float">
            <text:p>9.1</text:p>
          </table:table-cell>
          <table:table-cell office:value-type="float" office:value="0.000404882" calcext:value-type="float">
            <text:p>0.000404882</text:p>
          </table:table-cell>
          <table:table-cell table:formula="of:=&quot;/gps/hist/point &quot;&amp;[.I85]&amp;&quot; &quot;&amp;[.J85]" office:value-type="string" office:string-value="/gps/hist/point 9.1 0.000404882" calcext:value-type="string">
            <text:p>/gps/hist/point 9.1 0.000404882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8.55" calcext:value-type="float">
            <text:p>8.55</text:p>
          </table:table-cell>
          <table:table-cell office:value-type="float" office:value="0.00000015299" calcext:value-type="float">
            <text:p>0.000000153</text:p>
          </table:table-cell>
          <table:table-cell office:value-type="float" office:value="0.0000064775" calcext:value-type="float">
            <text:p>6.4775E-06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0.016216" calcext:value-type="float">
            <text:p>0.016216</text:p>
          </table:table-cell>
          <table:table-cell table:number-columns-repeated="2"/>
          <table:table-cell office:value-type="float" office:value="9.3" calcext:value-type="float">
            <text:p>9.3</text:p>
          </table:table-cell>
          <table:table-cell office:value-type="float" office:value="0.00035434" calcext:value-type="float">
            <text:p>0.00035434</text:p>
          </table:table-cell>
          <table:table-cell table:formula="of:=&quot;/gps/hist/point &quot;&amp;[.I86]&amp;&quot; &quot;&amp;[.J86]" office:value-type="string" office:string-value="/gps/hist/point 9.3 0.00035434" calcext:value-type="string">
            <text:p>/gps/hist/point 9.3 0.00035434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8.65" calcext:value-type="float">
            <text:p>8.65</text:p>
          </table:table-cell>
          <table:table-cell office:value-type="float" office:value="0.00000011455" calcext:value-type="float">
            <text:p>1.1455E-07</text:p>
          </table:table-cell>
          <table:table-cell office:value-type="float" office:value="0.0000053397" calcext:value-type="float">
            <text:p>5.3397E-06</text:p>
          </table:table-cell>
          <table:table-cell office:value-type="float" office:value="0.010167" calcext:value-type="float">
            <text:p>0.010167</text:p>
          </table:table-cell>
          <table:table-cell office:value-type="float" office:value="0.015293" calcext:value-type="float">
            <text:p>0.015293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0.000310134" calcext:value-type="float">
            <text:p>0.000310134</text:p>
          </table:table-cell>
          <table:table-cell table:formula="of:=&quot;/gps/hist/point &quot;&amp;[.I87]&amp;&quot; &quot;&amp;[.J87]" office:value-type="string" office:string-value="/gps/hist/point 9.5 0.000310134" calcext:value-type="string">
            <text:p>/gps/hist/point 9.5 0.000310134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8.75" calcext:value-type="float">
            <text:p>8.75</text:p>
          </table:table-cell>
          <table:table-cell office:value-type="float" office:value="0.000000092852" calcext:value-type="float">
            <text:p>9.2852E-08</text:p>
          </table:table-cell>
          <table:table-cell office:value-type="float" office:value="0.0000043596" calcext:value-type="float">
            <text:p>4.3596E-06</text:p>
          </table:table-cell>
          <table:table-cell office:value-type="float" office:value="0.0096723" calcext:value-type="float">
            <text:p>0.0096723</text:p>
          </table:table-cell>
          <table:table-cell office:value-type="float" office:value="0.014557" calcext:value-type="float">
            <text:p>0.014557</text:p>
          </table:table-cell>
          <table:table-cell table:number-columns-repeated="2"/>
          <table:table-cell office:value-type="float" office:value="9.7" calcext:value-type="float">
            <text:p>9.7</text:p>
          </table:table-cell>
          <table:table-cell office:value-type="float" office:value="0.000271298" calcext:value-type="float">
            <text:p>0.000271298</text:p>
          </table:table-cell>
          <table:table-cell table:formula="of:=&quot;/gps/hist/point &quot;&amp;[.I88]&amp;&quot; &quot;&amp;[.J88]" office:value-type="string" office:string-value="/gps/hist/point 9.7 0.000271298" calcext:value-type="string">
            <text:p>/gps/hist/point 9.7 0.000271298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8.85" calcext:value-type="float">
            <text:p>8.85</text:p>
          </table:table-cell>
          <table:table-cell office:value-type="float" office:value="0.000000086833" calcext:value-type="float">
            <text:p>8.6833E-08</text:p>
          </table:table-cell>
          <table:table-cell office:value-type="float" office:value="0.0000033509" calcext:value-type="float">
            <text:p>3.3509E-06</text:p>
          </table:table-cell>
          <table:table-cell office:value-type="float" office:value="0.0091956" calcext:value-type="float">
            <text:p>0.0091956</text:p>
          </table:table-cell>
          <table:table-cell office:value-type="float" office:value="0.013918" calcext:value-type="float">
            <text:p>0.013918</text:p>
          </table:table-cell>
          <table:table-cell table:number-columns-repeated="2"/>
          <table:table-cell office:value-type="float" office:value="9.9" calcext:value-type="float">
            <text:p>9.9</text:p>
          </table:table-cell>
          <table:table-cell office:value-type="float" office:value="0.000237283" calcext:value-type="float">
            <text:p>0.000237283</text:p>
          </table:table-cell>
          <table:table-cell table:formula="of:=&quot;/gps/hist/point &quot;&amp;[.I89]&amp;&quot; &quot;&amp;[.J89]" office:value-type="string" office:string-value="/gps/hist/point 9.9 0.000237283" calcext:value-type="string">
            <text:p>/gps/hist/point 9.9 0.000237283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8.95" calcext:value-type="float">
            <text:p>8.95</text:p>
          </table:table-cell>
          <table:table-cell office:value-type="float" office:value="0.000000073517" calcext:value-type="float">
            <text:p>7.3517E-08</text:p>
          </table:table-cell>
          <table:table-cell office:value-type="float" office:value="0.0000026753" calcext:value-type="float">
            <text:p>2.6753E-06</text:p>
          </table:table-cell>
          <table:table-cell office:value-type="float" office:value="0.0087366" calcext:value-type="float">
            <text:p>0.0087366</text:p>
          </table:table-cell>
          <table:table-cell office:value-type="float" office:value="0.013305" calcext:value-type="float">
            <text:p>0.013305</text:p>
          </table:table-cell>
          <table:table-cell table:number-columns-repeated="2"/>
          <table:table-cell office:value-type="float" office:value="10.1" calcext:value-type="float">
            <text:p>10.1</text:p>
          </table:table-cell>
          <table:table-cell office:value-type="float" office:value="0.000207399" calcext:value-type="float">
            <text:p>0.000207399</text:p>
          </table:table-cell>
          <table:table-cell table:formula="of:=&quot;/gps/hist/point &quot;&amp;[.I90]&amp;&quot; &quot;&amp;[.J90]" office:value-type="string" office:string-value="/gps/hist/point 10.1 0.000207399" calcext:value-type="string">
            <text:p>/gps/hist/point 10.1 0.000207399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9.05" calcext:value-type="float">
            <text:p>9.05</text:p>
          </table:table-cell>
          <table:table-cell office:value-type="float" office:value="0.0000000617" calcext:value-type="float">
            <text:p>6.17E-08</text:p>
          </table:table-cell>
          <table:table-cell office:value-type="float" office:value="0.0000022807" calcext:value-type="float">
            <text:p>2.2807E-06</text:p>
          </table:table-cell>
          <table:table-cell office:value-type="float" office:value="0.008295" calcext:value-type="float">
            <text:p>0.008295</text:p>
          </table:table-cell>
          <table:table-cell office:value-type="float" office:value="0.012714" calcext:value-type="float">
            <text:p>0.012714</text:p>
          </table:table-cell>
          <table:table-cell table:number-columns-repeated="2"/>
          <table:table-cell office:value-type="float" office:value="10.3" calcext:value-type="float">
            <text:p>10.3</text:p>
          </table:table-cell>
          <table:table-cell office:value-type="float" office:value="0.00018137" calcext:value-type="float">
            <text:p>0.00018137</text:p>
          </table:table-cell>
          <table:table-cell table:formula="of:=&quot;/gps/hist/point &quot;&amp;[.I91]&amp;&quot; &quot;&amp;[.J91]" office:value-type="string" office:string-value="/gps/hist/point 10.3 0.00018137" calcext:value-type="string">
            <text:p>/gps/hist/point 10.3 0.00018137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9.15" calcext:value-type="float">
            <text:p>9.15</text:p>
          </table:table-cell>
          <table:table-cell office:value-type="float" office:value="0.000000054274" calcext:value-type="float">
            <text:p>5.4274E-08</text:p>
          </table:table-cell>
          <table:table-cell office:value-type="float" office:value="0.0000017554" calcext:value-type="float">
            <text:p>1.7554E-06</text:p>
          </table:table-cell>
          <table:table-cell office:value-type="float" office:value="0.0078705" calcext:value-type="float">
            <text:p>0.0078705</text:p>
          </table:table-cell>
          <table:table-cell office:value-type="float" office:value="0.012138" calcext:value-type="float">
            <text:p>0.012138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0.00015851" calcext:value-type="float">
            <text:p>0.00015851</text:p>
          </table:table-cell>
          <table:table-cell table:formula="of:=&quot;/gps/hist/point &quot;&amp;[.I92]&amp;&quot; &quot;&amp;[.J92]" office:value-type="string" office:string-value="/gps/hist/point 10.5 0.00015851" calcext:value-type="string">
            <text:p>/gps/hist/point 10.5 0.00015851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9.25" calcext:value-type="float">
            <text:p>9.25</text:p>
          </table:table-cell>
          <table:table-cell office:value-type="float" office:value="0.000000049034" calcext:value-type="float">
            <text:p>0.000000049</text:p>
          </table:table-cell>
          <table:table-cell office:value-type="float" office:value="0.0000013436" calcext:value-type="float">
            <text:p>1.3436E-06</text:p>
          </table:table-cell>
          <table:table-cell office:value-type="float" office:value="0.0074626" calcext:value-type="float">
            <text:p>0.0074626</text:p>
          </table:table-cell>
          <table:table-cell office:value-type="float" office:value="0.011578" calcext:value-type="float">
            <text:p>0.011578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0.000138679" calcext:value-type="float">
            <text:p>0.000138679</text:p>
          </table:table-cell>
          <table:table-cell table:formula="of:=&quot;/gps/hist/point &quot;&amp;[.I93]&amp;&quot; &quot;&amp;[.J93]" office:value-type="string" office:string-value="/gps/hist/point 10.7 0.000138679" calcext:value-type="string">
            <text:p>/gps/hist/point 10.7 0.000138679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9.35" calcext:value-type="float">
            <text:p>9.35</text:p>
          </table:table-cell>
          <table:table-cell office:value-type="float" office:value="0.000000043443" calcext:value-type="float">
            <text:p>4.3443E-08</text:p>
          </table:table-cell>
          <table:table-cell office:value-type="float" office:value="0.0000010738" calcext:value-type="float">
            <text:p>1.0738E-06</text:p>
          </table:table-cell>
          <table:table-cell office:value-type="float" office:value="0.0070708" calcext:value-type="float">
            <text:p>0.0070708</text:p>
          </table:table-cell>
          <table:table-cell office:value-type="float" office:value="0.011037" calcext:value-type="float">
            <text:p>0.011037</text:p>
          </table:table-cell>
          <table:table-cell table:number-columns-repeated="2"/>
          <table:table-cell office:value-type="float" office:value="10.9" calcext:value-type="float">
            <text:p>10.9</text:p>
          </table:table-cell>
          <table:table-cell office:value-type="float" office:value="0.000121217" calcext:value-type="float">
            <text:p>0.000121217</text:p>
          </table:table-cell>
          <table:table-cell table:formula="of:=&quot;/gps/hist/point &quot;&amp;[.I94]&amp;&quot; &quot;&amp;[.J94]" office:value-type="string" office:string-value="/gps/hist/point 10.9 0.000121217" calcext:value-type="string">
            <text:p>/gps/hist/point 10.9 0.000121217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9.45" calcext:value-type="float">
            <text:p>9.45</text:p>
          </table:table-cell>
          <table:table-cell office:value-type="float" office:value="0.000000039869" calcext:value-type="float">
            <text:p>3.9869E-08</text:p>
          </table:table-cell>
          <table:table-cell office:value-type="float" office:value="0.00000084777" calcext:value-type="float">
            <text:p>8.4777E-07</text:p>
          </table:table-cell>
          <table:table-cell office:value-type="float" office:value="0.0066949" calcext:value-type="float">
            <text:p>0.0066949</text:p>
          </table:table-cell>
          <table:table-cell office:value-type="float" office:value="0.010517" calcext:value-type="float">
            <text:p>0.010517</text:p>
          </table:table-cell>
          <table:table-cell table:number-columns-repeated="2"/>
          <table:table-cell office:value-type="float" office:value="11.1" calcext:value-type="float">
            <text:p>11.1</text:p>
          </table:table-cell>
          <table:table-cell office:value-type="float" office:value="0.000105999" calcext:value-type="float">
            <text:p>0.000105999</text:p>
          </table:table-cell>
          <table:table-cell table:formula="of:=&quot;/gps/hist/point &quot;&amp;[.I95]&amp;&quot; &quot;&amp;[.J95]" office:value-type="string" office:string-value="/gps/hist/point 11.1 0.000105999" calcext:value-type="string">
            <text:p>/gps/hist/point 11.1 0.000105999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9.55" calcext:value-type="float">
            <text:p>9.55</text:p>
          </table:table-cell>
          <table:table-cell office:value-type="float" office:value="0.000000036688" calcext:value-type="float">
            <text:p>3.6688E-08</text:p>
          </table:table-cell>
          <table:table-cell office:value-type="float" office:value="0.00000062351" calcext:value-type="float">
            <text:p>6.2351E-07</text:p>
          </table:table-cell>
          <table:table-cell office:value-type="float" office:value="0.0063345" calcext:value-type="float">
            <text:p>0.0063345</text:p>
          </table:table-cell>
          <table:table-cell office:value-type="float" office:value="0.010016" calcext:value-type="float">
            <text:p>0.010016</text:p>
          </table:table-cell>
          <table:table-cell table:number-columns-repeated="2"/>
          <table:table-cell office:value-type="float" office:value="11.3" calcext:value-type="float">
            <text:p>11.3</text:p>
          </table:table-cell>
          <table:table-cell office:value-type="float" office:value="0.0000926683" calcext:value-type="float">
            <text:p>9.26683E-05</text:p>
          </table:table-cell>
          <table:table-cell table:formula="of:=&quot;/gps/hist/point &quot;&amp;[.I96]&amp;&quot; &quot;&amp;[.J96]" office:value-type="string" office:string-value="/gps/hist/point 11.3 0.0000926683" calcext:value-type="string">
            <text:p>/gps/hist/point 11.3 0.0000926683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9.65" calcext:value-type="float">
            <text:p>9.65</text:p>
          </table:table-cell>
          <table:table-cell office:value-type="float" office:value="0.000000033442" calcext:value-type="float">
            <text:p>3.3442E-08</text:p>
          </table:table-cell>
          <table:table-cell office:value-type="float" office:value="0.00000045191" calcext:value-type="float">
            <text:p>4.5191E-07</text:p>
          </table:table-cell>
          <table:table-cell office:value-type="float" office:value="0.0059892" calcext:value-type="float">
            <text:p>0.0059892</text:p>
          </table:table-cell>
          <table:table-cell office:value-type="float" office:value="0.0095305" calcext:value-type="float">
            <text:p>0.0095305</text:p>
          </table:table-cell>
          <table:table-cell table:number-columns-repeated="2"/>
          <table:table-cell office:value-type="float" office:value="11.5" calcext:value-type="float">
            <text:p>11.5</text:p>
          </table:table-cell>
          <table:table-cell office:value-type="float" office:value="0.0000810176" calcext:value-type="float">
            <text:p>8.10176E-05</text:p>
          </table:table-cell>
          <table:table-cell table:formula="of:=&quot;/gps/hist/point &quot;&amp;[.I97]&amp;&quot; &quot;&amp;[.J97]" office:value-type="string" office:string-value="/gps/hist/point 11.5 0.0000810176" calcext:value-type="string">
            <text:p>/gps/hist/point 11.5 0.0000810176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9.75" calcext:value-type="float">
            <text:p>9.75</text:p>
          </table:table-cell>
          <table:table-cell office:value-type="float" office:value="0.00000003023" calcext:value-type="float">
            <text:p>3.023E-08</text:p>
          </table:table-cell>
          <table:table-cell office:value-type="float" office:value="0.00000037859" calcext:value-type="float">
            <text:p>3.7859E-07</text:p>
          </table:table-cell>
          <table:table-cell office:value-type="float" office:value="0.0056587" calcext:value-type="float">
            <text:p>0.0056587</text:p>
          </table:table-cell>
          <table:table-cell office:value-type="float" office:value="0.009063" calcext:value-type="float">
            <text:p>0.009063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0.000070813" calcext:value-type="float">
            <text:p>0.000070813</text:p>
          </table:table-cell>
          <table:table-cell table:formula="of:=&quot;/gps/hist/point &quot;&amp;[.I98]&amp;&quot; &quot;&amp;[.J98]" office:value-type="string" office:string-value="/gps/hist/point 11.7 0.000070813" calcext:value-type="string">
            <text:p>/gps/hist/point 11.7 0.000070813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9.85" calcext:value-type="float">
            <text:p>9.85</text:p>
          </table:table-cell>
          <table:table-cell office:value-type="float" office:value="0.000000027651" calcext:value-type="float">
            <text:p>2.7651E-08</text:p>
          </table:table-cell>
          <table:table-cell office:value-type="float" office:value="0.00000031393" calcext:value-type="float">
            <text:p>3.1393E-07</text:p>
          </table:table-cell>
          <table:table-cell office:value-type="float" office:value="0.0053424" calcext:value-type="float">
            <text:p>0.0053424</text:p>
          </table:table-cell>
          <table:table-cell office:value-type="float" office:value="0.008614" calcext:value-type="float">
            <text:p>0.008614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0.000061889" calcext:value-type="float">
            <text:p>0.000061889</text:p>
          </table:table-cell>
          <table:table-cell table:formula="of:=&quot;/gps/hist/point &quot;&amp;[.I99]&amp;&quot; &quot;&amp;[.J99]" office:value-type="string" office:string-value="/gps/hist/point 11.9 0.000061889" calcext:value-type="string">
            <text:p>/gps/hist/point 11.9 0.000061889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9.95" calcext:value-type="float">
            <text:p>9.95</text:p>
          </table:table-cell>
          <table:table-cell office:value-type="float" office:value="0.000000025477" calcext:value-type="float">
            <text:p>2.5477E-08</text:p>
          </table:table-cell>
          <table:table-cell office:value-type="float" office:value="0.00000024629" calcext:value-type="float">
            <text:p>2.4629E-07</text:p>
          </table:table-cell>
          <table:table-cell office:value-type="float" office:value="0.00504" calcext:value-type="float">
            <text:p>0.00504</text:p>
          </table:table-cell>
          <table:table-cell office:value-type="float" office:value="0.0081847" calcext:value-type="float">
            <text:p>0.0081847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0.0000540806" calcext:value-type="float">
            <text:p>5.40806E-05</text:p>
          </table:table-cell>
          <table:table-cell table:formula="of:=&quot;/gps/hist/point &quot;&amp;[.I100]&amp;&quot; &quot;&amp;[.J100]" office:value-type="string" office:string-value="/gps/hist/point 12.1 0.0000540806" calcext:value-type="string">
            <text:p>/gps/hist/point 12.1 0.0000540806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10.05" calcext:value-type="float">
            <text:p>10.05</text:p>
          </table:table-cell>
          <table:table-cell office:value-type="float" office:value="0.000000023375" calcext:value-type="float">
            <text:p>2.3375E-08</text:p>
          </table:table-cell>
          <table:table-cell office:value-type="float" office:value="0.00000016761" calcext:value-type="float">
            <text:p>1.6761E-07</text:p>
          </table:table-cell>
          <table:table-cell office:value-type="float" office:value="0.0047505" calcext:value-type="float">
            <text:p>0.0047505</text:p>
          </table:table-cell>
          <table:table-cell office:value-type="float" office:value="0.0077353" calcext:value-type="float">
            <text:p>0.0077353</text:p>
          </table:table-cell>
          <table:table-cell table:number-columns-repeated="2"/>
          <table:table-cell office:value-type="float" office:value="12.3" calcext:value-type="float">
            <text:p>12.3</text:p>
          </table:table-cell>
          <table:table-cell office:value-type="float" office:value="0.0000472362" calcext:value-type="float">
            <text:p>4.72362E-05</text:p>
          </table:table-cell>
          <table:table-cell table:formula="of:=&quot;/gps/hist/point &quot;&amp;[.I101]&amp;&quot; &quot;&amp;[.J101]" office:value-type="string" office:string-value="/gps/hist/point 12.3 0.0000472362" calcext:value-type="string">
            <text:p>/gps/hist/point 12.3 0.0000472362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10.15" calcext:value-type="float">
            <text:p>10.15</text:p>
          </table:table-cell>
          <table:table-cell office:value-type="float" office:value="0.000000021423" calcext:value-type="float">
            <text:p>2.1423E-08</text:p>
          </table:table-cell>
          <table:table-cell office:value-type="float" office:value="0.00000012037" calcext:value-type="float">
            <text:p>1.2037E-07</text:p>
          </table:table-cell>
          <table:table-cell office:value-type="float" office:value="0.0044732" calcext:value-type="float">
            <text:p>0.0044732</text:p>
          </table:table-cell>
          <table:table-cell office:value-type="float" office:value="0.0073696" calcext:value-type="float">
            <text:p>0.0073696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0.0000412594" calcext:value-type="float">
            <text:p>4.12594E-05</text:p>
          </table:table-cell>
          <table:table-cell table:formula="of:=&quot;/gps/hist/point &quot;&amp;[.I102]&amp;&quot; &quot;&amp;[.J102]" office:value-type="string" office:string-value="/gps/hist/point 12.5 0.0000412594" calcext:value-type="string">
            <text:p>/gps/hist/point 12.5 0.0000412594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10.25" calcext:value-type="float">
            <text:p>10.25</text:p>
          </table:table-cell>
          <table:table-cell office:value-type="float" office:value="0.000000019755" calcext:value-type="float">
            <text:p>1.9755E-08</text:p>
          </table:table-cell>
          <table:table-cell office:value-type="float" office:value="0.00000010538" calcext:value-type="float">
            <text:p>1.0538E-07</text:p>
          </table:table-cell>
          <table:table-cell office:value-type="float" office:value="0.004207" calcext:value-type="float">
            <text:p>0.004207</text:p>
          </table:table-cell>
          <table:table-cell office:value-type="float" office:value="0.0069825" calcext:value-type="float">
            <text:p>0.0069825</text:p>
          </table:table-cell>
          <table:table-cell table:number-columns-repeated="2"/>
          <table:table-cell office:value-type="float" office:value="12.7" calcext:value-type="float">
            <text:p>12.7</text:p>
          </table:table-cell>
          <table:table-cell office:value-type="float" office:value="0.00003604" calcext:value-type="float">
            <text:p>0.00003604</text:p>
          </table:table-cell>
          <table:table-cell table:formula="of:=&quot;/gps/hist/point &quot;&amp;[.I103]&amp;&quot; &quot;&amp;[.J103]" office:value-type="string" office:string-value="/gps/hist/point 12.7 0.00003604" calcext:value-type="string">
            <text:p>/gps/hist/point 12.7 0.00003604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10.35" calcext:value-type="float">
            <text:p>10.35</text:p>
          </table:table-cell>
          <table:table-cell office:value-type="float" office:value="0.000000018252" calcext:value-type="float">
            <text:p>1.8252E-08</text:p>
          </table:table-cell>
          <table:table-cell office:value-type="float" office:value="0.000000077368" calcext:value-type="float">
            <text:p>7.7368E-08</text:p>
          </table:table-cell>
          <table:table-cell office:value-type="float" office:value="0.0039513" calcext:value-type="float">
            <text:p>0.0039513</text:p>
          </table:table-cell>
          <table:table-cell office:value-type="float" office:value="0.0066122" calcext:value-type="float">
            <text:p>0.0066122</text:p>
          </table:table-cell>
          <table:table-cell table:number-columns-repeated="2"/>
          <table:table-cell office:value-type="float" office:value="12.9" calcext:value-type="float">
            <text:p>12.9</text:p>
          </table:table-cell>
          <table:table-cell office:value-type="float" office:value="0.0000314541" calcext:value-type="float">
            <text:p>3.14541E-05</text:p>
          </table:table-cell>
          <table:table-cell table:formula="of:=&quot;/gps/hist/point &quot;&amp;[.I104]&amp;&quot; &quot;&amp;[.J104]" office:value-type="string" office:string-value="/gps/hist/point 12.9 0.0000314541" calcext:value-type="string">
            <text:p>/gps/hist/point 12.9 0.0000314541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10.45" calcext:value-type="float">
            <text:p>10.45</text:p>
          </table:table-cell>
          <table:table-cell office:value-type="float" office:value="0.000000016853" calcext:value-type="float">
            <text:p>1.6853E-08</text:p>
          </table:table-cell>
          <table:table-cell office:value-type="float" office:value="0.000000047122" calcext:value-type="float">
            <text:p>4.7122E-08</text:p>
          </table:table-cell>
          <table:table-cell office:value-type="float" office:value="0.0037052" calcext:value-type="float">
            <text:p>0.0037052</text:p>
          </table:table-cell>
          <table:table-cell office:value-type="float" office:value="0.0062615" calcext:value-type="float">
            <text:p>0.0062615</text:p>
          </table:table-cell>
          <table:table-cell table:number-columns-repeated="2"/>
          <table:table-cell office:value-type="float" office:value="13.1" calcext:value-type="float">
            <text:p>13.1</text:p>
          </table:table-cell>
          <table:table-cell office:value-type="float" office:value="0.0000274603" calcext:value-type="float">
            <text:p>2.74603E-05</text:p>
          </table:table-cell>
          <table:table-cell table:formula="of:=&quot;/gps/hist/point &quot;&amp;[.I105]&amp;&quot; &quot;&amp;[.J105]" office:value-type="string" office:string-value="/gps/hist/point 13.1 0.0000274603" calcext:value-type="string">
            <text:p>/gps/hist/point 13.1 0.0000274603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10.55" calcext:value-type="float">
            <text:p>10.55</text:p>
          </table:table-cell>
          <table:table-cell office:value-type="float" office:value="0.000000015449" calcext:value-type="float">
            <text:p>1.5449E-08</text:p>
          </table:table-cell>
          <table:table-cell office:value-type="float" office:value="0.000000028499" calcext:value-type="float">
            <text:p>2.8499E-08</text:p>
          </table:table-cell>
          <table:table-cell office:value-type="float" office:value="0.0034684" calcext:value-type="float">
            <text:p>0.0034684</text:p>
          </table:table-cell>
          <table:table-cell office:value-type="float" office:value="0.0059115" calcext:value-type="float">
            <text:p>0.0059115</text:p>
          </table:table-cell>
          <table:table-cell table:number-columns-repeated="2"/>
          <table:table-cell office:value-type="float" office:value="13.2" calcext:value-type="float">
            <text:p>13.2</text:p>
          </table:table-cell>
          <table:table-cell office:value-type="float" office:value="0.0000256425" calcext:value-type="float">
            <text:p>2.56425E-05</text:p>
          </table:table-cell>
          <table:table-cell table:formula="of:=&quot;/gps/hist/point &quot;&amp;[.I106]&amp;&quot; &quot;&amp;[.J106]" office:value-type="string" office:string-value="/gps/hist/point 13.2 0.0000256425" calcext:value-type="string">
            <text:p>/gps/hist/point 13.2 0.0000256425</text:p>
          </table:table-cell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10.65" calcext:value-type="float">
            <text:p>10.65</text:p>
          </table:table-cell>
          <table:table-cell office:value-type="float" office:value="0.000000013959" calcext:value-type="float">
            <text:p>0.000000014</text:p>
          </table:table-cell>
          <table:table-cell office:value-type="float" office:value="0.000000025584" calcext:value-type="float">
            <text:p>2.5584E-08</text:p>
          </table:table-cell>
          <table:table-cell office:value-type="float" office:value="0.0032407" calcext:value-type="float">
            <text:p>0.0032407</text:p>
          </table:table-cell>
          <table:table-cell office:value-type="float" office:value="0.0056129" calcext:value-type="float">
            <text:p>0.0056129</text:p>
          </table:table-cell>
          <table:table-cell table:number-columns-repeated="2"/>
          <table:table-cell office:value-type="float" office:value="13.4" calcext:value-type="float">
            <text:p>13.4</text:p>
          </table:table-cell>
          <table:table-cell office:value-type="float" office:value="0.0000223787" calcext:value-type="float">
            <text:p>2.23787E-05</text:p>
          </table:table-cell>
          <table:table-cell table:formula="of:=&quot;/gps/hist/point &quot;&amp;[.I107]&amp;&quot; &quot;&amp;[.J107]" office:value-type="string" office:string-value="/gps/hist/point 13.4 0.0000223787" calcext:value-type="string">
            <text:p>/gps/hist/point 13.4 0.0000223787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10.75" calcext:value-type="float">
            <text:p>10.75</text:p>
          </table:table-cell>
          <table:table-cell office:value-type="float" office:value="0.00000001266" calcext:value-type="float">
            <text:p>1.266E-08</text:p>
          </table:table-cell>
          <table:table-cell office:value-type="float" office:value="0.000000017001" calcext:value-type="float">
            <text:p>0.000000017</text:p>
          </table:table-cell>
          <table:table-cell office:value-type="float" office:value="0.0030218" calcext:value-type="float">
            <text:p>0.0030218</text:p>
          </table:table-cell>
          <table:table-cell office:value-type="float" office:value="0.0053033" calcext:value-type="float">
            <text:p>0.0053033</text:p>
          </table:table-cell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0.0000208913" calcext:value-type="float">
            <text:p>2.08913E-05</text:p>
          </table:table-cell>
          <table:table-cell table:formula="of:=&quot;/gps/hist/point &quot;&amp;[.I108]&amp;&quot; &quot;&amp;[.J108]" office:value-type="string" office:string-value="/gps/hist/point 13.5 0.0000208913" calcext:value-type="string">
            <text:p>/gps/hist/point 13.5 0.0000208913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10.85" calcext:value-type="float">
            <text:p>10.85</text:p>
          </table:table-cell>
          <table:table-cell office:value-type="float" office:value="0.000000011552" calcext:value-type="float">
            <text:p>1.1552E-08</text:p>
          </table:table-cell>
          <table:table-cell office:value-type="float" office:value="0.0000000086025" calcext:value-type="float">
            <text:p>8.6025E-09</text:p>
          </table:table-cell>
          <table:table-cell office:value-type="float" office:value="0.0028114" calcext:value-type="float">
            <text:p>0.0028114</text:p>
          </table:table-cell>
          <table:table-cell office:value-type="float" office:value="0.0050035" calcext:value-type="float">
            <text:p>0.0050035</text:p>
          </table:table-cell>
          <table:table-cell table:number-columns-repeated="2"/>
          <table:table-cell office:value-type="float" office:value="13.7" calcext:value-type="float">
            <text:p>13.7</text:p>
          </table:table-cell>
          <table:table-cell office:value-type="float" office:value="0.0000182197" calcext:value-type="float">
            <text:p>1.82197E-05</text:p>
          </table:table-cell>
          <table:table-cell table:formula="of:=&quot;/gps/hist/point &quot;&amp;[.I109]&amp;&quot; &quot;&amp;[.J109]" office:value-type="string" office:string-value="/gps/hist/point 13.7 0.0000182197" calcext:value-type="string">
            <text:p>/gps/hist/point 13.7 0.0000182197</text:p>
          </table:table-cell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10.95" calcext:value-type="float">
            <text:p>10.95</text:p>
          </table:table-cell>
          <table:table-cell office:value-type="float" office:value="0.000000010271" calcext:value-type="float">
            <text:p>1.0271E-08</text:p>
          </table:table-cell>
          <table:table-cell office:value-type="float" office:value="0.0000000037793" calcext:value-type="float">
            <text:p>3.7793E-09</text:p>
          </table:table-cell>
          <table:table-cell office:value-type="float" office:value="0.0026093" calcext:value-type="float">
            <text:p>0.0026093</text:p>
          </table:table-cell>
          <table:table-cell office:value-type="float" office:value="0.0047148" calcext:value-type="float">
            <text:p>0.0047148</text:p>
          </table:table-cell>
          <table:table-cell table:number-columns-repeated="2"/>
          <table:table-cell office:value-type="float" office:value="13.9" calcext:value-type="float">
            <text:p>13.9</text:p>
          </table:table-cell>
          <table:table-cell office:value-type="float" office:value="0.0000158923" calcext:value-type="float">
            <text:p>1.58923E-05</text:p>
          </table:table-cell>
          <table:table-cell table:formula="of:=&quot;/gps/hist/point &quot;&amp;[.I110]&amp;&quot; &quot;&amp;[.J110]" office:value-type="string" office:string-value="/gps/hist/point 13.9 0.0000158923" calcext:value-type="string">
            <text:p>/gps/hist/point 13.9 0.0000158923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11.05" calcext:value-type="float">
            <text:p>11.05</text:p>
          </table:table-cell>
          <table:table-cell office:value-type="float" office:value="0.0000000089353" calcext:value-type="float">
            <text:p>8.9353E-09</text:p>
          </table:table-cell>
          <table:table-cell office:value-type="float" office:value="0.0000000030192" calcext:value-type="float">
            <text:p>0.000000003</text:p>
          </table:table-cell>
          <table:table-cell office:value-type="float" office:value="0.0024156" calcext:value-type="float">
            <text:p>0.0024156</text:p>
          </table:table-cell>
          <table:table-cell office:value-type="float" office:value="0.0044386" calcext:value-type="float">
            <text:p>0.0044386</text:p>
          </table:table-cell>
          <table:table-cell table:number-columns-repeated="2"/>
          <table:table-cell office:value-type="float" office:value="14.1" calcext:value-type="float">
            <text:p>14.1</text:p>
          </table:table-cell>
          <table:table-cell office:value-type="float" office:value="0.0000138679" calcext:value-type="float">
            <text:p>1.38679E-05</text:p>
          </table:table-cell>
          <table:table-cell table:formula="of:=&quot;/gps/hist/point &quot;&amp;[.I111]&amp;&quot; &quot;&amp;[.J111]" office:value-type="string" office:string-value="/gps/hist/point 14.1 0.0000138679" calcext:value-type="string">
            <text:p>/gps/hist/point 14.1 0.0000138679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11.15" calcext:value-type="float">
            <text:p>11.15</text:p>
          </table:table-cell>
          <table:table-cell office:value-type="float" office:value="0.0000000078647" calcext:value-type="float">
            <text:p>7.8647E-09</text:p>
          </table:table-cell>
          <table:table-cell office:value-type="float" office:value="0.0000000016291" calcext:value-type="float">
            <text:p>1.6291E-09</text:p>
          </table:table-cell>
          <table:table-cell office:value-type="float" office:value="0.0022305" calcext:value-type="float">
            <text:p>0.0022305</text:p>
          </table:table-cell>
          <table:table-cell office:value-type="float" office:value="0.0041724" calcext:value-type="float">
            <text:p>0.0041724</text:p>
          </table:table-cell>
          <table:table-cell table:number-columns-repeated="2"/>
          <table:table-cell office:value-type="float" office:value="14.2" calcext:value-type="float">
            <text:p>14.2</text:p>
          </table:table-cell>
          <table:table-cell office:value-type="float" office:value="0.0000129438" calcext:value-type="float">
            <text:p>1.29438E-05</text:p>
          </table:table-cell>
          <table:table-cell table:formula="of:=&quot;/gps/hist/point &quot;&amp;[.I112]&amp;&quot; &quot;&amp;[.J112]" office:value-type="string" office:string-value="/gps/hist/point 14.2 0.0000129438" calcext:value-type="string">
            <text:p>/gps/hist/point 14.2 0.0000129438</text:p>
          </table:table-cell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11.25" calcext:value-type="float">
            <text:p>11.25</text:p>
          </table:table-cell>
          <table:table-cell office:value-type="float" office:value="0.000000006974" calcext:value-type="float">
            <text:p>0.000000007</text:p>
          </table:table-cell>
          <table:table-cell office:value-type="float" office:value="0.00000000068609" calcext:value-type="float">
            <text:p>6.8609E-10</text:p>
          </table:table-cell>
          <table:table-cell office:value-type="float" office:value="0.002054" calcext:value-type="float">
            <text:p>0.002054</text:p>
          </table:table-cell>
          <table:table-cell office:value-type="float" office:value="0.0039136" calcext:value-type="float">
            <text:p>0.0039136</text:p>
          </table:table-cell>
          <table:table-cell table:number-columns-repeated="2"/>
          <table:table-cell office:value-type="float" office:value="14.4" calcext:value-type="float">
            <text:p>14.4</text:p>
          </table:table-cell>
          <table:table-cell office:value-type="float" office:value="0.0000112857" calcext:value-type="float">
            <text:p>1.12857E-05</text:p>
          </table:table-cell>
          <table:table-cell table:formula="of:=&quot;/gps/hist/point &quot;&amp;[.I113]&amp;&quot; &quot;&amp;[.J113]" office:value-type="string" office:string-value="/gps/hist/point 14.4 0.0000112857" calcext:value-type="string">
            <text:p>/gps/hist/point 14.4 0.0000112857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11.35" calcext:value-type="float">
            <text:p>11.35</text:p>
          </table:table-cell>
          <table:table-cell office:value-type="float" office:value="0.0000000059645" calcext:value-type="float">
            <text:p>0.000000006</text:p>
          </table:table-cell>
          <table:table-cell office:value-type="float" office:value="0.00000000022364" calcext:value-type="float">
            <text:p>2.2364E-10</text:p>
          </table:table-cell>
          <table:table-cell office:value-type="float" office:value="0.0018863" calcext:value-type="float">
            <text:p>0.0018863</text:p>
          </table:table-cell>
          <table:table-cell office:value-type="float" office:value="0.0036622" calcext:value-type="float">
            <text:p>0.0036622</text:p>
          </table:table-cell>
          <table:table-cell table:number-columns-repeated="2"/>
          <table:table-cell office:value-type="float" office:value="14.6" calcext:value-type="float">
            <text:p>14.6</text:p>
          </table:table-cell>
          <table:table-cell office:value-type="float" office:value="0.00000983973" calcext:value-type="float">
            <text:p>9.83973E-06</text:p>
          </table:table-cell>
          <table:table-cell table:formula="of:=&quot;/gps/hist/point &quot;&amp;[.I114]&amp;&quot; &quot;&amp;[.J114]" office:value-type="string" office:string-value="/gps/hist/point 14.6 0.00000983973" calcext:value-type="string">
            <text:p>/gps/hist/point 14.6 0.00000983973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11.45" calcext:value-type="float">
            <text:p>11.45</text:p>
          </table:table-cell>
          <table:table-cell office:value-type="float" office:value="0.000000004997" calcext:value-type="float">
            <text:p>0.000000005</text:p>
          </table:table-cell>
          <table:table-cell office:value-type="float" office:value="0.000000000066745" calcext:value-type="float">
            <text:p>6.6745E-11</text:p>
          </table:table-cell>
          <table:table-cell office:value-type="float" office:value="0.0017274" calcext:value-type="float">
            <text:p>0.0017274</text:p>
          </table:table-cell>
          <table:table-cell office:value-type="float" office:value="0.0034186" calcext:value-type="float">
            <text:p>0.0034186</text:p>
          </table:table-cell>
          <table:table-cell table:number-columns-repeated="2"/>
          <table:table-cell office:value-type="float" office:value="15.3" calcext:value-type="float">
            <text:p>15.3</text:p>
          </table:table-cell>
          <table:table-cell office:value-type="float" office:value="0.000006087" calcext:value-type="float">
            <text:p>0.000006087</text:p>
          </table:table-cell>
          <table:table-cell table:formula="of:=&quot;/gps/hist/point &quot;&amp;[.I115]&amp;&quot; &quot;&amp;[.J115]" office:value-type="string" office:string-value="/gps/hist/point 15.3 0.000006087" calcext:value-type="string">
            <text:p>/gps/hist/point 15.3 0.000006087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11.55" calcext:value-type="float">
            <text:p>11.55</text:p>
          </table:table-cell>
          <table:table-cell office:value-type="float" office:value="0.000000004215" calcext:value-type="float">
            <text:p>4.215E-09</text:p>
          </table:table-cell>
          <table:table-cell office:value-type="float" office:value="0.0000000000080925" calcext:value-type="float">
            <text:p>8.0925E-12</text:p>
          </table:table-cell>
          <table:table-cell office:value-type="float" office:value="0.0015775" calcext:value-type="float">
            <text:p>0.0015775</text:p>
          </table:table-cell>
          <table:table-cell office:value-type="float" office:value="0.0031831" calcext:value-type="float">
            <text:p>0.003183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0000376375" calcext:value-type="float">
            <text:p>3.76375E-06</text:p>
          </table:table-cell>
          <table:table-cell table:formula="of:=&quot;/gps/hist/point &quot;&amp;[.I116]&amp;&quot; &quot;&amp;[.J116]" office:value-type="string" office:string-value="/gps/hist/point 16 0.00000376375" calcext:value-type="string">
            <text:p>/gps/hist/point 16 0.00000376375</text:p>
          </table:table-cell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11.65" calcext:value-type="float">
            <text:p>11.65</text:p>
          </table:table-cell>
          <table:table-cell office:value-type="float" office:value="0.0000000036237" calcext:value-type="float">
            <text:p>3.6237E-09</text:p>
          </table:table-cell>
          <table:table-cell office:value-type="float" office:value="0.00000000000017106" calcext:value-type="float">
            <text:p>1.7106E-13</text:p>
          </table:table-cell>
          <table:table-cell office:value-type="float" office:value="0.0014366" calcext:value-type="float">
            <text:p>0.0014366</text:p>
          </table:table-cell>
          <table:table-cell office:value-type="float" office:value="0.0029559" calcext:value-type="float">
            <text:p>0.0029559</text:p>
          </table:table-cell>
          <table:table-cell table:number-columns-repeated="2"/>
          <table:table-cell office:value-type="float" office:value="16.7" calcext:value-type="float">
            <text:p>16.7</text:p>
          </table:table-cell>
          <table:table-cell office:value-type="float" office:value="0.00000232463" calcext:value-type="float">
            <text:p>2.32463E-06</text:p>
          </table:table-cell>
          <table:table-cell table:formula="of:=&quot;/gps/hist/point &quot;&amp;[.I117]&amp;&quot; &quot;&amp;[.J117]" office:value-type="string" office:string-value="/gps/hist/point 16.7 0.00000232463" calcext:value-type="string">
            <text:p>/gps/hist/point 16.7 0.00000232463</text:p>
          </table:table-cell>
        </table:table-row>
        <table:table-row table:style-name="ro1">
          <table:table-cell office:value-type="float" office:value="11.65" calcext:value-type="float">
            <text:p>11.65</text:p>
          </table:table-cell>
          <table:table-cell office:value-type="float" office:value="11.75" calcext:value-type="float">
            <text:p>11.75</text:p>
          </table:table-cell>
          <table:table-cell office:value-type="float" office:value="0.0000000031167" calcext:value-type="float">
            <text:p>3.1167E-09</text:p>
          </table:table-cell>
          <table:table-cell office:value-type="float" office:value="0" calcext:value-type="float">
            <text:p>0</text:p>
          </table:table-cell>
          <table:table-cell office:value-type="float" office:value="0.0013046" calcext:value-type="float">
            <text:p>0.0013046</text:p>
          </table:table-cell>
          <table:table-cell office:value-type="float" office:value="0.0027374" calcext:value-type="float">
            <text:p>0.0027374</text:p>
          </table:table-cell>
          <table:table-cell table:number-columns-repeated="2"/>
          <table:table-cell office:value-type="float" office:value="17.4" calcext:value-type="float">
            <text:p>17.4</text:p>
          </table:table-cell>
          <table:table-cell office:value-type="float" office:value="0.00000143499" calcext:value-type="float">
            <text:p>0.000001435</text:p>
          </table:table-cell>
          <table:table-cell table:formula="of:=&quot;/gps/hist/point &quot;&amp;[.I118]&amp;&quot; &quot;&amp;[.J118]" office:value-type="string" office:string-value="/gps/hist/point 17.4 0.00000143499" calcext:value-type="string">
            <text:p>/gps/hist/point 17.4 0.00000143499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11.85" calcext:value-type="float">
            <text:p>11.85</text:p>
          </table:table-cell>
          <table:table-cell office:value-type="float" office:value="0.0000000026423" calcext:value-type="float">
            <text:p>2.6423E-09</text:p>
          </table:table-cell>
          <table:table-cell office:value-type="float" office:value="0" calcext:value-type="float">
            <text:p>0</text:p>
          </table:table-cell>
          <table:table-cell office:value-type="float" office:value="0.0011817" calcext:value-type="float">
            <text:p>0.0011817</text:p>
          </table:table-cell>
          <table:table-cell office:value-type="float" office:value="0.0025279" calcext:value-type="float">
            <text:p>0.0025279</text:p>
          </table:table-cell>
          <table:table-cell table:number-columns-repeated="2"/>
          <table:table-cell office:value-type="float" office:value="18.1" calcext:value-type="float">
            <text:p>18.1</text:p>
          </table:table-cell>
          <table:table-cell office:value-type="float" office:value="0.000000884405" calcext:value-type="float">
            <text:p>8.84405E-07</text:p>
          </table:table-cell>
          <table:table-cell table:formula="of:=&quot;/gps/hist/point &quot;&amp;[.I119]&amp;&quot; &quot;&amp;[.J119]" office:value-type="string" office:string-value="/gps/hist/point 18.1 0.000000884405" calcext:value-type="string">
            <text:p>/gps/hist/point 18.1 0.000000884405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11.95" calcext:value-type="float">
            <text:p>11.95</text:p>
          </table:table-cell>
          <table:table-cell office:value-type="float" office:value="0.0000000022591" calcext:value-type="float">
            <text:p>2.2591E-09</text:p>
          </table:table-cell>
          <table:table-cell office:value-type="float" office:value="0" calcext:value-type="float">
            <text:p>0</text:p>
          </table:table-cell>
          <table:table-cell office:value-type="float" office:value="0.0010678" calcext:value-type="float">
            <text:p>0.0010678</text:p>
          </table:table-cell>
          <table:table-cell office:value-type="float" office:value="0.0023284" calcext:value-type="float">
            <text:p>0.0023284</text:p>
          </table:table-cell>
          <table:table-cell table:number-columns-repeated="2"/>
          <table:table-cell office:value-type="float" office:value="18.8" calcext:value-type="float">
            <text:p>18.8</text:p>
          </table:table-cell>
          <table:table-cell office:value-type="float" office:value="0.000000543974" calcext:value-type="float">
            <text:p>0.000000544</text:p>
          </table:table-cell>
          <table:table-cell table:formula="of:=&quot;/gps/hist/point &quot;&amp;[.I120]&amp;&quot; &quot;&amp;[.J120]" office:value-type="string" office:string-value="/gps/hist/point 18.8 0.000000543974" calcext:value-type="string">
            <text:p>/gps/hist/point 18.8 0.000000543974</text:p>
          </table:table-cell>
        </table:table-row>
        <table:table-row table:style-name="ro1">
          <table:table-cell office:value-type="float" office:value="11.95" calcext:value-type="float">
            <text:p>11.95</text:p>
          </table:table-cell>
          <table:table-cell office:value-type="float" office:value="12.05" calcext:value-type="float">
            <text:p>12.05</text:p>
          </table:table-cell>
          <table:table-cell office:value-type="float" office:value="0.0000000019586" calcext:value-type="float">
            <text:p>0.000000002</text:p>
          </table:table-cell>
          <table:table-cell office:value-type="float" office:value="0" calcext:value-type="float">
            <text:p>0</text:p>
          </table:table-cell>
          <table:table-cell office:value-type="float" office:value="0.00096286" calcext:value-type="float">
            <text:p>0.00096286</text:p>
          </table:table-cell>
          <table:table-cell office:value-type="float" office:value="0.0021286" calcext:value-type="float">
            <text:p>0.0021286</text:p>
          </table:table-cell>
          <table:table-cell table:number-columns-repeated="2"/>
          <table:table-cell office:value-type="float" office:value="19.5" calcext:value-type="float">
            <text:p>19.5</text:p>
          </table:table-cell>
          <table:table-cell office:value-type="float" office:value="0.000000334234" calcext:value-type="float">
            <text:p>3.34234E-07</text:p>
          </table:table-cell>
          <table:table-cell table:formula="of:=&quot;/gps/hist/point &quot;&amp;[.I121]&amp;&quot; &quot;&amp;[.J121]" office:value-type="string" office:string-value="/gps/hist/point 19.5 0.000000334234" calcext:value-type="string">
            <text:p>/gps/hist/point 19.5 0.000000334234</text:p>
          </table:table-cell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12.15" calcext:value-type="float">
            <text:p>12.15</text:p>
          </table:table-cell>
          <table:table-cell office:value-type="float" office:value="0.0000000016917" calcext:value-type="float">
            <text:p>1.6917E-09</text:p>
          </table:table-cell>
          <table:table-cell office:value-type="float" office:value="0" calcext:value-type="float">
            <text:p>0</text:p>
          </table:table-cell>
          <table:table-cell office:value-type="float" office:value="0.00086686" calcext:value-type="float">
            <text:p>0.00086686</text:p>
          </table:table-cell>
          <table:table-cell office:value-type="float" office:value="0.0019576" calcext:value-type="float">
            <text:p>0.001957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0000235906" calcext:value-type="float">
            <text:p>2.35906E-07</text:p>
          </table:table-cell>
          <table:table-cell table:formula="of:=&quot;/gps/hist/point &quot;&amp;[.I122]&amp;&quot; &quot;&amp;[.J122]" office:value-type="string" office:string-value="/gps/hist/point 20 0.000000235906" calcext:value-type="string">
            <text:p>/gps/hist/point 20 0.000000235906</text:p>
          </table:table-cell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12.25" calcext:value-type="float">
            <text:p>12.25</text:p>
          </table:table-cell>
          <table:table-cell office:value-type="float" office:value="0.0000000014552" calcext:value-type="float">
            <text:p>1.4552E-09</text:p>
          </table:table-cell>
          <table:table-cell office:value-type="float" office:value="0" calcext:value-type="float">
            <text:p>0</text:p>
          </table:table-cell>
          <table:table-cell office:value-type="float" office:value="0.00077973" calcext:value-type="float">
            <text:p>0.00077973</text:p>
          </table:table-cell>
          <table:table-cell office:value-type="float" office:value="0.0017854" calcext:value-type="float">
            <text:p>0.0017854</text:p>
          </table:table-cell>
          <table:table-cell table:number-columns-repeated="5"/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12.35" calcext:value-type="float">
            <text:p>12.35</text:p>
          </table:table-cell>
          <table:table-cell office:value-type="float" office:value="0.000000001256" calcext:value-type="float">
            <text:p>1.256E-09</text:p>
          </table:table-cell>
          <table:table-cell office:value-type="float" office:value="0" calcext:value-type="float">
            <text:p>0</text:p>
          </table:table-cell>
          <table:table-cell office:value-type="float" office:value="0.00070135" calcext:value-type="float">
            <text:p>0.00070135</text:p>
          </table:table-cell>
          <table:table-cell office:value-type="float" office:value="0.0016232" calcext:value-type="float">
            <text:p>0.0016232</text:p>
          </table:table-cell>
          <table:table-cell table:number-columns-repeated="5"/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12.45" calcext:value-type="float">
            <text:p>12.45</text:p>
          </table:table-cell>
          <table:table-cell office:value-type="float" office:value="0.0000000010798" calcext:value-type="float">
            <text:p>1.0798E-09</text:p>
          </table:table-cell>
          <table:table-cell office:value-type="float" office:value="0" calcext:value-type="float">
            <text:p>0</text:p>
          </table:table-cell>
          <table:table-cell office:value-type="float" office:value="0.00063152" calcext:value-type="float">
            <text:p>0.00063152</text:p>
          </table:table-cell>
          <table:table-cell office:value-type="float" office:value="0.001473" calcext:value-type="float">
            <text:p>0.001473</text:p>
          </table:table-cell>
          <table:table-cell table:number-columns-repeated="5"/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12.55" calcext:value-type="float">
            <text:p>12.55</text:p>
          </table:table-cell>
          <table:table-cell office:value-type="float" office:value="0.00000000091992" calcext:value-type="float">
            <text:p>9.1992E-10</text:p>
          </table:table-cell>
          <table:table-cell office:value-type="float" office:value="0" calcext:value-type="float">
            <text:p>0</text:p>
          </table:table-cell>
          <table:table-cell office:value-type="float" office:value="0.00056982" calcext:value-type="float">
            <text:p>0.00056982</text:p>
          </table:table-cell>
          <table:table-cell office:value-type="float" office:value="0.0013145" calcext:value-type="float">
            <text:p>0.0013145</text:p>
          </table:table-cell>
          <table:table-cell table:number-columns-repeated="5"/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12.65" calcext:value-type="float">
            <text:p>12.65</text:p>
          </table:table-cell>
          <table:table-cell office:value-type="float" office:value="0.00000000078322" calcext:value-type="float">
            <text:p>7.8322E-10</text:p>
          </table:table-cell>
          <table:table-cell office:value-type="float" office:value="0" calcext:value-type="float">
            <text:p>0</text:p>
          </table:table-cell>
          <table:table-cell office:value-type="float" office:value="0.00051555" calcext:value-type="float">
            <text:p>0.00051555</text:p>
          </table:table-cell>
          <table:table-cell office:value-type="float" office:value="0.0011983" calcext:value-type="float">
            <text:p>0.0011983</text:p>
          </table:table-cell>
          <table:table-cell table:number-columns-repeated="5"/>
        </table:table-row>
        <table:table-row table:style-name="ro1">
          <table:table-cell office:value-type="float" office:value="12.65" calcext:value-type="float">
            <text:p>12.65</text:p>
          </table:table-cell>
          <table:table-cell office:value-type="float" office:value="12.75" calcext:value-type="float">
            <text:p>12.75</text:p>
          </table:table-cell>
          <table:table-cell office:value-type="float" office:value="0.00000000066702" calcext:value-type="float">
            <text:p>6.6702E-10</text:p>
          </table:table-cell>
          <table:table-cell office:value-type="float" office:value="0" calcext:value-type="float">
            <text:p>0</text:p>
          </table:table-cell>
          <table:table-cell office:value-type="float" office:value="0.00046785" calcext:value-type="float">
            <text:p>0.00046785</text:p>
          </table:table-cell>
          <table:table-cell office:value-type="float" office:value="0.0010723" calcext:value-type="float">
            <text:p>0.0010723</text:p>
          </table:table-cell>
          <table:table-cell table:number-columns-repeated="5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12.85" calcext:value-type="float">
            <text:p>12.85</text:p>
          </table:table-cell>
          <table:table-cell office:value-type="float" office:value="0.0000000005588" calcext:value-type="float">
            <text:p>5.588E-10</text:p>
          </table:table-cell>
          <table:table-cell office:value-type="float" office:value="0" calcext:value-type="float">
            <text:p>0</text:p>
          </table:table-cell>
          <table:table-cell office:value-type="float" office:value="0.00042578" calcext:value-type="float">
            <text:p>0.00042578</text:p>
          </table:table-cell>
          <table:table-cell office:value-type="float" office:value="0.00095855" calcext:value-type="float">
            <text:p>0.00095855</text:p>
          </table:table-cell>
          <table:table-cell table:number-columns-repeated="5"/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12.95" calcext:value-type="float">
            <text:p>12.95</text:p>
          </table:table-cell>
          <table:table-cell office:value-type="float" office:value="0.00000000046407" calcext:value-type="float">
            <text:p>4.6407E-10</text:p>
          </table:table-cell>
          <table:table-cell office:value-type="float" office:value="0" calcext:value-type="float">
            <text:p>0</text:p>
          </table:table-cell>
          <table:table-cell office:value-type="float" office:value="0.00038838" calcext:value-type="float">
            <text:p>0.00038838</text:p>
          </table:table-cell>
          <table:table-cell office:value-type="float" office:value="0.00085886" calcext:value-type="float">
            <text:p>0.00085886</text:p>
          </table:table-cell>
          <table:table-cell table:number-columns-repeated="5"/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13.05" calcext:value-type="float">
            <text:p>13.05</text:p>
          </table:table-cell>
          <table:table-cell office:value-type="float" office:value="0.00000000038563" calcext:value-type="float">
            <text:p>3.8563E-10</text:p>
          </table:table-cell>
          <table:table-cell office:value-type="float" office:value="0" calcext:value-type="float">
            <text:p>0</text:p>
          </table:table-cell>
          <table:table-cell office:value-type="float" office:value="0.00035484" calcext:value-type="float">
            <text:p>0.00035484</text:p>
          </table:table-cell>
          <table:table-cell office:value-type="float" office:value="0.00075573" calcext:value-type="float">
            <text:p>0.00075573</text:p>
          </table:table-cell>
          <table:table-cell table:number-columns-repeated="5"/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13.15" calcext:value-type="float">
            <text:p>13.15</text:p>
          </table:table-cell>
          <table:table-cell office:value-type="float" office:value="0.00000000031782" calcext:value-type="float">
            <text:p>3.1782E-10</text:p>
          </table:table-cell>
          <table:table-cell office:value-type="float" office:value="0" calcext:value-type="float">
            <text:p>0</text:p>
          </table:table-cell>
          <table:table-cell office:value-type="float" office:value="0.00032448" calcext:value-type="float">
            <text:p>0.00032448</text:p>
          </table:table-cell>
          <table:table-cell office:value-type="float" office:value="0.00069796" calcext:value-type="float">
            <text:p>0.00069796</text:p>
          </table:table-cell>
          <table:table-cell table:number-columns-repeated="5"/>
        </table:table-row>
        <table:table-row table:style-name="ro1">
          <table:table-cell office:value-type="float" office:value="13.15" calcext:value-type="float">
            <text:p>13.15</text:p>
          </table:table-cell>
          <table:table-cell office:value-type="float" office:value="13.25" calcext:value-type="float">
            <text:p>13.25</text:p>
          </table:table-cell>
          <table:table-cell office:value-type="float" office:value="0.00000000025875" calcext:value-type="float">
            <text:p>2.5875E-10</text:p>
          </table:table-cell>
          <table:table-cell office:value-type="float" office:value="0" calcext:value-type="float">
            <text:p>0</text:p>
          </table:table-cell>
          <table:table-cell office:value-type="float" office:value="0.00029668" calcext:value-type="float">
            <text:p>0.00029668</text:p>
          </table:table-cell>
          <table:table-cell office:value-type="float" office:value="0.00063227" calcext:value-type="float">
            <text:p>0.00063227</text:p>
          </table:table-cell>
          <table:table-cell table:number-columns-repeated="5"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13.35" calcext:value-type="float">
            <text:p>13.35</text:p>
          </table:table-cell>
          <table:table-cell office:value-type="float" office:value="0.00000000021113" calcext:value-type="float">
            <text:p>2.1113E-10</text:p>
          </table:table-cell>
          <table:table-cell office:value-type="float" office:value="0" calcext:value-type="float">
            <text:p>0</text:p>
          </table:table-cell>
          <table:table-cell office:value-type="float" office:value="0.00027082" calcext:value-type="float">
            <text:p>0.00027082</text:p>
          </table:table-cell>
          <table:table-cell office:value-type="float" office:value="0.00057406" calcext:value-type="float">
            <text:p>0.00057406</text:p>
          </table:table-cell>
          <table:table-cell table:number-columns-repeated="5"/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13.45" calcext:value-type="float">
            <text:p>13.45</text:p>
          </table:table-cell>
          <table:table-cell office:value-type="float" office:value="0.00000000017435" calcext:value-type="float">
            <text:p>1.7435E-10</text:p>
          </table:table-cell>
          <table:table-cell office:value-type="float" office:value="0" calcext:value-type="float">
            <text:p>0</text:p>
          </table:table-cell>
          <table:table-cell office:value-type="float" office:value="0.00024633" calcext:value-type="float">
            <text:p>0.00024633</text:p>
          </table:table-cell>
          <table:table-cell office:value-type="float" office:value="0.00052255" calcext:value-type="float">
            <text:p>0.00052255</text:p>
          </table:table-cell>
          <table:table-cell table:number-columns-repeated="5"/>
        </table:table-row>
        <table:table-row table:style-name="ro1">
          <table:table-cell office:value-type="float" office:value="13.45" calcext:value-type="float">
            <text:p>13.45</text:p>
          </table:table-cell>
          <table:table-cell office:value-type="float" office:value="13.55" calcext:value-type="float">
            <text:p>13.55</text:p>
          </table:table-cell>
          <table:table-cell office:value-type="float" office:value="0.00000000014126" calcext:value-type="float">
            <text:p>1.4126E-10</text:p>
          </table:table-cell>
          <table:table-cell office:value-type="float" office:value="0" calcext:value-type="float">
            <text:p>0</text:p>
          </table:table-cell>
          <table:table-cell office:value-type="float" office:value="0.00022284" calcext:value-type="float">
            <text:p>0.00022284</text:p>
          </table:table-cell>
          <table:table-cell office:value-type="float" office:value="0.00047318" calcext:value-type="float">
            <text:p>0.00047318</text:p>
          </table:table-cell>
          <table:table-cell table:number-columns-repeated="5"/>
        </table:table-row>
        <table:table-row table:style-name="ro1">
          <table:table-cell office:value-type="float" office:value="13.55" calcext:value-type="float">
            <text:p>13.55</text:p>
          </table:table-cell>
          <table:table-cell office:value-type="float" office:value="13.65" calcext:value-type="float">
            <text:p>13.65</text:p>
          </table:table-cell>
          <table:table-cell office:value-type="float" office:value="0.00000000011062" calcext:value-type="float">
            <text:p>1.1062E-10</text:p>
          </table:table-cell>
          <table:table-cell office:value-type="float" office:value="0" calcext:value-type="float">
            <text:p>0</text:p>
          </table:table-cell>
          <table:table-cell office:value-type="float" office:value="0.00020025" calcext:value-type="float">
            <text:p>0.00020025</text:p>
          </table:table-cell>
          <table:table-cell office:value-type="float" office:value="0.00044164" calcext:value-type="float">
            <text:p>0.00044164</text:p>
          </table:table-cell>
          <table:table-cell table:number-columns-repeated="5"/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13.75" calcext:value-type="float">
            <text:p>13.75</text:p>
          </table:table-cell>
          <table:table-cell office:value-type="float" office:value="0.000000000083922" calcext:value-type="float">
            <text:p>8.3922E-11</text:p>
          </table:table-cell>
          <table:table-cell office:value-type="float" office:value="0" calcext:value-type="float">
            <text:p>0</text:p>
          </table:table-cell>
          <table:table-cell office:value-type="float" office:value="0.00017857" calcext:value-type="float">
            <text:p>0.00017857</text:p>
          </table:table-cell>
          <table:table-cell office:value-type="float" office:value="0.00040957" calcext:value-type="float">
            <text:p>0.00040957</text:p>
          </table:table-cell>
          <table:table-cell table:number-columns-repeated="5"/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13.85" calcext:value-type="float">
            <text:p>13.85</text:p>
          </table:table-cell>
          <table:table-cell office:value-type="float" office:value="0.000000000064074" calcext:value-type="float">
            <text:p>6.4074E-11</text:p>
          </table:table-cell>
          <table:table-cell office:value-type="float" office:value="0" calcext:value-type="float">
            <text:p>0</text:p>
          </table:table-cell>
          <table:table-cell office:value-type="float" office:value="0.00015785" calcext:value-type="float">
            <text:p>0.00015785</text:p>
          </table:table-cell>
          <table:table-cell office:value-type="float" office:value="0.0003792" calcext:value-type="float">
            <text:p>0.0003792</text:p>
          </table:table-cell>
          <table:table-cell table:number-columns-repeated="5"/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95" calcext:value-type="float">
            <text:p>13.95</text:p>
          </table:table-cell>
          <table:table-cell office:value-type="float" office:value="0.00000000004897" calcext:value-type="float">
            <text:p>4.897E-11</text:p>
          </table:table-cell>
          <table:table-cell office:value-type="float" office:value="0" calcext:value-type="float">
            <text:p>0</text:p>
          </table:table-cell>
          <table:table-cell office:value-type="float" office:value="0.00013815" calcext:value-type="float">
            <text:p>0.00013815</text:p>
          </table:table-cell>
          <table:table-cell office:value-type="float" office:value="0.00034948" calcext:value-type="float">
            <text:p>0.00034948</text:p>
          </table:table-cell>
          <table:table-cell table:number-columns-repeated="5"/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14.05" calcext:value-type="float">
            <text:p>14.05</text:p>
          </table:table-cell>
          <table:table-cell office:value-type="float" office:value="0.000000000034775" calcext:value-type="float">
            <text:p>3.4775E-11</text:p>
          </table:table-cell>
          <table:table-cell office:value-type="float" office:value="0" calcext:value-type="float">
            <text:p>0</text:p>
          </table:table-cell>
          <table:table-cell office:value-type="float" office:value="0.00011953" calcext:value-type="float">
            <text:p>0.00011953</text:p>
          </table:table-cell>
          <table:table-cell office:value-type="float" office:value="0.00032037" calcext:value-type="float">
            <text:p>0.00032037</text:p>
          </table:table-cell>
          <table:table-cell table:number-columns-repeated="5"/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14.15" calcext:value-type="float">
            <text:p>14.15</text:p>
          </table:table-cell>
          <table:table-cell office:value-type="float" office:value="0.000000000023312" calcext:value-type="float">
            <text:p>2.3312E-11</text:p>
          </table:table-cell>
          <table:table-cell office:value-type="float" office:value="0" calcext:value-type="float">
            <text:p>0</text:p>
          </table:table-cell>
          <table:table-cell office:value-type="float" office:value="0.00010204" calcext:value-type="float">
            <text:p>0.00010204</text:p>
          </table:table-cell>
          <table:table-cell office:value-type="float" office:value="0.00029194" calcext:value-type="float">
            <text:p>0.00029194</text:p>
          </table:table-cell>
          <table:table-cell table:number-columns-repeated="5"/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14.25" calcext:value-type="float">
            <text:p>14.25</text:p>
          </table:table-cell>
          <table:table-cell office:value-type="float" office:value="0.000000000015791" calcext:value-type="float">
            <text:p>1.5791E-11</text:p>
          </table:table-cell>
          <table:table-cell office:value-type="float" office:value="0" calcext:value-type="float">
            <text:p>0</text:p>
          </table:table-cell>
          <table:table-cell office:value-type="float" office:value="0.000085754" calcext:value-type="float">
            <text:p>0.000085754</text:p>
          </table:table-cell>
          <table:table-cell office:value-type="float" office:value="0.00026427" calcext:value-type="float">
            <text:p>0.00026427</text:p>
          </table:table-cell>
          <table:table-cell table:number-columns-repeated="5"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14.35" calcext:value-type="float">
            <text:p>14.35</text:p>
          </table:table-cell>
          <table:table-cell office:value-type="float" office:value="0.000000000011041" calcext:value-type="float">
            <text:p>1.1041E-11</text:p>
          </table:table-cell>
          <table:table-cell office:value-type="float" office:value="0" calcext:value-type="float">
            <text:p>0</text:p>
          </table:table-cell>
          <table:table-cell office:value-type="float" office:value="0.000070717" calcext:value-type="float">
            <text:p>0.000070717</text:p>
          </table:table-cell>
          <table:table-cell office:value-type="float" office:value="0.00023742" calcext:value-type="float">
            <text:p>0.00023742</text:p>
          </table:table-cell>
          <table:table-cell table:number-columns-repeated="5"/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14.45" calcext:value-type="float">
            <text:p>14.45</text:p>
          </table:table-cell>
          <table:table-cell office:value-type="float" office:value="0.0000000000066789" calcext:value-type="float">
            <text:p>6.6789E-12</text:p>
          </table:table-cell>
          <table:table-cell office:value-type="float" office:value="0" calcext:value-type="float">
            <text:p>0</text:p>
          </table:table-cell>
          <table:table-cell office:value-type="float" office:value="0.000056993" calcext:value-type="float">
            <text:p>0.000056993</text:p>
          </table:table-cell>
          <table:table-cell office:value-type="float" office:value="0.00021148" calcext:value-type="float">
            <text:p>0.00021148</text:p>
          </table:table-cell>
          <table:table-cell table:number-columns-repeated="5"/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14.55" calcext:value-type="float">
            <text:p>14.55</text:p>
          </table:table-cell>
          <table:table-cell office:value-type="float" office:value="0.0000000000035655" calcext:value-type="float">
            <text:p>3.5655E-12</text:p>
          </table:table-cell>
          <table:table-cell office:value-type="float" office:value="0" calcext:value-type="float">
            <text:p>0</text:p>
          </table:table-cell>
          <table:table-cell office:value-type="float" office:value="0.000044644" calcext:value-type="float">
            <text:p>0.000044644</text:p>
          </table:table-cell>
          <table:table-cell office:value-type="float" office:value="0.00018653" calcext:value-type="float">
            <text:p>0.00018653</text:p>
          </table:table-cell>
          <table:table-cell table:number-columns-repeated="5"/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14.65" calcext:value-type="float">
            <text:p>14.65</text:p>
          </table:table-cell>
          <table:table-cell office:value-type="float" office:value="0.0000000000018926" calcext:value-type="float">
            <text:p>1.8926E-12</text:p>
          </table:table-cell>
          <table:table-cell office:value-type="float" office:value="0" calcext:value-type="float">
            <text:p>0</text:p>
          </table:table-cell>
          <table:table-cell office:value-type="float" office:value="0.000033731" calcext:value-type="float">
            <text:p>0.000033731</text:p>
          </table:table-cell>
          <table:table-cell office:value-type="float" office:value="0.00016266" calcext:value-type="float">
            <text:p>0.00016266</text:p>
          </table:table-cell>
          <table:table-cell table:number-columns-repeated="5"/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14.75" calcext:value-type="float">
            <text:p>14.75</text:p>
          </table:table-cell>
          <table:table-cell office:value-type="float" office:value="0.000000000001128" calcext:value-type="float">
            <text:p>1.128E-12</text:p>
          </table:table-cell>
          <table:table-cell office:value-type="float" office:value="0" calcext:value-type="float">
            <text:p>0</text:p>
          </table:table-cell>
          <table:table-cell office:value-type="float" office:value="0.000024316" calcext:value-type="float">
            <text:p>0.000024316</text:p>
          </table:table-cell>
          <table:table-cell office:value-type="float" office:value="0.00013995" calcext:value-type="float">
            <text:p>0.00013995</text:p>
          </table:table-cell>
          <table:table-cell table:number-columns-repeated="5"/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14.85" calcext:value-type="float">
            <text:p>14.85</text:p>
          </table:table-cell>
          <table:table-cell office:value-type="float" office:value="0.00000000000054128" calcext:value-type="float">
            <text:p>5.4128E-13</text:p>
          </table:table-cell>
          <table:table-cell office:value-type="float" office:value="0" calcext:value-type="float">
            <text:p>0</text:p>
          </table:table-cell>
          <table:table-cell office:value-type="float" office:value="0.000016463" calcext:value-type="float">
            <text:p>0.000016463</text:p>
          </table:table-cell>
          <table:table-cell office:value-type="float" office:value="0.00011851" calcext:value-type="float">
            <text:p>0.00011851</text:p>
          </table:table-cell>
          <table:table-cell table:number-columns-repeated="5"/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14.95" calcext:value-type="float">
            <text:p>14.95</text:p>
          </table:table-cell>
          <table:table-cell office:value-type="float" office:value="0.00000000000020969" calcext:value-type="float">
            <text:p>2.0969E-13</text:p>
          </table:table-cell>
          <table:table-cell office:value-type="float" office:value="0" calcext:value-type="float">
            <text:p>0</text:p>
          </table:table-cell>
          <table:table-cell office:value-type="float" office:value="0.000010233" calcext:value-type="float">
            <text:p>0.000010233</text:p>
          </table:table-cell>
          <table:table-cell office:value-type="float" office:value="0.00009856" calcext:value-type="float">
            <text:p>0.00009856</text:p>
          </table:table-cell>
          <table:table-cell table:number-columns-repeated="5"/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15.05" calcext:value-type="float">
            <text:p>15.05</text:p>
          </table:table-cell>
          <table:table-cell office:value-type="float" office:value="0.000000000000065466" calcext:value-type="float">
            <text:p>6.5466E-14</text:p>
          </table:table-cell>
          <table:table-cell office:value-type="float" office:value="0" calcext:value-type="float">
            <text:p>0</text:p>
          </table:table-cell>
          <table:table-cell office:value-type="float" office:value="0.0000056592" calcext:value-type="float">
            <text:p>5.6592E-06</text:p>
          </table:table-cell>
          <table:table-cell office:value-type="float" office:value="0.00007912" calcext:value-type="float">
            <text:p>0.00007912</text:p>
          </table:table-cell>
          <table:table-cell table:number-columns-repeated="5"/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15.15" calcext:value-type="float">
            <text:p>15.15</text:p>
          </table:table-cell>
          <table:table-cell office:value-type="float" office:value="0.000000000000016846" calcext:value-type="float">
            <text:p>1.6846E-14</text:p>
          </table:table-cell>
          <table:table-cell office:value-type="float" office:value="0" calcext:value-type="float">
            <text:p>0</text:p>
          </table:table-cell>
          <table:table-cell office:value-type="float" office:value="0.0000026504" calcext:value-type="float">
            <text:p>2.6504E-06</text:p>
          </table:table-cell>
          <table:table-cell office:value-type="float" office:value="0.000062987" calcext:value-type="float">
            <text:p>0.000062987</text:p>
          </table:table-cell>
          <table:table-cell table:number-columns-repeated="5"/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15.25" calcext:value-type="float">
            <text:p>15.25</text:p>
          </table:table-cell>
          <table:table-cell office:value-type="float" office:value="2.2601E-015" calcext:value-type="float">
            <text:p>2.2601E-15</text:p>
          </table:table-cell>
          <table:table-cell office:value-type="float" office:value="0" calcext:value-type="float">
            <text:p>0</text:p>
          </table:table-cell>
          <table:table-cell office:value-type="float" office:value="0.00000094407" calcext:value-type="float">
            <text:p>9.4407E-07</text:p>
          </table:table-cell>
          <table:table-cell office:value-type="float" office:value="0.000045257" calcext:value-type="float">
            <text:p>0.000045257</text:p>
          </table:table-cell>
          <table:table-cell table:number-columns-repeated="5"/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15.35" calcext:value-type="float">
            <text:p>15.35</text:p>
          </table:table-cell>
          <table:table-cell office:value-type="float" office:value="1.119E-016" calcext:value-type="float">
            <text:p>1.119E-16</text:p>
          </table:table-cell>
          <table:table-cell office:value-type="float" office:value="0" calcext:value-type="float">
            <text:p>0</text:p>
          </table:table-cell>
          <table:table-cell office:value-type="float" office:value="0.00000018739" calcext:value-type="float">
            <text:p>1.8739E-07</text:p>
          </table:table-cell>
          <table:table-cell office:value-type="float" office:value="0.00002874" calcext:value-type="float">
            <text:p>0.00002874</text:p>
          </table:table-cell>
          <table:table-cell table:number-columns-repeated="5"/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15.45" calcext:value-type="float">
            <text:p>15.45</text:p>
          </table:table-cell>
          <table:table-cell office:value-type="float" office:value="1.635E-018" calcext:value-type="float">
            <text:p>1.635E-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6251" calcext:value-type="float">
            <text:p>0.000016251</text:p>
          </table:table-cell>
          <table:table-cell table:number-columns-repeated="5"/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15.55" calcext:value-type="float">
            <text:p>15.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formula="of:=SUM([.A1:.A156])" office:value-type="float" office:value="1201.25" calcext:value-type="float">
            <text:p>1201.25</text:p>
          </table:table-cell>
          <table:table-cell table:formula="of:=SUM([.B1:.B156])" office:value-type="float" office:value="1216.8" calcext:value-type="float">
            <text:p>1216.8</text:p>
          </table:table-cell>
          <table:table-cell table:formula="of:=SUM([.C1:.C156])" office:value-type="float" office:value="13.2076366850012" calcext:value-type="float">
            <text:p>13.207636685</text:p>
          </table:table-cell>
          <table:table-cell table:formula="of:=SUM([.D1:.D156])" office:value-type="float" office:value="16.1823171652488" calcext:value-type="float">
            <text:p>16.1823171652</text:p>
          </table:table-cell>
          <table:table-cell table:formula="of:=SUM([.E1:.E156])" office:value-type="float" office:value="9.99998027206" calcext:value-type="float">
            <text:p>9.9999802721</text:p>
          </table:table-cell>
          <table:table-cell table:formula="of:=SUM([.F1:.F156])" office:value-type="float" office:value="9.999992257" calcext:value-type="float">
            <text:p>9.999992257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17" table:default-cell-style-name="Default"/>
        <table:table-row table:style-name="ro1" table:number-rows-repeated="19">
          <table:table-cell table:number-columns-repeated="17"/>
        </table:table-row>
        <table:table-row table:style-name="ro1">
          <table:table-cell/>
          <table:table-cell office:value-type="string" calcext:value-type="string">
            <text:p>theo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input_eff</text:p>
          </table:table-cell>
          <table:table-cell office:value-type="string" calcext:value-type="string">
            <text:p>xcm</text:p>
          </table:table-cell>
          <table:table-cell office:value-type="string" calcext:value-type="string">
            <text:p>ycm</text:p>
          </table:table-cell>
          <table:table-cell office:value-type="string" calcext:value-type="string">
            <text:p>zcm</text:p>
          </table:table-cell>
          <table:table-cell office:value-type="string" calcext:value-type="string">
            <text:p>direct_sim</text:p>
          </table:table-cell>
          <table:table-cell office:value-type="string" calcext:value-type="string">
            <text:p>direct_sim_err</text:p>
          </table:table-cell>
          <table:table-cell office:value-type="string" calcext:value-type="string">
            <text:p>sum_weighted</text:p>
          </table:table-cell>
          <table:table-cell office:value-type="string" calcext:value-type="string">
            <text:p>mean_val</text:p>
          </table:table-cell>
          <table:table-cell office:value-type="string" calcext:value-type="string">
            <text:p>sum_weighted_vs_meanval</text:p>
          </table:table-cell>
          <table:table-cell office:value-type="string" calcext:value-type="string">
            <text:p>sum_weight_vs_directsim</text:p>
          </table:table-cell>
          <table:table-cell/>
          <table:table-cell office:value-type="string" calcext:value-type="string">
            <text:p>Qb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rpa</text:p>
          </table:table-cell>
          <table:table-cell office:value-type="string" calcext:value-type="string">
            <text:p>Ag129</text:p>
          </table:table-cell>
          <table:table-cell office:value-type="string" calcext:value-type="string">
            <text:p>neuspecs/qrpahfspec/Ag129.mac.root</text:p>
          </table:table-cell>
          <table:table-cell office:value-type="string" calcext:value-type="string">
            <text:p>mysim_briken_wClover_noAIDA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4808" calcext:value-type="float">
            <text:p>0.664808</text:p>
          </table:table-cell>
          <table:table-cell office:value-type="float" office:value="0.00163072" calcext:value-type="float">
            <text:p>0.00163072</text:p>
          </table:table-cell>
          <table:table-cell office:value-type="float" office:value="0.665794" calcext:value-type="float">
            <text:p>0.665794</text:p>
          </table:table-cell>
          <table:table-cell office:value-type="float" office:value="0.668023" calcext:value-type="float">
            <text:p>0.668023</text:p>
          </table:table-cell>
          <table:table-cell table:formula="of:=ABS([.L21]-[.K21])/[.L21]*100" office:value-type="float" office:value="0.333671146053343" calcext:value-type="float">
            <text:p>0.3336711461</text:p>
          </table:table-cell>
          <table:table-cell table:formula="of:=ABS([.K21]-[.I21])/[.I21]*100" office:value-type="float" office:value="0.148313498032521" calcext:value-type="float">
            <text:p>0.148313498</text:p>
          </table:table-cell>
          <table:table-cell/>
          <table:table-cell office:value-type="float" office:value="6.615" calcext:value-type="float">
            <text:p>6.615</text:p>
          </table:table-cell>
          <table:table-cell table:formula="of:=&quot;./neueff_from_spec.sh &quot;&amp;[.D21]&amp;&quot; hSpecRebin upc_brikenV69_wClover.txt &quot;&amp;TEXT([.P21];&quot;0.00&quot;)" office:value-type="string" office:string-value="./neueff_from_spec.sh neuspecs/qrpahfspec/Ag129.mac.root hSpecRebin upc_brikenV69_wClover.txt 6.62" calcext:value-type="string">
            <text:p>./neueff_from_spec.sh neuspecs/qrpahfspec/Ag129.mac.root hSpecRebin upc_brikenV69_wClover.txt 6.62</text:p>
          </table:table-cell>
        </table:table-row>
        <table:table-row table:style-name="ro1">
          <table:table-cell/>
          <table:table-cell office:value-type="string" calcext:value-type="string">
            <text:p>qrpa</text:p>
          </table:table-cell>
          <table:table-cell office:value-type="string" calcext:value-type="string">
            <text:p>Ag130</text:p>
          </table:table-cell>
          <table:table-cell office:value-type="string" calcext:value-type="string">
            <text:p>neuspecs/qrpahfspec/Ag130.mac.root</text:p>
          </table:table-cell>
          <table:table-cell office:value-type="string" calcext:value-type="string">
            <text:p>mysim_briken_wClover_noAIDA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0844" calcext:value-type="float">
            <text:p>0.660844</text:p>
          </table:table-cell>
          <table:table-cell office:value-type="float" office:value="0.00162585" calcext:value-type="float">
            <text:p>0.00162585</text:p>
          </table:table-cell>
          <table:table-cell office:value-type="float" office:value="0.663037" calcext:value-type="float">
            <text:p>0.663037</text:p>
          </table:table-cell>
          <table:table-cell office:value-type="float" office:value="0.668683" calcext:value-type="float">
            <text:p>0.668683</text:p>
          </table:table-cell>
          <table:table-cell table:formula="of:=ABS([.L22]-[.K22])/[.L22]*100" office:value-type="float" office:value="0.844346274692183" calcext:value-type="float">
            <text:p>0.8443462747</text:p>
          </table:table-cell>
          <table:table-cell table:formula="of:=ABS([.K22]-[.I22])/[.I22]*100" office:value-type="float" office:value="0.33184836360775" calcext:value-type="float">
            <text:p>0.3318483636</text:p>
          </table:table-cell>
          <table:table-cell/>
          <table:table-cell office:value-type="float" office:value="8.945" calcext:value-type="float">
            <text:p>8.945</text:p>
          </table:table-cell>
          <table:table-cell table:formula="of:=&quot;./neueff_from_spec.sh &quot;&amp;[.D22]&amp;&quot; hSpecRebin upc_brikenV69_wClover.txt &quot;&amp;TEXT([.P22];&quot;0.00&quot;)" office:value-type="string" office:string-value="./neueff_from_spec.sh neuspecs/qrpahfspec/Ag130.mac.root hSpecRebin upc_brikenV69_wClover.txt 8.95" calcext:value-type="string">
            <text:p>./neueff_from_spec.sh neuspecs/qrpahfspec/Ag130.mac.root hSpecRebin upc_brikenV69_wClover.txt 8.95</text:p>
          </table:table-cell>
        </table:table-row>
        <table:table-row table:style-name="ro1">
          <table:table-cell/>
          <table:table-cell office:value-type="string" calcext:value-type="string">
            <text:p>qrpa</text:p>
          </table:table-cell>
          <table:table-cell office:value-type="string" calcext:value-type="string">
            <text:p>Cd131</text:p>
          </table:table-cell>
          <table:table-cell office:value-type="string" calcext:value-type="string">
            <text:p>neuspecs/qrpahfspec/Cd131.mac.root</text:p>
          </table:table-cell>
          <table:table-cell office:value-type="string" calcext:value-type="string">
            <text:p>mysim_briken_wClover_noAIDA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556" calcext:value-type="float">
            <text:p>0.666556</text:p>
          </table:table-cell>
          <table:table-cell office:value-type="float" office:value="0.00163286" calcext:value-type="float">
            <text:p>0.00163286</text:p>
          </table:table-cell>
          <table:table-cell office:value-type="float" office:value="0.668139" calcext:value-type="float">
            <text:p>0.668139</text:p>
          </table:table-cell>
          <table:table-cell office:value-type="float" office:value="0.67097" calcext:value-type="float">
            <text:p>0.67097</text:p>
          </table:table-cell>
          <table:table-cell table:formula="of:=ABS([.L23]-[.K23])/[.L23]*100" office:value-type="float" office:value="0.421926464670572" calcext:value-type="float">
            <text:p>0.4219264647</text:p>
          </table:table-cell>
          <table:table-cell table:formula="of:=ABS([.K23]-[.I23])/[.I23]*100" office:value-type="float" office:value="0.237489423244259" calcext:value-type="float">
            <text:p>0.2374894232</text:p>
          </table:table-cell>
          <table:table-cell/>
          <table:table-cell office:value-type="float" office:value="6.44" calcext:value-type="float">
            <text:p>6.44</text:p>
          </table:table-cell>
          <table:table-cell table:formula="of:=&quot;./neueff_from_spec.sh &quot;&amp;[.D23]&amp;&quot; hSpecRebin upc_brikenV69_wClover.txt &quot;&amp;TEXT([.P23];&quot;0.00&quot;)" office:value-type="string" office:string-value="./neueff_from_spec.sh neuspecs/qrpahfspec/Cd131.mac.root hSpecRebin upc_brikenV69_wClover.txt 6.44" calcext:value-type="string">
            <text:p>./neueff_from_spec.sh neuspecs/qrpahfspec/Cd131.mac.root hSpecRebin upc_brikenV69_wClover.txt 6.44</text:p>
          </table:table-cell>
        </table:table-row>
        <table:table-row table:style-name="ro1">
          <table:table-cell/>
          <table:table-cell office:value-type="string" calcext:value-type="string">
            <text:p>qrpa</text:p>
          </table:table-cell>
          <table:table-cell office:value-type="string" calcext:value-type="string">
            <text:p>Cd132</text:p>
          </table:table-cell>
          <table:table-cell office:value-type="string" calcext:value-type="string">
            <text:p>neuspecs/qrpahfspec/Cd132.mac.root</text:p>
          </table:table-cell>
          <table:table-cell office:value-type="string" calcext:value-type="string">
            <text:p>mysim_briken_wClover_noAIDA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50624" calcext:value-type="float">
            <text:p>0.650624</text:p>
          </table:table-cell>
          <table:table-cell office:value-type="float" office:value="0.00161323" calcext:value-type="float">
            <text:p>0.00161323</text:p>
          </table:table-cell>
          <table:table-cell office:value-type="float" office:value="0.652068" calcext:value-type="float">
            <text:p>0.652068</text:p>
          </table:table-cell>
          <table:table-cell office:value-type="float" office:value="0.654193" calcext:value-type="float">
            <text:p>0.654193</text:p>
          </table:table-cell>
          <table:table-cell table:formula="of:=ABS([.L24]-[.K24])/[.L24]*100" office:value-type="float" office:value="0.324827688465031" calcext:value-type="float">
            <text:p>0.3248276885</text:p>
          </table:table-cell>
          <table:table-cell table:formula="of:=ABS([.K24]-[.I24])/[.I24]*100" office:value-type="float" office:value="0.221940783002164" calcext:value-type="float">
            <text:p>0.221940783</text:p>
          </table:table-cell>
          <table:table-cell/>
          <table:table-cell office:value-type="float" office:value="9.11" calcext:value-type="float">
            <text:p>9.11</text:p>
          </table:table-cell>
          <table:table-cell table:formula="of:=&quot;./neueff_from_spec.sh &quot;&amp;[.D24]&amp;&quot; hSpecRebin upc_brikenV69_wClover.txt &quot;&amp;TEXT([.P24];&quot;0.00&quot;)" office:value-type="string" office:string-value="./neueff_from_spec.sh neuspecs/qrpahfspec/Cd132.mac.root hSpecRebin upc_brikenV69_wClover.txt 9.11" calcext:value-type="string">
            <text:p>./neueff_from_spec.sh neuspecs/qrpahfspec/Cd132.mac.root hSpecRebin upc_brikenV69_wClover.txt 9.11</text:p>
          </table:table-cell>
        </table:table-row>
        <table:table-row table:style-name="ro1">
          <table:table-cell/>
          <table:table-cell office:value-type="string" calcext:value-type="string">
            <text:p>qrpa</text:p>
          </table:table-cell>
          <table:table-cell office:value-type="string" calcext:value-type="string">
            <text:p>In131</text:p>
          </table:table-cell>
          <table:table-cell office:value-type="string" calcext:value-type="string">
            <text:p>neuspecs/qrpahfspec/In131.mac.root</text:p>
          </table:table-cell>
          <table:table-cell office:value-type="string" calcext:value-type="string">
            <text:p>mysim_briken_wClover_noAIDA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4768" calcext:value-type="float">
            <text:p>0.664768</text:p>
          </table:table-cell>
          <table:table-cell office:value-type="float" office:value="0.00163067" calcext:value-type="float">
            <text:p>0.00163067</text:p>
          </table:table-cell>
          <table:table-cell office:value-type="float" office:value="0.666898" calcext:value-type="float">
            <text:p>0.666898</text:p>
          </table:table-cell>
          <table:table-cell office:value-type="float" office:value="0.668326" calcext:value-type="float">
            <text:p>0.668326</text:p>
          </table:table-cell>
          <table:table-cell table:formula="of:=ABS([.L25]-[.K25])/[.L25]*100" office:value-type="float" office:value="0.213668179900226" calcext:value-type="float">
            <text:p>0.2136681799</text:p>
          </table:table-cell>
          <table:table-cell table:formula="of:=ABS([.K25]-[.I25])/[.I25]*100" office:value-type="float" office:value="0.320412534899405" calcext:value-type="float">
            <text:p>0.3204125349</text:p>
          </table:table-cell>
          <table:table-cell/>
          <table:table-cell office:value-type="float" office:value="4.01622" calcext:value-type="float">
            <text:p>4.01622</text:p>
          </table:table-cell>
          <table:table-cell table:formula="of:=&quot;./neueff_from_spec.sh &quot;&amp;[.D25]&amp;&quot; hSpecRebin upc_brikenV69_wClover.txt &quot;&amp;TEXT([.P25];&quot;0.00&quot;)" office:value-type="string" office:string-value="./neueff_from_spec.sh neuspecs/qrpahfspec/In131.mac.root hSpecRebin upc_brikenV69_wClover.txt 4.02" calcext:value-type="string">
            <text:p>./neueff_from_spec.sh neuspecs/qrpahfspec/In131.mac.root hSpecRebin upc_brikenV69_wClover.txt 4.02</text:p>
          </table:table-cell>
        </table:table-row>
        <table:table-row table:style-name="ro1">
          <table:table-cell/>
          <table:table-cell office:value-type="string" calcext:value-type="string">
            <text:p>qrpa</text:p>
          </table:table-cell>
          <table:table-cell office:value-type="string" calcext:value-type="string">
            <text:p>In132</text:p>
          </table:table-cell>
          <table:table-cell office:value-type="string" calcext:value-type="string">
            <text:p>neuspecs/qrpahfspec/In132.mac.root</text:p>
          </table:table-cell>
          <table:table-cell office:value-type="string" calcext:value-type="string">
            <text:p>mysim_briken_wClover_noAIDA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57964" calcext:value-type="float">
            <text:p>0.657964</text:p>
          </table:table-cell>
          <table:table-cell office:value-type="float" office:value="0.0016223" calcext:value-type="float">
            <text:p>0.0016223</text:p>
          </table:table-cell>
          <table:table-cell office:value-type="float" office:value="0.660271" calcext:value-type="float">
            <text:p>0.660271</text:p>
          </table:table-cell>
          <table:table-cell office:value-type="float" office:value="0.663307" calcext:value-type="float">
            <text:p>0.663307</text:p>
          </table:table-cell>
          <table:table-cell table:formula="of:=ABS([.L26]-[.K26])/[.L26]*100" office:value-type="float" office:value="0.457706612473566" calcext:value-type="float">
            <text:p>0.4577066125</text:p>
          </table:table-cell>
          <table:table-cell table:formula="of:=ABS([.K26]-[.I26])/[.I26]*100" office:value-type="float" office:value="0.35062708598038" calcext:value-type="float">
            <text:p>0.350627086</text:p>
          </table:table-cell>
          <table:table-cell/>
          <table:table-cell office:value-type="float" office:value="6.78682" calcext:value-type="float">
            <text:p>6.78682</text:p>
          </table:table-cell>
          <table:table-cell table:formula="of:=&quot;./neueff_from_spec.sh &quot;&amp;[.D26]&amp;&quot; hSpecRebin upc_brikenV69_wClover.txt &quot;&amp;TEXT([.P26];&quot;0.00&quot;)" office:value-type="string" office:string-value="./neueff_from_spec.sh neuspecs/qrpahfspec/In132.mac.root hSpecRebin upc_brikenV69_wClover.txt 6.79" calcext:value-type="string">
            <text:p>./neueff_from_spec.sh neuspecs/qrpahfspec/In132.mac.root hSpecRebin upc_brikenV69_wClover.txt 6.79</text:p>
          </table:table-cell>
        </table:table-row>
        <table:table-row table:style-name="ro1">
          <table:table-cell/>
          <table:table-cell office:value-type="string" calcext:value-type="string">
            <text:p>qrpa</text:p>
          </table:table-cell>
          <table:table-cell office:value-type="string" calcext:value-type="string">
            <text:p>In133</text:p>
          </table:table-cell>
          <table:table-cell office:value-type="string" calcext:value-type="string">
            <text:p>neuspecs/qrpahfspec/In133.mac.root</text:p>
          </table:table-cell>
          <table:table-cell office:value-type="string" calcext:value-type="string">
            <text:p>mysim_briken_wClover_noAIDA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0416" calcext:value-type="float">
            <text:p>0.620416</text:p>
          </table:table-cell>
          <table:table-cell office:value-type="float" office:value="0.00157533" calcext:value-type="float">
            <text:p>0.00157533</text:p>
          </table:table-cell>
          <table:table-cell office:value-type="float" office:value="0.621283" calcext:value-type="float">
            <text:p>0.621283</text:p>
          </table:table-cell>
          <table:table-cell office:value-type="float" office:value="0.619527" calcext:value-type="float">
            <text:p>0.619527</text:p>
          </table:table-cell>
          <table:table-cell table:formula="of:=ABS([.L27]-[.K27])/[.L27]*100" office:value-type="float" office:value="0.2834420453023" calcext:value-type="float">
            <text:p>0.2834420453</text:p>
          </table:table-cell>
          <table:table-cell table:formula="of:=ABS([.K27]-[.I27])/[.I27]*100" office:value-type="float" office:value="0.139744945326999" calcext:value-type="float">
            <text:p>0.1397449453</text:p>
          </table:table-cell>
          <table:table-cell/>
          <table:table-cell office:value-type="float" office:value="10.715" calcext:value-type="float">
            <text:p>10.715</text:p>
          </table:table-cell>
          <table:table-cell table:formula="of:=&quot;./neueff_from_spec.sh &quot;&amp;[.D27]&amp;&quot; hSpecRebin upc_brikenV69_wClover.txt &quot;&amp;TEXT([.P27];&quot;0.00&quot;)" office:value-type="string" office:string-value="./neueff_from_spec.sh neuspecs/qrpahfspec/In133.mac.root hSpecRebin upc_brikenV69_wClover.txt 10.72" calcext:value-type="string">
            <text:p>./neueff_from_spec.sh neuspecs/qrpahfspec/In133.mac.root hSpecRebin upc_brikenV69_wClover.txt 10.72</text:p>
          </table:table-cell>
        </table:table-row>
        <table:table-row table:style-name="ro1">
          <table:table-cell/>
          <table:table-cell office:value-type="string" calcext:value-type="string">
            <text:p>qrpa</text:p>
          </table:table-cell>
          <table:table-cell office:value-type="string" calcext:value-type="string">
            <text:p>In134</text:p>
          </table:table-cell>
          <table:table-cell office:value-type="string" calcext:value-type="string">
            <text:p>neuspecs/qrpahfspec/In134.mac.root</text:p>
          </table:table-cell>
          <table:table-cell office:value-type="string" calcext:value-type="string">
            <text:p>mysim_briken_wClover_noAIDA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376" calcext:value-type="float">
            <text:p>0.64376</text:p>
          </table:table-cell>
          <table:table-cell office:value-type="float" office:value="0.00160469" calcext:value-type="float">
            <text:p>0.00160469</text:p>
          </table:table-cell>
          <table:table-cell office:value-type="float" office:value="0.644949" calcext:value-type="float">
            <text:p>0.644949</text:p>
          </table:table-cell>
          <table:table-cell office:value-type="float" office:value="0.646449" calcext:value-type="float">
            <text:p>0.646449</text:p>
          </table:table-cell>
          <table:table-cell table:formula="of:=ABS([.L28]-[.K28])/[.L28]*100" office:value-type="float" office:value="0.232036866017264" calcext:value-type="float">
            <text:p>0.232036866</text:p>
          </table:table-cell>
          <table:table-cell table:formula="of:=ABS([.K28]-[.I28])/[.I28]*100" office:value-type="float" office:value="0.184696160059649" calcext:value-type="float">
            <text:p>0.1846961601</text:p>
          </table:table-cell>
          <table:table-cell/>
          <table:table-cell office:value-type="float" office:value="10.752" calcext:value-type="float">
            <text:p>10.752</text:p>
          </table:table-cell>
          <table:table-cell table:formula="of:=&quot;./neueff_from_spec.sh &quot;&amp;[.D28]&amp;&quot; hSpecRebin upc_brikenV69_wClover.txt &quot;&amp;TEXT([.P28];&quot;0.00&quot;)" office:value-type="string" office:string-value="./neueff_from_spec.sh neuspecs/qrpahfspec/In134.mac.root hSpecRebin upc_brikenV69_wClover.txt 10.75" calcext:value-type="string">
            <text:p>./neueff_from_spec.sh neuspecs/qrpahfspec/In134.mac.root hSpecRebin upc_brikenV69_wClover.txt 10.75</text:p>
          </table:table-cell>
        </table:table-row>
        <table:table-row table:style-name="ro1">
          <table:table-cell/>
          <table:table-cell office:value-type="string" calcext:value-type="string">
            <text:p>qrpa</text:p>
          </table:table-cell>
          <table:table-cell office:value-type="string" calcext:value-type="string">
            <text:p>In135</text:p>
          </table:table-cell>
          <table:table-cell office:value-type="string" calcext:value-type="string">
            <text:p>neuspecs/qrpahfspec/In135.mac.root</text:p>
          </table:table-cell>
          <table:table-cell office:value-type="string" calcext:value-type="string">
            <text:p>mysim_briken_wClover_noAIDA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45" calcext:value-type="float">
            <text:p>0.6445</text:p>
          </table:table-cell>
          <table:table-cell office:value-type="float" office:value="0.00160562" calcext:value-type="float">
            <text:p>0.00160562</text:p>
          </table:table-cell>
          <table:table-cell office:value-type="float" office:value="0.646643" calcext:value-type="float">
            <text:p>0.646643</text:p>
          </table:table-cell>
          <table:table-cell office:value-type="float" office:value="0.647863" calcext:value-type="float">
            <text:p>0.647863</text:p>
          </table:table-cell>
          <table:table-cell table:formula="of:=ABS([.L29]-[.K29])/[.L29]*100" office:value-type="float" office:value="0.188311417691703" calcext:value-type="float">
            <text:p>0.1883114177</text:p>
          </table:table-cell>
          <table:table-cell table:formula="of:=ABS([.K29]-[.I29])/[.I29]*100" office:value-type="float" office:value="0.332505818463909" calcext:value-type="float">
            <text:p>0.3325058185</text:p>
          </table:table-cell>
          <table:table-cell/>
          <table:table-cell office:value-type="float" office:value="11.053" calcext:value-type="float">
            <text:p>11.053</text:p>
          </table:table-cell>
          <table:table-cell table:formula="of:=&quot;./neueff_from_spec.sh &quot;&amp;[.D29]&amp;&quot; hSpecRebin upc_brikenV69_wClover.txt &quot;&amp;TEXT([.P29];&quot;0.00&quot;)" office:value-type="string" office:string-value="./neueff_from_spec.sh neuspecs/qrpahfspec/In135.mac.root hSpecRebin upc_brikenV69_wClover.txt 11.05" calcext:value-type="string">
            <text:p>./neueff_from_spec.sh neuspecs/qrpahfspec/In135.mac.root hSpecRebin upc_brikenV69_wClover.txt 11.05</text:p>
          </table:table-cell>
        </table:table-row>
        <table:table-row table:style-name="ro1">
          <table:table-cell/>
          <table:table-cell office:value-type="string" calcext:value-type="string">
            <text:p>qrpa</text:p>
          </table:table-cell>
          <table:table-cell office:value-type="string" calcext:value-type="string">
            <text:p>In136</text:p>
          </table:table-cell>
          <table:table-cell office:value-type="string" calcext:value-type="string">
            <text:p>neuspecs/qrpahfspec/In136.mac.root</text:p>
          </table:table-cell>
          <table:table-cell office:value-type="string" calcext:value-type="string">
            <text:p>mysim_briken_wClover_noAIDA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51656" calcext:value-type="float">
            <text:p>0.651656</text:p>
          </table:table-cell>
          <table:table-cell office:value-type="float" office:value="0.0016145" calcext:value-type="float">
            <text:p>0.0016145</text:p>
          </table:table-cell>
          <table:table-cell office:value-type="float" office:value="0.653084" calcext:value-type="float">
            <text:p>0.653084</text:p>
          </table:table-cell>
          <table:table-cell office:value-type="float" office:value="0.655564" calcext:value-type="float">
            <text:p>0.655564</text:p>
          </table:table-cell>
          <table:table-cell table:formula="of:=ABS([.L30]-[.K30])/[.L30]*100" office:value-type="float" office:value="0.378300211726075" calcext:value-type="float">
            <text:p>0.3783002117</text:p>
          </table:table-cell>
          <table:table-cell table:formula="of:=ABS([.K30]-[.I30])/[.I30]*100" office:value-type="float" office:value="0.219134021631042" calcext:value-type="float">
            <text:p>0.2191340216</text:p>
          </table:table-cell>
          <table:table-cell/>
          <table:table-cell office:value-type="float" office:value="12.1" calcext:value-type="float">
            <text:p>12.1</text:p>
          </table:table-cell>
          <table:table-cell table:formula="of:=&quot;./neueff_from_spec.sh &quot;&amp;[.D30]&amp;&quot; hSpecRebin upc_brikenV69_wClover.txt &quot;&amp;TEXT([.P30];&quot;0.00&quot;)" office:value-type="string" office:string-value="./neueff_from_spec.sh neuspecs/qrpahfspec/In136.mac.root hSpecRebin upc_brikenV69_wClover.txt 12.10" calcext:value-type="string">
            <text:p>./neueff_from_spec.sh neuspecs/qrpahfspec/In136.mac.root hSpecRebin upc_brikenV69_wClover.txt 12.10</text:p>
          </table:table-cell>
        </table:table-row>
        <table:table-row table:style-name="ro1">
          <table:table-cell/>
          <table:table-cell office:value-type="string" calcext:value-type="string">
            <text:p>qrpa</text:p>
          </table:table-cell>
          <table:table-cell office:value-type="string" calcext:value-type="string">
            <text:p>Sn136</text:p>
          </table:table-cell>
          <table:table-cell office:value-type="string" calcext:value-type="string">
            <text:p>neuspecs/qrpahfspec/Sn136.mac.root</text:p>
          </table:table-cell>
          <table:table-cell office:value-type="string" calcext:value-type="string">
            <text:p>mysim_briken_wClover_noAIDA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2152" calcext:value-type="float">
            <text:p>0.662152</text:p>
          </table:table-cell>
          <table:table-cell office:value-type="float" office:value="0.00162745" calcext:value-type="float">
            <text:p>0.00162745</text:p>
          </table:table-cell>
          <table:table-cell office:value-type="float" office:value="0.664428" calcext:value-type="float">
            <text:p>0.664428</text:p>
          </table:table-cell>
          <table:table-cell office:value-type="float" office:value="0.668784" calcext:value-type="float">
            <text:p>0.668784</text:p>
          </table:table-cell>
          <table:table-cell table:formula="of:=ABS([.L31]-[.K31])/[.L31]*100" office:value-type="float" office:value="0.6513313715639" calcext:value-type="float">
            <text:p>0.6513313716</text:p>
          </table:table-cell>
          <table:table-cell table:formula="of:=ABS([.K31]-[.I31])/[.I31]*100" office:value-type="float" office:value="0.343727724147938" calcext:value-type="float">
            <text:p>0.3437277241</text:p>
          </table:table-cell>
          <table:table-cell/>
          <table:table-cell office:value-type="float" office:value="5.416" calcext:value-type="float">
            <text:p>5.416</text:p>
          </table:table-cell>
          <table:table-cell table:formula="of:=&quot;./neueff_from_spec.sh &quot;&amp;[.D31]&amp;&quot; hSpecRebin upc_brikenV69_wClover.txt &quot;&amp;TEXT([.P31];&quot;0.00&quot;)" office:value-type="string" office:string-value="./neueff_from_spec.sh neuspecs/qrpahfspec/Sn136.mac.root hSpecRebin upc_brikenV69_wClover.txt 5.42" calcext:value-type="string">
            <text:p>./neueff_from_spec.sh neuspecs/qrpahfspec/Sn136.mac.root hSpecRebin upc_brikenV69_wClover.txt 5.42</text:p>
          </table:table-cell>
        </table:table-row>
        <table:table-row table:style-name="ro1">
          <table:table-cell/>
          <table:table-cell office:value-type="string" calcext:value-type="string">
            <text:p>qrpa</text:p>
          </table:table-cell>
          <table:table-cell office:value-type="string" calcext:value-type="string">
            <text:p>Sn137</text:p>
          </table:table-cell>
          <table:table-cell office:value-type="string" calcext:value-type="string">
            <text:p>neuspecs/qrpahfspec/Sn137.mac.root</text:p>
          </table:table-cell>
          <table:table-cell office:value-type="string" calcext:value-type="string">
            <text:p>mysim_briken_wClover_noAIDA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1664" calcext:value-type="float">
            <text:p>0.661664</text:p>
          </table:table-cell>
          <table:table-cell office:value-type="float" office:value="0.00162685" calcext:value-type="float">
            <text:p>0.00162685</text:p>
          </table:table-cell>
          <table:table-cell office:value-type="float" office:value="0.662642" calcext:value-type="float">
            <text:p>0.662642</text:p>
          </table:table-cell>
          <table:table-cell office:value-type="float" office:value="0.665816" calcext:value-type="float">
            <text:p>0.665816</text:p>
          </table:table-cell>
          <table:table-cell table:formula="of:=ABS([.L32]-[.K32])/[.L32]*100" office:value-type="float" office:value="0.476708279764982" calcext:value-type="float">
            <text:p>0.4767082798</text:p>
          </table:table-cell>
          <table:table-cell table:formula="of:=ABS([.K32]-[.I32])/[.I32]*100" office:value-type="float" office:value="0.147809159936166" calcext:value-type="float">
            <text:p>0.1478091599</text:p>
          </table:table-cell>
          <table:table-cell/>
          <table:table-cell office:value-type="float" office:value="6.143" calcext:value-type="float">
            <text:p>6.143</text:p>
          </table:table-cell>
          <table:table-cell table:formula="of:=&quot;./neueff_from_spec.sh &quot;&amp;[.D32]&amp;&quot; hSpecRebin upc_brikenV69_wClover.txt &quot;&amp;TEXT([.P32];&quot;0.00&quot;)" office:value-type="string" office:string-value="./neueff_from_spec.sh neuspecs/qrpahfspec/Sn137.mac.root hSpecRebin upc_brikenV69_wClover.txt 6.14" calcext:value-type="string">
            <text:p>./neueff_from_spec.sh neuspecs/qrpahfspec/Sn137.mac.root hSpecRebin upc_brikenV69_wClover.txt 6.14</text:p>
          </table:table-cell>
        </table:table-row>
        <table:table-row table:style-name="ro1">
          <table:table-cell/>
          <table:table-cell office:value-type="string" calcext:value-type="string">
            <text:p>minato</text:p>
          </table:table-cell>
          <table:table-cell office:value-type="string" calcext:value-type="string">
            <text:p>Ag129</text:p>
          </table:table-cell>
          <table:table-cell office:value-type="string" calcext:value-type="string">
            <text:p>neuspecs/minatospec/Ag129.mac.root</text:p>
          </table:table-cell>
          <table:table-cell office:value-type="string" calcext:value-type="string">
            <text:p>mysim_briken_wClover_noAIDA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8832" calcext:value-type="float">
            <text:p>0.648832</text:p>
          </table:table-cell>
          <table:table-cell office:value-type="float" office:value="0.001611" calcext:value-type="float">
            <text:p>0.001611</text:p>
          </table:table-cell>
          <table:table-cell office:value-type="float" office:value="0.649549" calcext:value-type="float">
            <text:p>0.649549</text:p>
          </table:table-cell>
          <table:table-cell office:value-type="float" office:value="0.651039" calcext:value-type="float">
            <text:p>0.651039</text:p>
          </table:table-cell>
          <table:table-cell table:formula="of:=ABS([.L33]-[.K33])/[.L33]*100" office:value-type="float" office:value="0.228864937430782" calcext:value-type="float">
            <text:p>0.2288649374</text:p>
          </table:table-cell>
          <table:table-cell table:formula="of:=ABS([.K33]-[.I33])/[.I33]*100" office:value-type="float" office:value="0.110506263562828" calcext:value-type="float">
            <text:p>0.1105062636</text:p>
          </table:table-cell>
          <table:table-cell/>
          <table:table-cell office:value-type="float" office:value="6.615" calcext:value-type="float">
            <text:p>6.615</text:p>
          </table:table-cell>
          <table:table-cell table:formula="of:=&quot;./neueff_from_spec.sh &quot;&amp;[.D33]&amp;&quot; hSpecRebin upc_brikenV69_wClover.txt &quot;&amp;TEXT([.P33];&quot;0.00&quot;)" office:value-type="string" office:string-value="./neueff_from_spec.sh neuspecs/minatospec/Ag129.mac.root hSpecRebin upc_brikenV69_wClover.txt 6.62" calcext:value-type="string">
            <text:p>./neueff_from_spec.sh neuspecs/minatospec/Ag129.mac.root hSpecRebin upc_brikenV69_wClover.txt 6.62</text:p>
          </table:table-cell>
        </table:table-row>
        <table:table-row table:style-name="ro1">
          <table:table-cell/>
          <table:table-cell office:value-type="string" calcext:value-type="string">
            <text:p>minato</text:p>
          </table:table-cell>
          <table:table-cell office:value-type="string" calcext:value-type="string">
            <text:p>Ag130</text:p>
          </table:table-cell>
          <table:table-cell office:value-type="string" calcext:value-type="string">
            <text:p>neuspecs/minatospec/Ag130.mac.root</text:p>
          </table:table-cell>
          <table:table-cell office:value-type="string" calcext:value-type="string">
            <text:p>mysim_briken_wClover_noAIDA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7876" calcext:value-type="float">
            <text:p>0.647876</text:p>
          </table:table-cell>
          <table:table-cell office:value-type="float" office:value="0.00160981" calcext:value-type="float">
            <text:p>0.00160981</text:p>
          </table:table-cell>
          <table:table-cell office:value-type="float" office:value="0.650085" calcext:value-type="float">
            <text:p>0.650085</text:p>
          </table:table-cell>
          <table:table-cell office:value-type="float" office:value="0.651097" calcext:value-type="float">
            <text:p>0.651097</text:p>
          </table:table-cell>
          <table:table-cell table:formula="of:=ABS([.L34]-[.K34])/[.L34]*100" office:value-type="float" office:value="0.155429989694301" calcext:value-type="float">
            <text:p>0.1554299897</text:p>
          </table:table-cell>
          <table:table-cell table:formula="of:=ABS([.K34]-[.I34])/[.I34]*100" office:value-type="float" office:value="0.340960307219285" calcext:value-type="float">
            <text:p>0.3409603072</text:p>
          </table:table-cell>
          <table:table-cell/>
          <table:table-cell office:value-type="float" office:value="8.945" calcext:value-type="float">
            <text:p>8.945</text:p>
          </table:table-cell>
          <table:table-cell table:formula="of:=&quot;./neueff_from_spec.sh &quot;&amp;[.D34]&amp;&quot; hSpecRebin upc_brikenV69_wClover.txt &quot;&amp;TEXT([.P34];&quot;0.00&quot;)" office:value-type="string" office:string-value="./neueff_from_spec.sh neuspecs/minatospec/Ag130.mac.root hSpecRebin upc_brikenV69_wClover.txt 8.95" calcext:value-type="string">
            <text:p>./neueff_from_spec.sh neuspecs/minatospec/Ag130.mac.root hSpecRebin upc_brikenV69_wClover.txt 8.95</text:p>
          </table:table-cell>
        </table:table-row>
        <table:table-row table:style-name="ro1">
          <table:table-cell/>
          <table:table-cell office:value-type="string" calcext:value-type="string">
            <text:p>minato</text:p>
          </table:table-cell>
          <table:table-cell office:value-type="string" calcext:value-type="string">
            <text:p>Cd131</text:p>
          </table:table-cell>
          <table:table-cell office:value-type="string" calcext:value-type="string">
            <text:p>neuspecs/minatospec/Cd131.mac.root</text:p>
          </table:table-cell>
          <table:table-cell office:value-type="string" calcext:value-type="string">
            <text:p>mysim_briken_wClover_noAIDA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50312" calcext:value-type="float">
            <text:p>0.650312</text:p>
          </table:table-cell>
          <table:table-cell office:value-type="float" office:value="0.00161284" calcext:value-type="float">
            <text:p>0.00161284</text:p>
          </table:table-cell>
          <table:table-cell office:value-type="float" office:value="0.650432" calcext:value-type="float">
            <text:p>0.650432</text:p>
          </table:table-cell>
          <table:table-cell office:value-type="float" office:value="0.651107" calcext:value-type="float">
            <text:p>0.651107</text:p>
          </table:table-cell>
          <table:table-cell table:formula="of:=ABS([.L35]-[.K35])/[.L35]*100" office:value-type="float" office:value="0.103669596548644" calcext:value-type="float">
            <text:p>0.1036695965</text:p>
          </table:table-cell>
          <table:table-cell table:formula="of:=ABS([.K35]-[.I35])/[.I35]*100" office:value-type="float" office:value="0.018452681174576" calcext:value-type="float">
            <text:p>0.0184526812</text:p>
          </table:table-cell>
          <table:table-cell/>
          <table:table-cell office:value-type="float" office:value="6.44" calcext:value-type="float">
            <text:p>6.44</text:p>
          </table:table-cell>
          <table:table-cell table:formula="of:=&quot;./neueff_from_spec.sh &quot;&amp;[.D35]&amp;&quot; hSpecRebin upc_brikenV69_wClover.txt &quot;&amp;TEXT([.P35];&quot;0.00&quot;)" office:value-type="string" office:string-value="./neueff_from_spec.sh neuspecs/minatospec/Cd131.mac.root hSpecRebin upc_brikenV69_wClover.txt 6.44" calcext:value-type="string">
            <text:p>./neueff_from_spec.sh neuspecs/minatospec/Cd131.mac.root hSpecRebin upc_brikenV69_wClover.txt 6.44</text:p>
          </table:table-cell>
        </table:table-row>
        <table:table-row table:style-name="ro1">
          <table:table-cell/>
          <table:table-cell office:value-type="string" calcext:value-type="string">
            <text:p>minato</text:p>
          </table:table-cell>
          <table:table-cell office:value-type="string" calcext:value-type="string">
            <text:p>Cd132</text:p>
          </table:table-cell>
          <table:table-cell office:value-type="string" calcext:value-type="string">
            <text:p>neuspecs/minatospec/Cd132.mac.root</text:p>
          </table:table-cell>
          <table:table-cell office:value-type="string" calcext:value-type="string">
            <text:p>mysim_briken_wClover_noAIDA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9996" calcext:value-type="float">
            <text:p>0.639996</text:p>
          </table:table-cell>
          <table:table-cell office:value-type="float" office:value="0.00159999" calcext:value-type="float">
            <text:p>0.00159999</text:p>
          </table:table-cell>
          <table:table-cell office:value-type="float" office:value="0.640219" calcext:value-type="float">
            <text:p>0.640219</text:p>
          </table:table-cell>
          <table:table-cell office:value-type="float" office:value="0.641505" calcext:value-type="float">
            <text:p>0.641505</text:p>
          </table:table-cell>
          <table:table-cell table:formula="of:=ABS([.L36]-[.K36])/[.L36]*100" office:value-type="float" office:value="0.20046609145681" calcext:value-type="float">
            <text:p>0.2004660915</text:p>
          </table:table-cell>
          <table:table-cell table:formula="of:=ABS([.K36]-[.I36])/[.I36]*100" office:value-type="float" office:value="0.0348439677747944" calcext:value-type="float">
            <text:p>0.0348439678</text:p>
          </table:table-cell>
          <table:table-cell/>
          <table:table-cell office:value-type="float" office:value="9.11" calcext:value-type="float">
            <text:p>9.11</text:p>
          </table:table-cell>
          <table:table-cell table:formula="of:=&quot;./neueff_from_spec.sh &quot;&amp;[.D36]&amp;&quot; hSpecRebin upc_brikenV69_wClover.txt &quot;&amp;TEXT([.P36];&quot;0.00&quot;)" office:value-type="string" office:string-value="./neueff_from_spec.sh neuspecs/minatospec/Cd132.mac.root hSpecRebin upc_brikenV69_wClover.txt 9.11" calcext:value-type="string">
            <text:p>./neueff_from_spec.sh neuspecs/minatospec/Cd132.mac.root hSpecRebin upc_brikenV69_wClover.txt 9.11</text:p>
          </table:table-cell>
        </table:table-row>
        <table:table-row table:style-name="ro1">
          <table:table-cell/>
          <table:table-cell office:value-type="string" calcext:value-type="string">
            <text:p>minato</text:p>
          </table:table-cell>
          <table:table-cell office:value-type="string" calcext:value-type="string">
            <text:p>In133</text:p>
          </table:table-cell>
          <table:table-cell office:value-type="string" calcext:value-type="string">
            <text:p>neuspecs/minatospec/In133.mac.root</text:p>
          </table:table-cell>
          <table:table-cell office:value-type="string" calcext:value-type="string">
            <text:p>mysim_briken_wClover_noAIDA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7388" calcext:value-type="float">
            <text:p>0.627388</text:p>
          </table:table-cell>
          <table:table-cell office:value-type="float" office:value="0.00158416" calcext:value-type="float">
            <text:p>0.00158416</text:p>
          </table:table-cell>
          <table:table-cell office:value-type="float" office:value="0.626469" calcext:value-type="float">
            <text:p>0.626469</text:p>
          </table:table-cell>
          <table:table-cell office:value-type="float" office:value="0.625634" calcext:value-type="float">
            <text:p>0.625634</text:p>
          </table:table-cell>
          <table:table-cell table:formula="of:=ABS([.L37]-[.K37])/[.L37]*100" office:value-type="float" office:value="0.133464613496057" calcext:value-type="float">
            <text:p>0.1334646135</text:p>
          </table:table-cell>
          <table:table-cell table:formula="of:=ABS([.K37]-[.I37])/[.I37]*100" office:value-type="float" office:value="0.14648032796292" calcext:value-type="float">
            <text:p>0.146480328</text:p>
          </table:table-cell>
          <table:table-cell/>
          <table:table-cell office:value-type="float" office:value="10.715" calcext:value-type="float">
            <text:p>10.715</text:p>
          </table:table-cell>
          <table:table-cell table:formula="of:=&quot;./neueff_from_spec.sh &quot;&amp;[.D37]&amp;&quot; hSpecRebin upc_brikenV69_wClover.txt &quot;&amp;TEXT([.P37];&quot;0.00&quot;)" office:value-type="string" office:string-value="./neueff_from_spec.sh neuspecs/minatospec/In133.mac.root hSpecRebin upc_brikenV69_wClover.txt 10.72" calcext:value-type="string">
            <text:p>./neueff_from_spec.sh neuspecs/minatospec/In133.mac.root hSpecRebin upc_brikenV69_wClover.txt 10.72</text:p>
          </table:table-cell>
        </table:table-row>
        <table:table-row table:style-name="ro1">
          <table:table-cell/>
          <table:table-cell office:value-type="string" calcext:value-type="string">
            <text:p>minato</text:p>
          </table:table-cell>
          <table:table-cell office:value-type="string" calcext:value-type="string">
            <text:p>In134</text:p>
          </table:table-cell>
          <table:table-cell office:value-type="string" calcext:value-type="string">
            <text:p>neuspecs/minatospec/In134.mac.root</text:p>
          </table:table-cell>
          <table:table-cell office:value-type="string" calcext:value-type="string">
            <text:p>mysim_briken_wClover_noAIDA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4548" calcext:value-type="float">
            <text:p>0.624548</text:p>
          </table:table-cell>
          <table:table-cell office:value-type="float" office:value="0.00158057" calcext:value-type="float">
            <text:p>0.00158057</text:p>
          </table:table-cell>
          <table:table-cell office:value-type="float" office:value="0.624916" calcext:value-type="float">
            <text:p>0.624916</text:p>
          </table:table-cell>
          <table:table-cell office:value-type="float" office:value="0.623255" calcext:value-type="float">
            <text:p>0.623255</text:p>
          </table:table-cell>
          <table:table-cell table:formula="of:=ABS([.L38]-[.K38])/[.L38]*100" office:value-type="float" office:value="0.26650407938966" calcext:value-type="float">
            <text:p>0.2665040794</text:p>
          </table:table-cell>
          <table:table-cell table:formula="of:=ABS([.K38]-[.I38])/[.I38]*100" office:value-type="float" office:value="0.0589226128336069" calcext:value-type="float">
            <text:p>0.0589226128</text:p>
          </table:table-cell>
          <table:table-cell/>
          <table:table-cell office:value-type="float" office:value="10.752" calcext:value-type="float">
            <text:p>10.752</text:p>
          </table:table-cell>
          <table:table-cell table:formula="of:=&quot;./neueff_from_spec.sh &quot;&amp;[.D38]&amp;&quot; hSpecRebin upc_brikenV69_wClover.txt &quot;&amp;TEXT([.P38];&quot;0.00&quot;)" office:value-type="string" office:string-value="./neueff_from_spec.sh neuspecs/minatospec/In134.mac.root hSpecRebin upc_brikenV69_wClover.txt 10.75" calcext:value-type="string">
            <text:p>./neueff_from_spec.sh neuspecs/minatospec/In134.mac.root hSpecRebin upc_brikenV69_wClover.txt 10.75</text:p>
          </table:table-cell>
        </table:table-row>
        <table:table-row table:style-name="ro1">
          <table:table-cell/>
          <table:table-cell office:value-type="string" calcext:value-type="string">
            <text:p>minato</text:p>
          </table:table-cell>
          <table:table-cell office:value-type="string" calcext:value-type="string">
            <text:p>In135</text:p>
          </table:table-cell>
          <table:table-cell office:value-type="string" calcext:value-type="string">
            <text:p>neuspecs/minatospec/In135.mac.root</text:p>
          </table:table-cell>
          <table:table-cell office:value-type="string" calcext:value-type="string">
            <text:p>mysim_briken_wClover_noAIDA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956" calcext:value-type="float">
            <text:p>0.64956</text:p>
          </table:table-cell>
          <table:table-cell office:value-type="float" office:value="0.00161191" calcext:value-type="float">
            <text:p>0.00161191</text:p>
          </table:table-cell>
          <table:table-cell office:value-type="float" office:value="0.651839" calcext:value-type="float">
            <text:p>0.651839</text:p>
          </table:table-cell>
          <table:table-cell office:value-type="float" office:value="0.653261" calcext:value-type="float">
            <text:p>0.653261</text:p>
          </table:table-cell>
          <table:table-cell table:formula="of:=ABS([.L39]-[.K39])/[.L39]*100" office:value-type="float" office:value="0.217677161195913" calcext:value-type="float">
            <text:p>0.2176771612</text:p>
          </table:table-cell>
          <table:table-cell table:formula="of:=ABS([.K39]-[.I39])/[.I39]*100" office:value-type="float" office:value="0.350852885029854" calcext:value-type="float">
            <text:p>0.350852885</text:p>
          </table:table-cell>
          <table:table-cell/>
          <table:table-cell office:value-type="float" office:value="11.053" calcext:value-type="float">
            <text:p>11.053</text:p>
          </table:table-cell>
          <table:table-cell table:formula="of:=&quot;./neueff_from_spec.sh &quot;&amp;[.D39]&amp;&quot; hSpecRebin upc_brikenV69_wClover.txt &quot;&amp;TEXT([.P39];&quot;0.00&quot;)" office:value-type="string" office:string-value="./neueff_from_spec.sh neuspecs/minatospec/In135.mac.root hSpecRebin upc_brikenV69_wClover.txt 11.05" calcext:value-type="string">
            <text:p>./neueff_from_spec.sh neuspecs/minatospec/In135.mac.root hSpecRebin upc_brikenV69_wClover.txt 11.05</text:p>
          </table:table-cell>
        </table:table-row>
        <table:table-row table:style-name="ro1">
          <table:table-cell table:number-columns-repeated="12"/>
          <table:table-cell table:style-name="ce1" table:formula="of:=MAX([.M21:.M39])" office:value-type="float" office:value="0.844346274692183" calcext:value-type="float">
            <text:p>0.8443462747</text:p>
          </table:table-cell>
          <table:table-cell table:style-name="ce1" table:formula="of:=MAX([.N21:.N39])" office:value-type="float" office:value="0.350852885029854" calcext:value-type="float">
            <text:p>0.350852885</text:p>
          </table:table-cell>
          <table:table-cell table:number-columns-repeated="3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neuspecs/qrpahfspec/Ag129.mac.root</text:p>
          </table:table-cell>
          <table:table-cell office:value-type="string" calcext:value-type="string">
            <text:p>mysim_briken_wClover_noAIDA.txt</text:p>
          </table:table-cell>
          <table:table-cell office:value-type="float" office:value="0.665794" calcext:value-type="float">
            <text:p>0.665794</text:p>
          </table:table-cell>
          <table:table-cell office:value-type="float" office:value="0.668023" calcext:value-type="float">
            <text:p>0.66802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euspecs/qrpahfspec/Ag130.mac.root</text:p>
          </table:table-cell>
          <table:table-cell office:value-type="string" calcext:value-type="string">
            <text:p>mysim_briken_wClover_noAIDA.txt</text:p>
          </table:table-cell>
          <table:table-cell office:value-type="float" office:value="0.663037" calcext:value-type="float">
            <text:p>0.663037</text:p>
          </table:table-cell>
          <table:table-cell office:value-type="float" office:value="0.668683" calcext:value-type="float">
            <text:p>0.66868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euspecs/qrpahfspec/Cd131.mac.root</text:p>
          </table:table-cell>
          <table:table-cell office:value-type="string" calcext:value-type="string">
            <text:p>mysim_briken_wClover_noAIDA.txt</text:p>
          </table:table-cell>
          <table:table-cell office:value-type="float" office:value="0.668139" calcext:value-type="float">
            <text:p>0.668139</text:p>
          </table:table-cell>
          <table:table-cell office:value-type="float" office:value="0.67097" calcext:value-type="float">
            <text:p>0.6709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euspecs/qrpahfspec/Cd132.mac.root</text:p>
          </table:table-cell>
          <table:table-cell office:value-type="string" calcext:value-type="string">
            <text:p>mysim_briken_wClover_noAIDA.txt</text:p>
          </table:table-cell>
          <table:table-cell office:value-type="float" office:value="0.652068" calcext:value-type="float">
            <text:p>0.652068</text:p>
          </table:table-cell>
          <table:table-cell office:value-type="float" office:value="0.654193" calcext:value-type="float">
            <text:p>0.65419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euspecs/qrpahfspec/In131.mac.root</text:p>
          </table:table-cell>
          <table:table-cell office:value-type="string" calcext:value-type="string">
            <text:p>mysim_briken_wClover_noAIDA.txt</text:p>
          </table:table-cell>
          <table:table-cell office:value-type="float" office:value="0.666898" calcext:value-type="float">
            <text:p>0.666898</text:p>
          </table:table-cell>
          <table:table-cell office:value-type="float" office:value="0.668326" calcext:value-type="float">
            <text:p>0.66832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euspecs/qrpahfspec/In132.mac.root</text:p>
          </table:table-cell>
          <table:table-cell office:value-type="string" calcext:value-type="string">
            <text:p>mysim_briken_wClover_noAIDA.txt</text:p>
          </table:table-cell>
          <table:table-cell office:value-type="float" office:value="0.660271" calcext:value-type="float">
            <text:p>0.660271</text:p>
          </table:table-cell>
          <table:table-cell office:value-type="float" office:value="0.663307" calcext:value-type="float">
            <text:p>0.66330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euspecs/qrpahfspec/In133.mac.root</text:p>
          </table:table-cell>
          <table:table-cell office:value-type="string" calcext:value-type="string">
            <text:p>mysim_briken_wClover_noAIDA.txt</text:p>
          </table:table-cell>
          <table:table-cell office:value-type="float" office:value="0.621283" calcext:value-type="float">
            <text:p>0.621283</text:p>
          </table:table-cell>
          <table:table-cell office:value-type="float" office:value="0.619527" calcext:value-type="float">
            <text:p>0.61952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euspecs/qrpahfspec/In134.mac.root</text:p>
          </table:table-cell>
          <table:table-cell office:value-type="string" calcext:value-type="string">
            <text:p>mysim_briken_wClover_noAIDA.txt</text:p>
          </table:table-cell>
          <table:table-cell office:value-type="float" office:value="0.644949" calcext:value-type="float">
            <text:p>0.644949</text:p>
          </table:table-cell>
          <table:table-cell office:value-type="float" office:value="0.646449" calcext:value-type="float">
            <text:p>0.64644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euspecs/qrpahfspec/In135.mac.root</text:p>
          </table:table-cell>
          <table:table-cell office:value-type="string" calcext:value-type="string">
            <text:p>mysim_briken_wClover_noAIDA.txt</text:p>
          </table:table-cell>
          <table:table-cell office:value-type="float" office:value="0.646643" calcext:value-type="float">
            <text:p>0.646643</text:p>
          </table:table-cell>
          <table:table-cell office:value-type="float" office:value="0.647863" calcext:value-type="float">
            <text:p>0.64786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euspecs/qrpahfspec/In136.mac.root</text:p>
          </table:table-cell>
          <table:table-cell office:value-type="string" calcext:value-type="string">
            <text:p>mysim_briken_wClover_noAIDA.txt</text:p>
          </table:table-cell>
          <table:table-cell office:value-type="float" office:value="0.653084" calcext:value-type="float">
            <text:p>0.653084</text:p>
          </table:table-cell>
          <table:table-cell office:value-type="float" office:value="0.655564" calcext:value-type="float">
            <text:p>0.65556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euspecs/qrpahfspec/Sn136.mac.root</text:p>
          </table:table-cell>
          <table:table-cell office:value-type="string" calcext:value-type="string">
            <text:p>mysim_briken_wClover_noAIDA.txt</text:p>
          </table:table-cell>
          <table:table-cell office:value-type="float" office:value="0.664428" calcext:value-type="float">
            <text:p>0.664428</text:p>
          </table:table-cell>
          <table:table-cell office:value-type="float" office:value="0.668784" calcext:value-type="float">
            <text:p>0.66878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euspecs/qrpahfspec/Sn137.mac.root</text:p>
          </table:table-cell>
          <table:table-cell office:value-type="string" calcext:value-type="string">
            <text:p>mysim_briken_wClover_noAIDA.txt</text:p>
          </table:table-cell>
          <table:table-cell office:value-type="float" office:value="0.662642" calcext:value-type="float">
            <text:p>0.662642</text:p>
          </table:table-cell>
          <table:table-cell office:value-type="float" office:value="0.665816" calcext:value-type="float">
            <text:p>0.66581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euspecs/minatospec/Ag129.mac.root</text:p>
          </table:table-cell>
          <table:table-cell office:value-type="string" calcext:value-type="string">
            <text:p>mysim_briken_wClover_noAIDA.txt</text:p>
          </table:table-cell>
          <table:table-cell office:value-type="float" office:value="0.649549" calcext:value-type="float">
            <text:p>0.649549</text:p>
          </table:table-cell>
          <table:table-cell office:value-type="float" office:value="0.651039" calcext:value-type="float">
            <text:p>0.65103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euspecs/minatospec/Ag130.mac.root</text:p>
          </table:table-cell>
          <table:table-cell office:value-type="string" calcext:value-type="string">
            <text:p>mysim_briken_wClover_noAIDA.txt</text:p>
          </table:table-cell>
          <table:table-cell office:value-type="float" office:value="0.650085" calcext:value-type="float">
            <text:p>0.650085</text:p>
          </table:table-cell>
          <table:table-cell office:value-type="float" office:value="0.651097" calcext:value-type="float">
            <text:p>0.65109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euspecs/minatospec/Cd131.mac.root</text:p>
          </table:table-cell>
          <table:table-cell office:value-type="string" calcext:value-type="string">
            <text:p>mysim_briken_wClover_noAIDA.txt</text:p>
          </table:table-cell>
          <table:table-cell office:value-type="float" office:value="0.650432" calcext:value-type="float">
            <text:p>0.650432</text:p>
          </table:table-cell>
          <table:table-cell office:value-type="float" office:value="0.651107" calcext:value-type="float">
            <text:p>0.65110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euspecs/minatospec/Cd132.mac.root</text:p>
          </table:table-cell>
          <table:table-cell office:value-type="string" calcext:value-type="string">
            <text:p>mysim_briken_wClover_noAIDA.txt</text:p>
          </table:table-cell>
          <table:table-cell office:value-type="float" office:value="0.640219" calcext:value-type="float">
            <text:p>0.640219</text:p>
          </table:table-cell>
          <table:table-cell office:value-type="float" office:value="0.641505" calcext:value-type="float">
            <text:p>0.64150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euspecs/minatospec/In133.mac.root</text:p>
          </table:table-cell>
          <table:table-cell office:value-type="string" calcext:value-type="string">
            <text:p>mysim_briken_wClover_noAIDA.txt</text:p>
          </table:table-cell>
          <table:table-cell office:value-type="float" office:value="0.626469" calcext:value-type="float">
            <text:p>0.626469</text:p>
          </table:table-cell>
          <table:table-cell office:value-type="float" office:value="0.625634" calcext:value-type="float">
            <text:p>0.62563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euspecs/minatospec/In134.mac.root</text:p>
          </table:table-cell>
          <table:table-cell office:value-type="string" calcext:value-type="string">
            <text:p>mysim_briken_wClover_noAIDA.txt</text:p>
          </table:table-cell>
          <table:table-cell office:value-type="float" office:value="0.624916" calcext:value-type="float">
            <text:p>0.624916</text:p>
          </table:table-cell>
          <table:table-cell office:value-type="float" office:value="0.623255" calcext:value-type="float">
            <text:p>0.62325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euspecs/minatospec/In135.mac.root</text:p>
          </table:table-cell>
          <table:table-cell office:value-type="string" calcext:value-type="string">
            <text:p>mysim_briken_wClover_noAIDA.txt</text:p>
          </table:table-cell>
          <table:table-cell office:value-type="float" office:value="0.651839" calcext:value-type="float">
            <text:p>0.651839</text:p>
          </table:table-cell>
          <table:table-cell office:value-type="float" office:value="0.653261" calcext:value-type="float">
            <text:p>0.65326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19:08:29.014587406</meta:creation-date>
    <dc:date>2021-02-24T16:51:16.690893667</dc:date>
    <meta:editing-duration>PT4H56M33S</meta:editing-duration>
    <meta:editing-cycles>7</meta:editing-cycles>
    <meta:generator>LibreOffice/5.0.6.2$Linux_X86_64 LibreOffice_project/00$Build-2</meta:generator>
    <meta:document-statistic meta:table-count="2" meta:cell-count="1685" meta:object-count="0"/>
    <meta:user-defined meta:name="qrichtext">1</meta:user-defined>
  </office:meta>
</office:document-meta>
</file>